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22" style:family="table">
      <style:table-properties style:width="6.925in" table:align="margins"/>
    </style:style>
    <style:style style:name="Table22.A" style:family="table-column">
      <style:table-column-properties style:column-width="0.6792in" style:rel-column-width="6427*"/>
    </style:style>
    <style:style style:name="Table22.B" style:family="table-column">
      <style:table-column-properties style:column-width="0.7583in" style:rel-column-width="7176*"/>
    </style:style>
    <style:style style:name="Table22.C" style:family="table-column">
      <style:table-column-properties style:column-width="5.4875in" style:rel-column-width="5193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75in" style:rel-column-width="7097*"/>
    </style:style>
    <style:style style:name="Table20.B" style:family="table-column">
      <style:table-column-properties style:column-width="0.5951in" style:rel-column-width="5632*"/>
    </style:style>
    <style:style style:name="Table20.C" style:family="table-column">
      <style:table-column-properties style:column-width="5.5799in" style:rel-column-width="52806*"/>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0583in" style:rel-column-width="10015*"/>
    </style:style>
    <style:style style:name="Table23.B" style:family="table-column">
      <style:table-column-properties style:column-width="2.6917in" style:rel-column-width="25472*"/>
    </style:style>
    <style:style style:name="Table23.C" style:family="table-column">
      <style:table-column-properties style:column-width="3.175in" style:rel-column-width="30048*"/>
    </style:style>
    <style:style style:name="Table23.A1" style:family="table-cell">
      <style:table-cell-properties fo:padding="0in" fo:border="none" style:writing-mode="page"/>
    </style:style>
    <style:style style:name="Table23.C2" style:family="table-cell">
      <style:table-cell-properties style:vertical-align="middle" fo:padding="0in" fo:border="none" style:writing-mode="page"/>
    </style:style>
    <style:style style:name="Table16" style:family="table">
      <style:table-properties style:width="6.925in" table:align="margins"/>
    </style:style>
    <style:style style:name="Table16.A" style:family="table-column">
      <style:table-column-properties style:column-width="0.6799in" style:rel-column-width="6433*"/>
    </style:style>
    <style:style style:name="Table16.B" style:family="table-column">
      <style:table-column-properties style:column-width="0.666in" style:rel-column-width="6302*"/>
    </style:style>
    <style:style style:name="Table16.C" style:family="table-column">
      <style:table-column-properties style:column-width="5.5792in" style:rel-column-width="52800*"/>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799in" style:rel-column-width="6433*"/>
    </style:style>
    <style:style style:name="Table18.B" style:family="table-column">
      <style:table-column-properties style:column-width="0.666in" style:rel-column-width="6302*"/>
    </style:style>
    <style:style style:name="Table18.C" style:family="table-column">
      <style:table-column-properties style:column-width="5.5792in" style:rel-column-width="52800*"/>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5625in" style:rel-column-width="24250*"/>
    </style:style>
    <style:style style:name="Table3.B" style:family="table-column">
      <style:table-column-properties style:column-width="0.8993in" style:rel-column-width="8510*"/>
    </style:style>
    <style:style style:name="Table3.C" style:family="table-column">
      <style:table-column-properties style:column-width="1.1549in" style:rel-column-width="10929*"/>
    </style:style>
    <style:style style:name="Table3.D" style:family="table-column">
      <style:table-column-properties style:column-width="1.1535in" style:rel-column-width="10915*"/>
    </style:style>
    <style:style style:name="Table3.E" style:family="table-column">
      <style:table-column-properties style:column-width="1.1549in" style:rel-column-width="10931*"/>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0.3931in" style:rel-column-width="3719*"/>
    </style:style>
    <style:style style:name="Table4.B" style:family="table-column">
      <style:table-column-properties style:column-width="0.8569in" style:rel-column-width="8109*"/>
    </style:style>
    <style:style style:name="Table4.C" style:family="table-column">
      <style:table-column-properties style:column-width="0.75in" style:rel-column-width="7097*"/>
    </style:style>
    <style:style style:name="Table4.D" style:family="table-column">
      <style:table-column-properties style:column-width="0.4938in" style:rel-column-width="4672*"/>
    </style:style>
    <style:style style:name="Table4.E" style:family="table-column">
      <style:table-column-properties style:column-width="1.2563in" style:rel-column-width="11888*"/>
    </style:style>
    <style:style style:name="Table4.F" style:family="table-column">
      <style:table-column-properties style:column-width="3.175in" style:rel-column-width="30050*"/>
    </style:style>
    <style:style style:name="Table4.A1" style:family="table-cell">
      <style:table-cell-properties fo:padding="0in" fo:border="none" style:writing-mode="page"/>
    </style:style>
    <style:style style:name="Table4.A8" style:family="table-cell">
      <style:table-cell-properties style:vertical-align="middle" fo:padding="0in" fo:border="none" style:writing-mode="page"/>
    </style:style>
    <style:style style:name="Table21" style:family="table">
      <style:table-properties style:width="6.925in" table:align="margins"/>
    </style:style>
    <style:style style:name="Table21.A" style:family="table-column">
      <style:table-column-properties style:column-width="0.3931in" style:rel-column-width="3719*"/>
    </style:style>
    <style:style style:name="Table21.B" style:family="table-column">
      <style:table-column-properties style:column-width="0.8569in" style:rel-column-width="8109*"/>
    </style:style>
    <style:style style:name="Table21.C" style:family="table-column">
      <style:table-column-properties style:column-width="0.75in" style:rel-column-width="7097*"/>
    </style:style>
    <style:style style:name="Table21.D" style:family="table-column">
      <style:table-column-properties style:column-width="0.4938in" style:rel-column-width="4672*"/>
    </style:style>
    <style:style style:name="Table21.E" style:family="table-column">
      <style:table-column-properties style:column-width="1.2563in" style:rel-column-width="11888*"/>
    </style:style>
    <style:style style:name="Table21.F" style:family="table-column">
      <style:table-column-properties style:column-width="3.175in" style:rel-column-width="30050*"/>
    </style:style>
    <style:style style:name="Table21.A1" style:family="table-cell">
      <style:table-cell-properties fo:padding="0in" fo:border="none" style:writing-mode="page"/>
    </style:style>
    <style:style style:name="Table21.A2" style:family="table-cell">
      <style:table-cell-properties style:vertical-align="middle" fo:padding="0in" fo:border="none" style:writing-mode="page"/>
    </style:style>
    <style:style style:name="P1" style:family="paragraph" style:parent-style-name="Header">
      <style:paragraph-properties fo:text-align="center" style:justify-single-word="false"/>
      <style:text-properties style:font-name="Liberation Sans" fo:font-size="14pt" officeooo:rsid="001dc1fc" officeooo:paragraph-rsid="001dc1fc" style:font-size-asian="12.25pt" style:font-size-complex="14pt"/>
    </style:style>
    <style:style style:name="P2" style:family="paragraph" style:parent-style-name="Footer">
      <style:paragraph-properties fo:text-align="center" style:justify-single-word="false"/>
      <style:text-properties style:font-name="Liberation Sans" fo:font-size="11pt" officeooo:rsid="001ece1a" officeooo:paragraph-rsid="001ece1a" style:font-size-asian="9.60000038146973pt" style:font-size-complex="11pt"/>
    </style:style>
    <style:style style:name="P3" style:family="paragraph" style:parent-style-name="Standard">
      <style:text-properties style:font-name="Liberation Sans" officeooo:rsid="00fe052c" officeooo:paragraph-rsid="00fe052c"/>
    </style:style>
    <style:style style:name="P4" style:family="paragraph" style:parent-style-name="Standard">
      <style:text-properties style:font-name="Liberation Sans" officeooo:rsid="01002b94" officeooo:paragraph-rsid="01004630"/>
    </style:style>
    <style:style style:name="P5" style:family="paragraph" style:parent-style-name="Standard">
      <style:text-properties style:font-name="Liberation Sans" officeooo:rsid="011018d7" officeooo:paragraph-rsid="013d1bfa"/>
    </style:style>
    <style:style style:name="P6" style:family="paragraph" style:parent-style-name="Standard">
      <style:paragraph-properties fo:text-align="center" style:justify-single-word="false"/>
      <style:text-properties style:font-name="Liberation Sans" fo:font-size="10pt" officeooo:rsid="01a669fd" officeooo:paragraph-rsid="01a669fd" style:font-size-asian="10pt" style:font-size-complex="10pt"/>
    </style:style>
    <style:style style:name="P7" style:family="paragraph" style:parent-style-name="Standard">
      <style:text-properties style:font-name="Liberation Sans" officeooo:rsid="00200344" officeooo:paragraph-rsid="00200344"/>
    </style:style>
    <style:style style:name="P8" style:family="paragraph" style:parent-style-name="Standard">
      <style:text-properties style:font-name="Liberation Mono"/>
    </style:style>
    <style:style style:name="P9" style:family="paragraph" style:parent-style-name="Standard">
      <style:text-properties style:font-name="Liberation Mono" officeooo:rsid="010e2cda" officeooo:paragraph-rsid="010e2cda"/>
    </style:style>
    <style:style style:name="P10" style:family="paragraph" style:parent-style-name="Standard">
      <style:text-properties style:font-name="Liberation Mono" fo:font-size="10pt" officeooo:rsid="0154e754" officeooo:paragraph-rsid="0154e754" style:font-size-asian="10pt" style:font-size-complex="10pt"/>
    </style:style>
    <style:style style:name="P11" style:family="paragraph" style:parent-style-name="Standard">
      <style:text-properties style:font-name="Liberation Mono" fo:font-size="10pt" officeooo:rsid="01566cbf" officeooo:paragraph-rsid="01566cbf" style:font-size-asian="10pt" style:font-size-complex="10pt"/>
    </style:style>
    <style:style style:name="P12" style:family="paragraph" style:parent-style-name="Standard">
      <style:text-properties style:font-name="Liberation Mono" officeooo:rsid="0154aad1" officeooo:paragraph-rsid="0154aad1"/>
    </style:style>
    <style:style style:name="P13" style:family="paragraph" style:parent-style-name="Standard">
      <style:text-properties style:font-name="Liberation Mono" officeooo:rsid="0154aad1" officeooo:paragraph-rsid="0154e754"/>
    </style:style>
    <style:style style:name="P14" style:family="paragraph" style:parent-style-name="Standard">
      <style:text-properties style:font-name="Liberation Mono" officeooo:rsid="01aa7967" officeooo:paragraph-rsid="01f0b783"/>
    </style:style>
    <style:style style:name="P15" style:family="paragraph" style:parent-style-name="Standard">
      <style:text-properties officeooo:paragraph-rsid="010e2cda"/>
    </style:style>
    <style:style style:name="P16" style:family="paragraph" style:parent-style-name="Standard">
      <style:text-properties officeooo:paragraph-rsid="01f0b783"/>
    </style:style>
    <style:style style:name="P17" style:family="paragraph" style:parent-style-name="Text_20_body">
      <style:text-properties style:font-name="Liberation Sans" officeooo:rsid="0021b4e3" officeooo:paragraph-rsid="0021b4e3"/>
    </style:style>
    <style:style style:name="P18" style:family="paragraph" style:parent-style-name="Text_20_body">
      <style:text-properties style:font-name="Liberation Sans" officeooo:rsid="0024425a" officeooo:paragraph-rsid="0024425a"/>
    </style:style>
    <style:style style:name="P19" style:family="paragraph" style:parent-style-name="Text_20_body">
      <style:text-properties style:font-name="Liberation Sans" officeooo:rsid="002462a8" officeooo:paragraph-rsid="002462a8"/>
    </style:style>
    <style:style style:name="P20" style:family="paragraph" style:parent-style-name="Text_20_body">
      <style:text-properties style:font-name="Liberation Sans" officeooo:rsid="0025b25b" officeooo:paragraph-rsid="00269aab"/>
    </style:style>
    <style:style style:name="P21" style:family="paragraph" style:parent-style-name="Text_20_body">
      <style:text-properties style:font-name="Liberation Sans" officeooo:rsid="001abbba" officeooo:paragraph-rsid="00295c29"/>
    </style:style>
    <style:style style:name="P22" style:family="paragraph" style:parent-style-name="Text_20_body">
      <style:text-properties style:font-name="Liberation Sans" officeooo:rsid="003b593c" officeooo:paragraph-rsid="003b593c"/>
    </style:style>
    <style:style style:name="P23" style:family="paragraph" style:parent-style-name="Text_20_body">
      <style:text-properties style:font-name="Liberation Sans" fo:font-weight="bold" style:font-weight-asian="bold" style:font-weight-complex="bold"/>
    </style:style>
    <style:style style:name="P24" style:family="paragraph" style:parent-style-name="Text_20_body">
      <style:text-properties style:font-name="Liberation Sans" fo:font-weight="bold" officeooo:paragraph-rsid="0024425a" style:font-weight-asian="bold" style:font-weight-complex="bold"/>
    </style:style>
    <style:style style:name="P25" style:family="paragraph" style:parent-style-name="Text_20_body">
      <style:text-properties style:font-name="Liberation Sans" fo:font-weight="bold" officeooo:paragraph-rsid="01f0b783" style:font-weight-asian="bold" style:font-weight-complex="bold"/>
    </style:style>
    <style:style style:name="P26" style:family="paragraph" style:parent-style-name="Text_20_body">
      <style:text-properties style:font-name="Liberation Sans" fo:font-size="11pt" officeooo:rsid="00838333" officeooo:paragraph-rsid="008d3aec" style:font-size-asian="11pt" style:font-size-complex="11pt"/>
    </style:style>
    <style:style style:name="P27" style:family="paragraph" style:parent-style-name="Text_20_body">
      <style:text-properties style:font-name="Liberation Sans" officeooo:rsid="00ae9806" officeooo:paragraph-rsid="00ae9806"/>
    </style:style>
    <style:style style:name="P28" style:family="paragraph" style:parent-style-name="Text_20_body">
      <style:text-properties style:font-name="Liberation Sans" officeooo:rsid="00b00b25" officeooo:paragraph-rsid="00b00b25"/>
    </style:style>
    <style:style style:name="P29" style:family="paragraph" style:parent-style-name="Text_20_body">
      <style:text-properties style:font-name="Liberation Sans" officeooo:rsid="00b104f3" officeooo:paragraph-rsid="00b104f3"/>
    </style:style>
    <style:style style:name="P30" style:family="paragraph" style:parent-style-name="Text_20_body">
      <style:text-properties style:font-name="Liberation Sans" officeooo:rsid="00b6aea9" officeooo:paragraph-rsid="00b6aea9"/>
    </style:style>
    <style:style style:name="P31" style:family="paragraph" style:parent-style-name="Text_20_body">
      <style:text-properties style:font-name="Liberation Sans" officeooo:rsid="00b7a05b" officeooo:paragraph-rsid="00b7a05b"/>
    </style:style>
    <style:style style:name="P32" style:family="paragraph" style:parent-style-name="Text_20_body">
      <style:text-properties style:font-name="Liberation Sans" officeooo:rsid="00bfa709" officeooo:paragraph-rsid="00bfa709"/>
    </style:style>
    <style:style style:name="P33" style:family="paragraph" style:parent-style-name="Text_20_body">
      <style:text-properties style:font-name="Liberation Sans" officeooo:rsid="00c402bf" officeooo:paragraph-rsid="00c402bf"/>
    </style:style>
    <style:style style:name="P34" style:family="paragraph" style:parent-style-name="Text_20_body">
      <style:text-properties style:font-name="Liberation Sans" fo:font-style="normal" officeooo:rsid="00de2dda" officeooo:paragraph-rsid="00de2dda" style:font-style-asian="normal" style:font-style-complex="normal"/>
    </style:style>
    <style:style style:name="P35" style:family="paragraph" style:parent-style-name="Text_20_body">
      <style:text-properties style:font-name="Liberation Sans" fo:font-style="normal" officeooo:rsid="00e72a99" officeooo:paragraph-rsid="00e72a99" style:font-style-asian="normal" style:font-style-complex="normal"/>
    </style:style>
    <style:style style:name="P36" style:family="paragraph" style:parent-style-name="Text_20_body">
      <style:text-properties style:font-name="Liberation Sans" fo:font-style="normal" officeooo:rsid="0121c22f" officeooo:paragraph-rsid="0121c22f" style:font-style-asian="normal" style:font-style-complex="normal"/>
    </style:style>
    <style:style style:name="P37" style:family="paragraph" style:parent-style-name="Text_20_body">
      <style:text-properties style:font-name="Liberation Sans" fo:font-style="normal" officeooo:rsid="00cc70aa" officeooo:paragraph-rsid="00cc70aa" style:font-style-asian="normal" style:font-style-complex="normal"/>
    </style:style>
    <style:style style:name="P38" style:family="paragraph" style:parent-style-name="Text_20_body">
      <style:text-properties style:font-name="Liberation Sans" fo:font-style="normal" officeooo:rsid="00cc70aa" officeooo:paragraph-rsid="01a721ef" style:font-style-asian="normal" style:font-style-complex="normal"/>
    </style:style>
    <style:style style:name="P39" style:family="paragraph" style:parent-style-name="Text_20_body">
      <style:text-properties style:font-name="Liberation Sans" fo:font-style="normal" officeooo:rsid="01e2c4dc" officeooo:paragraph-rsid="0130301a" style:font-style-asian="normal" style:font-style-complex="normal"/>
    </style:style>
    <style:style style:name="P40" style:family="paragraph" style:parent-style-name="Text_20_body">
      <style:text-properties style:font-name="Liberation Sans" fo:font-style="italic" officeooo:rsid="00e18a11" officeooo:paragraph-rsid="00e18a11" style:font-style-asian="italic" style:font-style-complex="italic"/>
    </style:style>
    <style:style style:name="P41" style:family="paragraph" style:parent-style-name="Text_20_body">
      <style:text-properties style:font-name="Liberation Sans" officeooo:rsid="00f34644" officeooo:paragraph-rsid="00f58573"/>
    </style:style>
    <style:style style:name="P42" style:family="paragraph" style:parent-style-name="Text_20_body">
      <style:text-properties style:font-name="Liberation Sans" officeooo:rsid="00f73f35" officeooo:paragraph-rsid="00f73f35"/>
    </style:style>
    <style:style style:name="P43" style:family="paragraph" style:parent-style-name="Text_20_body">
      <style:text-properties style:font-name="Liberation Sans" officeooo:rsid="00facee8" officeooo:paragraph-rsid="00facee8"/>
    </style:style>
    <style:style style:name="P44" style:family="paragraph" style:parent-style-name="Text_20_body">
      <style:text-properties style:font-name="Liberation Sans" officeooo:rsid="00fc5a65" officeooo:paragraph-rsid="00fc5a65"/>
    </style:style>
    <style:style style:name="P45" style:family="paragraph" style:parent-style-name="Text_20_body">
      <style:text-properties style:font-name="Liberation Sans" officeooo:rsid="01002b94" officeooo:paragraph-rsid="00fef524"/>
    </style:style>
    <style:style style:name="P46" style:family="paragraph" style:parent-style-name="Text_20_body">
      <style:text-properties style:font-name="Liberation Sans" officeooo:rsid="00fef524" officeooo:paragraph-rsid="00fef524"/>
    </style:style>
    <style:style style:name="P47" style:family="paragraph" style:parent-style-name="Text_20_body">
      <style:text-properties style:font-name="Liberation Sans" officeooo:rsid="00d04b01" officeooo:paragraph-rsid="0130301a"/>
    </style:style>
    <style:style style:name="P48" style:family="paragraph" style:parent-style-name="Text_20_body">
      <style:text-properties style:font-name="Liberation Sans" officeooo:rsid="014aa8f7" officeooo:paragraph-rsid="014aa8f7"/>
    </style:style>
    <style:style style:name="P49" style:family="paragraph" style:parent-style-name="Text_20_body">
      <style:text-properties style:font-name="Liberation Sans" officeooo:rsid="0154e754" officeooo:paragraph-rsid="0154e754"/>
    </style:style>
    <style:style style:name="P50" style:family="paragraph" style:parent-style-name="Text_20_body">
      <style:text-properties style:font-name="Liberation Sans" officeooo:rsid="014b6b81" officeooo:paragraph-rsid="01759267"/>
    </style:style>
    <style:style style:name="P51" style:family="paragraph" style:parent-style-name="Text_20_body">
      <style:text-properties style:font-name="Liberation Sans" officeooo:rsid="014b2ec2" officeooo:paragraph-rsid="014b2ec2"/>
    </style:style>
    <style:style style:name="P52" style:family="paragraph" style:parent-style-name="Text_20_body">
      <style:text-properties style:font-name="Liberation Sans" officeooo:rsid="014b2ec2" officeooo:paragraph-rsid="01759267"/>
    </style:style>
    <style:style style:name="P53" style:family="paragraph" style:parent-style-name="Text_20_body">
      <style:text-properties style:font-name="Liberation Sans" officeooo:paragraph-rsid="01575a9d"/>
    </style:style>
    <style:style style:name="P54" style:family="paragraph" style:parent-style-name="Text_20_body">
      <style:text-properties style:font-name="Liberation Sans" officeooo:rsid="0192e8b8" officeooo:paragraph-rsid="018ea89f"/>
    </style:style>
    <style:style style:name="P55" style:family="paragraph" style:parent-style-name="Text_20_body">
      <style:text-properties style:font-name="Liberation Sans" officeooo:rsid="01b32052"/>
    </style:style>
    <style:style style:name="P56" style:family="paragraph" style:parent-style-name="Text_20_body">
      <style:text-properties style:font-name="Liberation Sans" officeooo:rsid="01b32052" officeooo:paragraph-rsid="01f0b783"/>
    </style:style>
    <style:style style:name="P57" style:family="paragraph" style:parent-style-name="Text_20_body">
      <style:text-properties style:font-name="Liberation Sans" officeooo:rsid="00856c8e" officeooo:paragraph-rsid="00fc5a65"/>
    </style:style>
    <style:style style:name="P58" style:family="paragraph" style:parent-style-name="Text_20_body">
      <style:text-properties style:font-name="Liberation Sans" officeooo:rsid="0104317e" officeooo:paragraph-rsid="0104317e"/>
    </style:style>
    <style:style style:name="P59" style:family="paragraph" style:parent-style-name="Text_20_body">
      <style:text-properties style:font-name="Liberation Sans" officeooo:rsid="01e57d6f" officeooo:paragraph-rsid="01e57d6f"/>
    </style:style>
    <style:style style:name="P60" style:family="paragraph" style:parent-style-name="Text_20_body">
      <style:text-properties style:font-name="Liberation Sans" officeooo:rsid="011018d7" officeooo:paragraph-rsid="0126a5e9"/>
    </style:style>
    <style:style style:name="P61" style:family="paragraph" style:parent-style-name="Text_20_body">
      <style:text-properties style:font-name="Liberation Sans" officeooo:rsid="002827af" officeooo:paragraph-rsid="01f0b783"/>
    </style:style>
    <style:style style:name="P62" style:family="paragraph" style:parent-style-name="Text_20_body">
      <style:text-properties style:font-name="Liberation Sans" officeooo:rsid="007086dd" officeooo:paragraph-rsid="01f0b783"/>
    </style:style>
    <style:style style:name="P63" style:family="paragraph" style:parent-style-name="Text_20_body">
      <style:text-properties style:font-name="Liberation Sans" officeooo:paragraph-rsid="01f0b783"/>
    </style:style>
    <style:style style:name="P64" style:family="paragraph" style:parent-style-name="Text_20_body">
      <style:text-properties officeooo:paragraph-rsid="0021b4e3"/>
    </style:style>
    <style:style style:name="P65" style:family="paragraph" style:parent-style-name="Text_20_body">
      <style:text-properties style:font-name="Liberation Mono"/>
    </style:style>
    <style:style style:name="P66" style:family="paragraph" style:parent-style-name="Text_20_body">
      <style:text-properties style:font-name="Liberation Mono" officeooo:rsid="002827af" officeooo:paragraph-rsid="00de2dda"/>
    </style:style>
    <style:style style:name="P67" style:family="paragraph" style:parent-style-name="Text_20_body">
      <style:text-properties style:font-name="Liberation Mono" officeooo:rsid="002827af" officeooo:paragraph-rsid="00f58573"/>
    </style:style>
    <style:style style:name="P68" style:family="paragraph" style:parent-style-name="Text_20_body">
      <style:text-properties style:font-name="Liberation Mono" officeooo:rsid="00f73f35" officeooo:paragraph-rsid="00f73f35"/>
    </style:style>
    <style:style style:name="P69" style:family="paragraph" style:parent-style-name="Text_20_body">
      <style:text-properties officeooo:paragraph-rsid="00269aab"/>
    </style:style>
    <style:style style:name="P70" style:family="paragraph" style:parent-style-name="Text_20_body">
      <style:text-properties officeooo:rsid="00aa2b9e" officeooo:paragraph-rsid="00aa2b9e"/>
    </style:style>
    <style:style style:name="P71" style:family="paragraph" style:parent-style-name="Text_20_body">
      <style:text-properties officeooo:paragraph-rsid="00aab37c"/>
    </style:style>
    <style:style style:name="P72" style:family="paragraph" style:parent-style-name="Text_20_body">
      <style:text-properties officeooo:paragraph-rsid="00ac90ef"/>
    </style:style>
    <style:style style:name="P73" style:family="paragraph" style:parent-style-name="Text_20_body">
      <style:text-properties officeooo:paragraph-rsid="00b00b25"/>
    </style:style>
    <style:style style:name="P74" style:family="paragraph" style:parent-style-name="Text_20_body">
      <style:text-properties officeooo:rsid="00b29bb1" officeooo:paragraph-rsid="00b29bb1"/>
    </style:style>
    <style:style style:name="P75" style:family="paragraph" style:parent-style-name="Text_20_body">
      <style:text-properties officeooo:paragraph-rsid="00b421f3"/>
    </style:style>
    <style:style style:name="P76" style:family="paragraph" style:parent-style-name="Text_20_body">
      <style:text-properties officeooo:rsid="00b421f3" officeooo:paragraph-rsid="00b421f3"/>
    </style:style>
    <style:style style:name="P77" style:family="paragraph" style:parent-style-name="Text_20_body">
      <style:text-properties officeooo:rsid="00b6aea9" officeooo:paragraph-rsid="00b6aea9"/>
    </style:style>
    <style:style style:name="P78" style:family="paragraph" style:parent-style-name="Text_20_body">
      <style:text-properties officeooo:paragraph-rsid="00bfa709"/>
    </style:style>
    <style:style style:name="P79" style:family="paragraph" style:parent-style-name="Text_20_body">
      <style:text-properties officeooo:paragraph-rsid="00be05a8"/>
    </style:style>
    <style:style style:name="P80" style:family="paragraph" style:parent-style-name="Text_20_body">
      <style:text-properties officeooo:paragraph-rsid="00ae9806"/>
    </style:style>
    <style:style style:name="P81" style:family="paragraph" style:parent-style-name="Text_20_body">
      <style:text-properties officeooo:paragraph-rsid="00c402bf"/>
    </style:style>
    <style:style style:name="P82" style:family="paragraph" style:parent-style-name="Text_20_body">
      <style:text-properties officeooo:paragraph-rsid="00b989c2"/>
    </style:style>
    <style:style style:name="P83" style:family="paragraph" style:parent-style-name="Text_20_body">
      <style:text-properties officeooo:rsid="00c4e4bf" officeooo:paragraph-rsid="00c4e4bf"/>
    </style:style>
    <style:style style:name="P84" style:family="paragraph" style:parent-style-name="Text_20_body">
      <style:text-properties officeooo:paragraph-rsid="00c4e4bf"/>
    </style:style>
    <style:style style:name="P85" style:family="paragraph" style:parent-style-name="Text_20_body">
      <style:text-properties officeooo:rsid="00c64660" officeooo:paragraph-rsid="00c64660"/>
    </style:style>
    <style:style style:name="P86" style:family="paragraph" style:parent-style-name="Text_20_body">
      <style:text-properties officeooo:rsid="00c945cc" officeooo:paragraph-rsid="00c945cc"/>
    </style:style>
    <style:style style:name="P87" style:family="paragraph" style:parent-style-name="Text_20_body">
      <style:text-properties officeooo:paragraph-rsid="00de21fa"/>
    </style:style>
    <style:style style:name="P88" style:family="paragraph" style:parent-style-name="Text_20_body">
      <style:text-properties officeooo:rsid="00de2dda" officeooo:paragraph-rsid="00de2dda"/>
    </style:style>
    <style:style style:name="P89" style:family="paragraph" style:parent-style-name="Text_20_body">
      <style:text-properties officeooo:rsid="00e00974" officeooo:paragraph-rsid="00e00974"/>
    </style:style>
    <style:style style:name="P90" style:family="paragraph" style:parent-style-name="Text_20_body">
      <style:text-properties officeooo:paragraph-rsid="00e00974"/>
    </style:style>
    <style:style style:name="P91" style:family="paragraph" style:parent-style-name="Text_20_body">
      <style:text-properties officeooo:paragraph-rsid="00e0b843"/>
    </style:style>
    <style:style style:name="P92" style:family="paragraph" style:parent-style-name="Text_20_body">
      <style:text-properties officeooo:paragraph-rsid="00e18a11"/>
    </style:style>
    <style:style style:name="P93" style:family="paragraph" style:parent-style-name="Text_20_body">
      <style:text-properties officeooo:rsid="00e72a99" officeooo:paragraph-rsid="00e72a99"/>
    </style:style>
    <style:style style:name="P94" style:family="paragraph" style:parent-style-name="Text_20_body">
      <style:text-properties officeooo:rsid="00ea5fa8" officeooo:paragraph-rsid="00ea5fa8"/>
    </style:style>
    <style:style style:name="P95" style:family="paragraph" style:parent-style-name="Text_20_body">
      <style:text-properties officeooo:paragraph-rsid="00f58573"/>
    </style:style>
    <style:style style:name="P96" style:family="paragraph" style:parent-style-name="Text_20_body">
      <style:text-properties officeooo:rsid="00f58573" officeooo:paragraph-rsid="00f58573"/>
    </style:style>
    <style:style style:name="P97" style:family="paragraph" style:parent-style-name="Text_20_body">
      <style:text-properties officeooo:rsid="00fe052c" officeooo:paragraph-rsid="00fe052c"/>
    </style:style>
    <style:style style:name="P98" style:family="paragraph" style:parent-style-name="Text_20_body">
      <style:text-properties officeooo:paragraph-rsid="00fef524"/>
    </style:style>
    <style:style style:name="P99" style:family="paragraph" style:parent-style-name="Text_20_body">
      <style:text-properties officeooo:paragraph-rsid="0108febe"/>
    </style:style>
    <style:style style:name="P100" style:family="paragraph" style:parent-style-name="Text_20_body">
      <style:text-properties officeooo:paragraph-rsid="00d20ae0"/>
    </style:style>
    <style:style style:name="P101" style:family="paragraph" style:parent-style-name="Text_20_body">
      <style:text-properties officeooo:paragraph-rsid="011a5465"/>
    </style:style>
    <style:style style:name="P102" style:family="paragraph" style:parent-style-name="Text_20_body">
      <style:text-properties officeooo:paragraph-rsid="011f67b7"/>
    </style:style>
    <style:style style:name="P103" style:family="paragraph" style:parent-style-name="Text_20_body">
      <style:text-properties officeooo:rsid="0130301a" officeooo:paragraph-rsid="0130301a"/>
    </style:style>
    <style:style style:name="P104" style:family="paragraph" style:parent-style-name="Text_20_body">
      <style:text-properties officeooo:rsid="00cc70aa" officeooo:paragraph-rsid="0130301a"/>
    </style:style>
    <style:style style:name="P105" style:family="paragraph" style:parent-style-name="Text_20_body">
      <style:text-properties officeooo:paragraph-rsid="010bd7a2"/>
    </style:style>
    <style:style style:name="P106" style:family="paragraph" style:parent-style-name="Text_20_body">
      <style:text-properties officeooo:rsid="014aa8f7" officeooo:paragraph-rsid="014aa8f7"/>
    </style:style>
    <style:style style:name="P107" style:family="paragraph" style:parent-style-name="Text_20_body">
      <style:text-properties officeooo:paragraph-rsid="014aa8f7"/>
    </style:style>
    <style:style style:name="P108" style:family="paragraph" style:parent-style-name="Text_20_body">
      <style:text-properties officeooo:rsid="016d4f7f" officeooo:paragraph-rsid="016d4f7f"/>
    </style:style>
    <style:style style:name="P109" style:family="paragraph" style:parent-style-name="Text_20_body">
      <style:text-properties officeooo:paragraph-rsid="0122e99b"/>
    </style:style>
    <style:style style:name="P110" style:family="paragraph" style:parent-style-name="Text_20_body">
      <style:text-properties officeooo:rsid="017228bb" officeooo:paragraph-rsid="017228bb"/>
    </style:style>
    <style:style style:name="P111" style:family="paragraph" style:parent-style-name="Text_20_body">
      <style:text-properties officeooo:paragraph-rsid="01575a9d"/>
    </style:style>
    <style:style style:name="P112" style:family="paragraph" style:parent-style-name="Text_20_body">
      <style:text-properties officeooo:rsid="0180fd78" officeooo:paragraph-rsid="0180fd78"/>
    </style:style>
    <style:style style:name="P113" style:family="paragraph" style:parent-style-name="Text_20_body">
      <style:text-properties officeooo:paragraph-rsid="01a721ef"/>
    </style:style>
    <style:style style:name="P114" style:family="paragraph" style:parent-style-name="Text_20_body">
      <style:text-properties officeooo:paragraph-rsid="018ea89f"/>
    </style:style>
    <style:style style:name="P115" style:family="paragraph" style:parent-style-name="Text_20_body">
      <style:text-properties officeooo:rsid="01b65973" officeooo:paragraph-rsid="01b65973"/>
    </style:style>
    <style:style style:name="P116" style:family="paragraph" style:parent-style-name="Text_20_body">
      <style:text-properties style:font-name="Arial" officeooo:rsid="00200344" officeooo:paragraph-rsid="01de6eb1"/>
    </style:style>
    <style:style style:name="P117" style:family="paragraph" style:parent-style-name="Text_20_body">
      <style:text-properties officeooo:paragraph-rsid="01e7fc05"/>
    </style:style>
    <style:style style:name="P118" style:family="paragraph" style:parent-style-name="Text_20_body">
      <style:text-properties officeooo:paragraph-rsid="01a669fd"/>
    </style:style>
    <style:style style:name="P119" style:family="paragraph" style:parent-style-name="Text_20_body">
      <style:text-properties officeooo:rsid="01ecf8c6" officeooo:paragraph-rsid="01ecf8c6"/>
    </style:style>
    <style:style style:name="P120" style:family="paragraph" style:parent-style-name="Text_20_body">
      <style:text-properties officeooo:rsid="01ed7900" officeooo:paragraph-rsid="01ed7900"/>
    </style:style>
    <style:style style:name="P121" style:family="paragraph" style:parent-style-name="Text_20_body">
      <style:text-properties officeooo:paragraph-rsid="01f0b783"/>
    </style:style>
    <style:style style:name="P122" style:family="paragraph" style:parent-style-name="Text_20_body">
      <style:text-properties officeooo:rsid="01aac442" officeooo:paragraph-rsid="01f0b783"/>
    </style:style>
    <style:style style:name="P123" style:family="paragraph" style:parent-style-name="Text_20_body">
      <style:paragraph-properties fo:margin-left="0in" fo:margin-right="0in" fo:text-indent="0in" style:auto-text-indent="false"/>
      <style:text-properties style:font-name="Liberation Sans" officeooo:rsid="002827af" officeooo:paragraph-rsid="00dc23d5"/>
    </style:style>
    <style:style style:name="P124" style:family="paragraph" style:parent-style-name="Text_20_body">
      <style:paragraph-properties fo:margin-left="0in" fo:margin-right="0in" fo:text-indent="0in" style:auto-text-indent="false"/>
      <style:text-properties style:font-name="Liberation Sans" officeooo:rsid="002827af" officeooo:paragraph-rsid="00f34644"/>
    </style:style>
    <style:style style:name="P125" style:family="paragraph" style:parent-style-name="Text_20_body">
      <style:paragraph-properties fo:margin-left="0in" fo:margin-right="0in" fo:text-indent="0in" style:auto-text-indent="false"/>
      <style:text-properties style:font-name="Liberation Sans" officeooo:rsid="002827af" officeooo:paragraph-rsid="01075d68"/>
    </style:style>
    <style:style style:name="P126" style:family="paragraph" style:parent-style-name="Text_20_body">
      <style:paragraph-properties fo:margin-left="0in" fo:margin-right="0in" fo:text-indent="0in" style:auto-text-indent="false"/>
      <style:text-properties style:font-name="Liberation Sans" officeooo:rsid="002827af" officeooo:paragraph-rsid="0154aad1"/>
    </style:style>
    <style:style style:name="P127" style:family="paragraph" style:parent-style-name="Text_20_body">
      <style:paragraph-properties fo:margin-left="0in" fo:margin-right="0in" fo:text-indent="0in" style:auto-text-indent="false"/>
      <style:text-properties style:font-name="Liberation Sans" officeooo:rsid="00fc5a65" officeooo:paragraph-rsid="00fc5a65"/>
    </style:style>
    <style:style style:name="P128" style:family="paragraph" style:parent-style-name="Text_20_body">
      <style:paragraph-properties fo:margin-left="0in" fo:margin-right="0in" fo:text-indent="0in" style:auto-text-indent="false"/>
      <style:text-properties style:font-name="Liberation Sans" officeooo:rsid="00fc5a65" officeooo:paragraph-rsid="0154e754"/>
    </style:style>
    <style:style style:name="P129" style:family="paragraph" style:parent-style-name="Text_20_body">
      <style:paragraph-properties fo:margin-left="0in" fo:margin-right="0in" fo:text-indent="0in" style:auto-text-indent="false"/>
      <style:text-properties style:font-name="Liberation Sans" officeooo:rsid="01004630" officeooo:paragraph-rsid="01004630"/>
    </style:style>
    <style:style style:name="P130" style:family="paragraph" style:parent-style-name="Text_20_body">
      <style:paragraph-properties fo:margin-left="0in" fo:margin-right="0in" fo:text-indent="0in" style:auto-text-indent="false"/>
      <style:text-properties style:font-name="Liberation Sans" officeooo:rsid="011ad81c" officeooo:paragraph-rsid="011ad81c"/>
    </style:style>
    <style:style style:name="P131" style:family="paragraph" style:parent-style-name="Text_20_body">
      <style:paragraph-properties fo:margin-left="0in" fo:margin-right="0in" fo:text-indent="0in" style:auto-text-indent="false"/>
      <style:text-properties style:font-name="Liberation Sans" officeooo:rsid="011ad81c" officeooo:paragraph-rsid="0154e754"/>
    </style:style>
    <style:style style:name="P132" style:family="paragraph" style:parent-style-name="Text_20_body">
      <style:paragraph-properties fo:margin-left="0in" fo:margin-right="0in" fo:text-indent="0in" style:auto-text-indent="false"/>
      <style:text-properties style:font-name="Liberation Sans" officeooo:rsid="00ea5fa8" officeooo:paragraph-rsid="0125c345"/>
    </style:style>
    <style:style style:name="P133" style:family="paragraph" style:parent-style-name="Text_20_body">
      <style:paragraph-properties fo:margin-left="0in" fo:margin-right="0in" fo:text-indent="0in" style:auto-text-indent="false"/>
      <style:text-properties style:font-name="Liberation Sans" officeooo:rsid="00ea5fa8" officeooo:paragraph-rsid="0154e754"/>
    </style:style>
    <style:style style:name="P134" style:family="paragraph" style:parent-style-name="Text_20_body">
      <style:paragraph-properties fo:margin-left="0in" fo:margin-right="0in" fo:text-indent="0in" style:auto-text-indent="false"/>
      <style:text-properties style:font-name="Liberation Sans" officeooo:rsid="01263f38" officeooo:paragraph-rsid="01263f38"/>
    </style:style>
    <style:style style:name="P135" style:family="paragraph" style:parent-style-name="Text_20_body">
      <style:paragraph-properties fo:margin-left="0in" fo:margin-right="0in" fo:text-indent="0in" style:auto-text-indent="false"/>
      <style:text-properties style:font-name="Liberation Sans" officeooo:rsid="01263f38" officeooo:paragraph-rsid="0154e754"/>
    </style:style>
    <style:style style:name="P136" style:family="paragraph" style:parent-style-name="Text_20_body">
      <style:paragraph-properties fo:margin-left="0in" fo:margin-right="0in" fo:text-indent="0in" style:auto-text-indent="false"/>
      <style:text-properties style:font-name="Liberation Sans" officeooo:rsid="005fff7a" officeooo:paragraph-rsid="01f0b783"/>
    </style:style>
    <style:style style:name="P137" style:family="paragraph" style:parent-style-name="Text_20_body">
      <style:paragraph-properties fo:margin-left="0in" fo:margin-right="0in" fo:text-indent="0in" style:auto-text-indent="false"/>
      <style:text-properties style:font-name="Liberation Sans" officeooo:rsid="01aac442" officeooo:paragraph-rsid="01f0b783"/>
    </style:style>
    <style:style style:name="P138" style:family="paragraph" style:parent-style-name="Text_20_body">
      <style:paragraph-properties fo:margin-left="0in" fo:margin-right="0in" fo:text-indent="0in" style:auto-text-indent="false"/>
      <style:text-properties officeooo:paragraph-rsid="00dc23d5"/>
    </style:style>
    <style:style style:name="P139" style:family="paragraph" style:parent-style-name="Text_20_body">
      <style:paragraph-properties fo:margin-left="0in" fo:margin-right="0in" fo:text-indent="0in" style:auto-text-indent="false"/>
      <style:text-properties officeooo:paragraph-rsid="00f21118"/>
    </style:style>
    <style:style style:name="P140" style:family="paragraph" style:parent-style-name="Text_20_body">
      <style:paragraph-properties fo:margin-left="0in" fo:margin-right="0in" fo:text-indent="0in" style:auto-text-indent="false"/>
      <style:text-properties officeooo:paragraph-rsid="00e72a99"/>
    </style:style>
    <style:style style:name="P141" style:family="paragraph" style:parent-style-name="Text_20_body">
      <style:paragraph-properties fo:margin-left="0in" fo:margin-right="0in" fo:text-indent="0in" style:auto-text-indent="false"/>
      <style:text-properties officeooo:rsid="00ea5fa8" officeooo:paragraph-rsid="00ea5fa8"/>
    </style:style>
    <style:style style:name="P142" style:family="paragraph" style:parent-style-name="Text_20_body">
      <style:paragraph-properties fo:margin-left="0in" fo:margin-right="0in" fo:text-indent="0in" style:auto-text-indent="false"/>
      <style:text-properties officeooo:paragraph-rsid="0106f6c4"/>
    </style:style>
    <style:style style:name="P143" style:family="paragraph" style:parent-style-name="Text_20_body">
      <style:paragraph-properties fo:margin-left="0in" fo:margin-right="0in" fo:text-indent="0in" style:auto-text-indent="false"/>
      <style:text-properties officeooo:paragraph-rsid="0125c345"/>
    </style:style>
    <style:style style:name="P144" style:family="paragraph" style:parent-style-name="Text_20_body">
      <style:paragraph-properties fo:margin-left="0in" fo:margin-right="0in" fo:text-indent="0in" style:auto-text-indent="false"/>
      <style:text-properties officeooo:paragraph-rsid="0154aad1"/>
    </style:style>
    <style:style style:name="P145" style:family="paragraph" style:parent-style-name="Text_20_body">
      <style:paragraph-properties fo:margin-left="0in" fo:margin-right="0in" fo:text-indent="0in" style:auto-text-indent="false"/>
      <style:text-properties officeooo:paragraph-rsid="01004630"/>
    </style:style>
    <style:style style:name="P146" style:family="paragraph" style:parent-style-name="Standard">
      <style:paragraph-properties fo:margin-left="0in" fo:margin-right="0in" fo:text-indent="0in" style:auto-text-indent="false"/>
      <style:text-properties style:font-name="Liberation Sans" officeooo:rsid="01ac8b50" officeooo:paragraph-rsid="01ac8b50"/>
    </style:style>
    <style:style style:name="P147" style:family="paragraph" style:parent-style-name="Standard">
      <style:paragraph-properties fo:margin-left="0in" fo:margin-right="0in" fo:text-indent="0in" style:auto-text-indent="false"/>
      <style:text-properties style:font-name="Liberation Sans" officeooo:rsid="01b8be76" officeooo:paragraph-rsid="01ac8b50"/>
    </style:style>
    <style:style style:name="P148" style:family="paragraph" style:parent-style-name="Standard">
      <style:paragraph-properties fo:margin-left="0in" fo:margin-right="0in" fo:text-indent="0in" style:auto-text-indent="false"/>
      <style:text-properties style:font-name="Liberation Sans" officeooo:rsid="01aac442" officeooo:paragraph-rsid="01f0b783"/>
    </style:style>
    <style:style style:name="P149" style:family="paragraph" style:parent-style-name="Table_20_Contents">
      <style:paragraph-properties fo:text-align="center" style:justify-single-word="false"/>
      <style:text-properties style:font-name="Liberation Mono" fo:font-size="10pt" officeooo:rsid="00cc70aa" officeooo:paragraph-rsid="00cc70aa" style:font-size-asian="10pt" style:font-size-complex="10pt"/>
    </style:style>
    <style:style style:name="P150" style:family="paragraph" style:parent-style-name="Table_20_Contents">
      <style:paragraph-properties fo:text-align="center" style:justify-single-word="false"/>
      <style:text-properties style:font-name="Liberation Mono" fo:font-size="10pt" officeooo:rsid="00cc70aa" officeooo:paragraph-rsid="0130301a" style:font-size-asian="10pt" style:font-size-complex="10pt"/>
    </style:style>
    <style:style style:name="P151" style:family="paragraph" style:parent-style-name="Table_20_Contents">
      <style:paragraph-properties fo:text-align="center" style:justify-single-word="false"/>
      <style:text-properties style:font-name="Liberation Mono" fo:font-size="10pt" officeooo:rsid="00cd1fe8" officeooo:paragraph-rsid="00cd1fe8" style:font-size-asian="10pt" style:font-size-complex="10pt"/>
    </style:style>
    <style:style style:name="P152" style:family="paragraph" style:parent-style-name="Table_20_Contents">
      <style:text-properties style:font-name="Liberation Mono" fo:font-size="10pt" officeooo:rsid="00ea5fa8" officeooo:paragraph-rsid="00ea5fa8" style:font-size-asian="10pt" style:font-size-complex="10pt"/>
    </style:style>
    <style:style style:name="P153" style:family="paragraph" style:parent-style-name="Table_20_Contents">
      <style:paragraph-properties fo:text-align="center" style:justify-single-word="false"/>
      <style:text-properties style:font-name="Liberation Mono" fo:font-size="10pt" officeooo:rsid="00ea5fa8" officeooo:paragraph-rsid="00ea5fa8" style:font-size-asian="10pt" style:font-size-complex="10pt"/>
    </style:style>
    <style:style style:name="P154" style:family="paragraph" style:parent-style-name="Table_20_Contents">
      <style:text-properties style:font-name="Liberation Mono" fo:font-size="10pt" officeooo:rsid="00eae621" officeooo:paragraph-rsid="00eae621" style:font-size-asian="10pt" style:font-size-complex="10pt"/>
    </style:style>
    <style:style style:name="P155" style:family="paragraph" style:parent-style-name="Table_20_Contents">
      <style:paragraph-properties fo:text-align="center" style:justify-single-word="false"/>
      <style:text-properties style:font-name="Liberation Mono" fo:font-size="10pt" officeooo:rsid="00eae621" officeooo:paragraph-rsid="00eae621" style:font-size-asian="10pt" style:font-size-complex="10pt"/>
    </style:style>
    <style:style style:name="P156" style:family="paragraph" style:parent-style-name="Table_20_Contents">
      <style:text-properties style:font-name="Liberation Mono" fo:font-size="10pt" officeooo:rsid="00eae621" officeooo:paragraph-rsid="00fe052c" style:font-size-asian="10pt" style:font-size-complex="10pt"/>
    </style:style>
    <style:style style:name="P157" style:family="paragraph" style:parent-style-name="Table_20_Contents">
      <style:text-properties style:font-name="Liberation Mono" fo:font-size="10pt" officeooo:rsid="00eae621" officeooo:paragraph-rsid="01004630" style:font-size-asian="10pt" style:font-size-complex="10pt"/>
    </style:style>
    <style:style style:name="P158" style:family="paragraph" style:parent-style-name="Table_20_Contents">
      <style:text-properties style:font-name="Liberation Mono" fo:font-size="10pt" officeooo:rsid="00fe052c" officeooo:paragraph-rsid="00fe052c" style:font-size-asian="10pt" style:font-size-complex="10pt"/>
    </style:style>
    <style:style style:name="P159" style:family="paragraph" style:parent-style-name="Table_20_Contents">
      <style:text-properties style:font-name="Liberation Mono" fo:font-size="10pt" officeooo:rsid="00fef524" officeooo:paragraph-rsid="00fef524" style:font-size-asian="10pt" style:font-size-complex="10pt"/>
    </style:style>
    <style:style style:name="P160" style:family="paragraph" style:parent-style-name="Table_20_Contents">
      <style:text-properties style:font-name="Liberation Mono" fo:font-size="10pt" officeooo:rsid="012b1d2a" officeooo:paragraph-rsid="012b1d2a" style:font-size-asian="10pt" style:font-size-complex="10pt"/>
    </style:style>
    <style:style style:name="P161" style:family="paragraph" style:parent-style-name="Table_20_Contents">
      <style:paragraph-properties fo:text-align="center" style:justify-single-word="false"/>
      <style:text-properties style:font-name="Liberation Mono" fo:font-size="10pt" officeooo:rsid="00d4f34a" officeooo:paragraph-rsid="0130301a" style:font-size-asian="10pt" style:font-size-complex="10pt"/>
    </style:style>
    <style:style style:name="P162" style:family="paragraph" style:parent-style-name="Table_20_Contents">
      <style:paragraph-properties fo:text-align="center" style:justify-single-word="false"/>
      <style:text-properties style:font-name="Liberation Mono" fo:font-size="10pt" officeooo:rsid="0130301a" officeooo:paragraph-rsid="0130301a" style:font-size-asian="10pt" style:font-size-complex="10pt"/>
    </style:style>
    <style:style style:name="P163" style:family="paragraph" style:parent-style-name="Table_20_Contents">
      <style:paragraph-properties fo:text-align="center" style:justify-single-word="false"/>
      <style:text-properties style:font-name="Liberation Mono" fo:font-size="10pt" officeooo:rsid="01315fed" officeooo:paragraph-rsid="01315fed" style:font-size-asian="10pt" style:font-size-complex="10pt"/>
    </style:style>
    <style:style style:name="P164" style:family="paragraph" style:parent-style-name="Table_20_Contents">
      <style:paragraph-properties fo:text-align="center" style:justify-single-word="false"/>
      <style:text-properties style:font-name="Liberation Mono" fo:font-size="10pt" officeooo:rsid="01328c37" officeooo:paragraph-rsid="01328c37" style:font-size-asian="10pt" style:font-size-complex="10pt"/>
    </style:style>
    <style:style style:name="P165" style:family="paragraph" style:parent-style-name="Table_20_Contents">
      <style:paragraph-properties fo:text-align="center" style:justify-single-word="false"/>
      <style:text-properties style:font-name="Liberation Mono" fo:font-size="10pt" officeooo:rsid="014d26df" officeooo:paragraph-rsid="014d26df" style:font-size-asian="10pt" style:font-size-complex="10pt"/>
    </style:style>
    <style:style style:name="P166" style:family="paragraph" style:parent-style-name="Table_20_Contents">
      <style:text-properties style:font-name="Liberation Mono" fo:font-size="10pt" officeooo:rsid="01aac442" officeooo:paragraph-rsid="01f0b783" style:font-size-asian="10pt" style:font-size-complex="10pt"/>
    </style:style>
    <style:style style:name="P167" style:family="paragraph" style:parent-style-name="Table_20_Contents">
      <style:paragraph-properties fo:text-align="center" style:justify-single-word="false"/>
      <style:text-properties style:font-name="Liberation Mono" fo:font-size="10pt" officeooo:rsid="01ac293c" officeooo:paragraph-rsid="01f0b783" style:font-size-asian="10pt" style:font-size-complex="10pt"/>
    </style:style>
    <style:style style:name="P168" style:family="paragraph" style:parent-style-name="Table_20_Contents">
      <style:text-properties style:font-name="Liberation Mono" fo:font-size="10pt" officeooo:rsid="01ac293c" officeooo:paragraph-rsid="01f0b783" style:font-size-asian="10pt" style:font-size-complex="10pt"/>
    </style:style>
    <style:style style:name="P169" style:family="paragraph" style:parent-style-name="Table_20_Contents">
      <style:paragraph-properties fo:text-align="center" style:justify-single-word="false"/>
      <style:text-properties style:font-name="Liberation Sans" fo:font-size="10pt" officeooo:rsid="00cc70aa" officeooo:paragraph-rsid="00cc70aa" style:font-size-asian="10pt" style:font-size-complex="10pt"/>
    </style:style>
    <style:style style:name="P170" style:family="paragraph" style:parent-style-name="Table_20_Contents">
      <style:paragraph-properties fo:text-align="center" style:justify-single-word="false"/>
      <style:text-properties style:font-name="Liberation Sans" fo:font-size="10pt" officeooo:rsid="00cc70aa" officeooo:paragraph-rsid="0130301a" style:font-size-asian="10pt" style:font-size-complex="10pt"/>
    </style:style>
    <style:style style:name="P171" style:family="paragraph" style:parent-style-name="Table_20_Contents">
      <style:text-properties style:font-name="Liberation Sans" fo:font-size="10pt" officeooo:rsid="00cc70aa" officeooo:paragraph-rsid="00cc70aa" style:font-size-asian="10pt" style:font-size-complex="10pt"/>
    </style:style>
    <style:style style:name="P172" style:family="paragraph" style:parent-style-name="Table_20_Contents">
      <style:text-properties style:font-name="Liberation Sans" fo:font-size="10pt" officeooo:rsid="00cc70aa" officeooo:paragraph-rsid="0130301a" style:font-size-asian="10pt" style:font-size-complex="10pt"/>
    </style:style>
    <style:style style:name="P173" style:family="paragraph" style:parent-style-name="Table_20_Contents">
      <style:paragraph-properties fo:text-align="center" style:justify-single-word="false"/>
      <style:text-properties style:font-name="Liberation Sans" fo:font-size="10pt" officeooo:rsid="00cd1fe8" officeooo:paragraph-rsid="00cd1fe8" style:font-size-asian="10pt" style:font-size-complex="10pt"/>
    </style:style>
    <style:style style:name="P174" style:family="paragraph" style:parent-style-name="Table_20_Contents">
      <style:text-properties style:font-name="Liberation Sans" fo:font-size="10pt" officeooo:rsid="00cd1fe8" officeooo:paragraph-rsid="00cd1fe8" style:font-size-asian="10pt" style:font-size-complex="10pt"/>
    </style:style>
    <style:style style:name="P175" style:family="paragraph" style:parent-style-name="Table_20_Contents">
      <style:paragraph-properties fo:text-align="center" style:justify-single-word="false"/>
      <style:text-properties style:font-name="Liberation Sans" fo:font-size="10pt" officeooo:rsid="00eae621" officeooo:paragraph-rsid="00eae621" style:font-size-asian="10pt" style:font-size-complex="10pt"/>
    </style:style>
    <style:style style:name="P176" style:family="paragraph" style:parent-style-name="Table_20_Contents">
      <style:text-properties style:font-name="Liberation Sans" fo:font-size="10pt" officeooo:rsid="00eae621" officeooo:paragraph-rsid="00eae621" style:font-size-asian="10pt" style:font-size-complex="10pt"/>
    </style:style>
    <style:style style:name="P177" style:family="paragraph" style:parent-style-name="Table_20_Contents">
      <style:paragraph-properties fo:text-align="center" style:justify-single-word="false"/>
      <style:text-properties style:font-name="Liberation Sans" fo:font-size="10pt" officeooo:rsid="00fe052c" officeooo:paragraph-rsid="00fe052c" style:font-size-asian="10pt" style:font-size-complex="10pt"/>
    </style:style>
    <style:style style:name="P178" style:family="paragraph" style:parent-style-name="Table_20_Contents">
      <style:paragraph-properties fo:text-align="center" style:justify-single-word="false"/>
      <style:text-properties style:font-name="Liberation Sans" fo:font-size="10pt" officeooo:rsid="00fef524" officeooo:paragraph-rsid="00fef524" style:font-size-asian="10pt" style:font-size-complex="10pt"/>
    </style:style>
    <style:style style:name="P179" style:family="paragraph" style:parent-style-name="Table_20_Contents">
      <style:paragraph-properties fo:text-align="center" style:justify-single-word="false"/>
      <style:text-properties style:font-name="Liberation Sans" fo:font-size="10pt" officeooo:rsid="00fef524" officeooo:paragraph-rsid="01004630" style:font-size-asian="10pt" style:font-size-complex="10pt"/>
    </style:style>
    <style:style style:name="P180" style:family="paragraph" style:parent-style-name="Table_20_Contents">
      <style:paragraph-properties fo:text-align="center" style:justify-single-word="false"/>
      <style:text-properties style:font-name="Liberation Sans" fo:font-size="10pt" officeooo:rsid="012b1d2a" officeooo:paragraph-rsid="012b1d2a" style:font-size-asian="10pt" style:font-size-complex="10pt"/>
    </style:style>
    <style:style style:name="P181" style:family="paragraph" style:parent-style-name="Table_20_Contents">
      <style:text-properties style:font-name="Liberation Sans" fo:font-size="10pt" officeooo:rsid="012b1d2a" officeooo:paragraph-rsid="012b1d2a" style:font-size-asian="10pt" style:font-size-complex="10pt"/>
    </style:style>
    <style:style style:name="P182" style:family="paragraph" style:parent-style-name="Table_20_Contents">
      <style:paragraph-properties fo:text-align="center" style:justify-single-word="false"/>
      <style:text-properties style:font-name="Liberation Sans" fo:font-size="10pt" officeooo:rsid="00d4f34a" officeooo:paragraph-rsid="0130301a" style:font-size-asian="10pt" style:font-size-complex="10pt"/>
    </style:style>
    <style:style style:name="P183" style:family="paragraph" style:parent-style-name="Table_20_Contents">
      <style:text-properties style:font-name="Liberation Sans" fo:font-size="10pt" officeooo:rsid="00d4f34a" officeooo:paragraph-rsid="0130301a"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1315fed" officeooo:paragraph-rsid="01315fed" style:font-size-asian="10pt" style:font-size-complex="10pt"/>
    </style:style>
    <style:style style:name="P185" style:family="paragraph" style:parent-style-name="Table_20_Contents">
      <style:text-properties style:font-name="Liberation Sans" fo:font-size="10pt" officeooo:rsid="01315fed" officeooo:paragraph-rsid="01315fed" style:font-size-asian="10pt" style:font-size-complex="10pt"/>
    </style:style>
    <style:style style:name="P186" style:family="paragraph" style:parent-style-name="Table_20_Contents">
      <style:paragraph-properties fo:text-align="center" style:justify-single-word="false"/>
      <style:text-properties style:font-name="Liberation Sans" fo:font-size="10pt" officeooo:rsid="01328c37" officeooo:paragraph-rsid="01328c37" style:font-size-asian="10pt" style:font-size-complex="10pt"/>
    </style:style>
    <style:style style:name="P187" style:family="paragraph" style:parent-style-name="Table_20_Contents">
      <style:text-properties style:font-name="Liberation Sans" fo:font-size="10pt" officeooo:rsid="01328c37" officeooo:paragraph-rsid="01328c37" style:font-size-asian="10pt" style:font-size-complex="10pt"/>
    </style:style>
    <style:style style:name="P188" style:family="paragraph" style:parent-style-name="Table_20_Contents">
      <style:paragraph-properties fo:text-align="center" style:justify-single-word="false"/>
      <style:text-properties style:font-name="Liberation Sans" fo:font-size="10pt" officeooo:rsid="01391832" officeooo:paragraph-rsid="0154e754" style:font-size-asian="10pt" style:font-size-complex="10pt"/>
    </style:style>
    <style:style style:name="P189" style:family="paragraph" style:parent-style-name="Table_20_Contents">
      <style:paragraph-properties fo:text-align="center" style:justify-single-word="false"/>
      <style:text-properties style:font-name="Liberation Sans" fo:font-size="10pt" officeooo:rsid="014d26df" officeooo:paragraph-rsid="014d26df" style:font-size-asian="10pt" style:font-size-complex="10pt"/>
    </style:style>
    <style:style style:name="P190" style:family="paragraph" style:parent-style-name="Table_20_Contents">
      <style:text-properties style:font-name="Liberation Sans" fo:font-size="10pt" officeooo:rsid="014d26df" officeooo:paragraph-rsid="014d26df" style:font-size-asian="10pt" style:font-size-complex="10pt"/>
    </style:style>
    <style:style style:name="P191" style:family="paragraph" style:parent-style-name="Table_20_Contents">
      <style:text-properties style:font-name="Liberation Sans" fo:font-size="10pt" officeooo:rsid="0154e754" officeooo:paragraph-rsid="0154e754" style:font-size-asian="10pt" style:font-size-complex="10pt"/>
    </style:style>
    <style:style style:name="P192" style:family="paragraph" style:parent-style-name="Table_20_Contents">
      <style:paragraph-properties fo:text-align="center" style:justify-single-word="false"/>
      <style:text-properties style:font-name="Liberation Sans" fo:font-size="10pt" officeooo:rsid="0154e754" officeooo:paragraph-rsid="0154e754" style:font-size-asian="10pt" style:font-size-complex="10pt"/>
    </style:style>
    <style:style style:name="P193" style:family="paragraph" style:parent-style-name="Table_20_Contents">
      <style:paragraph-properties fo:text-align="center" style:justify-single-word="false"/>
      <style:text-properties style:font-name="Liberation Sans" fo:font-size="10pt" officeooo:rsid="01566cbf" officeooo:paragraph-rsid="01566cbf" style:font-size-asian="10pt" style:font-size-complex="10pt"/>
    </style:style>
    <style:style style:name="P194" style:family="paragraph" style:parent-style-name="Table_20_Contents">
      <style:text-properties style:font-name="Liberation Sans" fo:font-size="10pt" officeooo:rsid="01566cbf" officeooo:paragraph-rsid="01566cbf" style:font-size-asian="10pt" style:font-size-complex="10pt"/>
    </style:style>
    <style:style style:name="P195" style:family="paragraph" style:parent-style-name="Table_20_Contents">
      <style:paragraph-properties fo:text-align="center" style:justify-single-word="false"/>
      <style:text-properties style:font-name="Liberation Sans" fo:font-size="10pt" officeooo:rsid="01aac442" officeooo:paragraph-rsid="01f0b783" style:font-size-asian="10pt" style:font-size-complex="10pt"/>
    </style:style>
    <style:style style:name="P196" style:family="paragraph" style:parent-style-name="Table_20_Contents">
      <style:paragraph-properties fo:text-align="center" style:justify-single-word="false"/>
      <style:text-properties style:font-name="Liberation Sans" fo:font-size="10pt" officeooo:rsid="005fff7a" officeooo:paragraph-rsid="01f0b783" style:font-size-asian="10pt" style:font-size-complex="10pt"/>
    </style:style>
    <style:style style:name="P197" style:family="paragraph" style:parent-style-name="Table_20_Contents">
      <style:text-properties style:font-name="Liberation Sans" fo:font-size="10pt" officeooo:rsid="00eae621" officeooo:paragraph-rsid="00eae621" style:font-size-asian="8.75pt" style:font-size-complex="10pt"/>
    </style:style>
    <style:style style:name="P198" style:family="paragraph" style:parent-style-name="Table_20_Contents">
      <style:text-properties style:font-name="Liberation Sans" fo:font-size="10pt" officeooo:rsid="00fe052c" officeooo:paragraph-rsid="00fe052c" style:font-size-asian="8.75pt" style:font-size-complex="10pt"/>
    </style:style>
    <style:style style:name="P199" style:family="paragraph" style:parent-style-name="Table_20_Contents">
      <style:text-properties style:font-name="Liberation Sans" fo:font-size="11pt" officeooo:rsid="00b7a05b" officeooo:paragraph-rsid="00b7a05b" style:font-size-asian="11pt" style:font-size-complex="11pt"/>
    </style:style>
    <style:style style:name="P200" style:family="paragraph" style:parent-style-name="Table_20_Contents">
      <style:paragraph-properties fo:text-align="center" style:justify-single-word="false"/>
      <style:text-properties style:font-name="Liberation Sans" fo:font-size="11pt" officeooo:rsid="00b7a05b" officeooo:paragraph-rsid="00b7a05b" style:font-size-asian="11pt" style:font-size-complex="11pt"/>
    </style:style>
    <style:style style:name="P201" style:family="paragraph" style:parent-style-name="Table_20_Contents">
      <style:paragraph-properties fo:text-align="center" style:justify-single-word="false"/>
      <style:text-properties style:font-name="Liberation Sans" fo:font-size="11pt" style:font-size-asian="11pt" style:font-size-complex="11pt"/>
    </style:style>
    <style:style style:name="P202" style:family="paragraph" style:parent-style-name="Table_20_Contents">
      <style:paragraph-properties fo:text-align="start" style:justify-single-word="false"/>
      <style:text-properties style:font-name="Liberation Sans" fo:font-size="9pt" officeooo:rsid="01110db8" officeooo:paragraph-rsid="013d1bfa" style:font-size-asian="9pt" style:font-size-complex="9pt"/>
    </style:style>
    <style:style style:name="P203" style:family="paragraph" style:parent-style-name="Table_20_Contents">
      <style:paragraph-properties fo:text-align="center" style:justify-single-word="false"/>
      <style:text-properties style:font-name="Liberation Sans" fo:font-size="9pt" officeooo:rsid="011018d7" officeooo:paragraph-rsid="013d1bfa" style:font-size-asian="9pt" style:font-size-complex="9pt"/>
    </style:style>
    <style:style style:name="P204" style:family="paragraph" style:parent-style-name="Table_20_Contents">
      <style:paragraph-properties fo:text-align="start" style:justify-single-word="false"/>
      <style:text-properties style:font-name="Liberation Sans" fo:font-size="9pt" officeooo:rsid="011018d7" officeooo:paragraph-rsid="013d1bfa" style:font-size-asian="9pt" style:font-size-complex="9pt"/>
    </style:style>
    <style:style style:name="P205" style:family="paragraph" style:parent-style-name="Table_20_Contents">
      <style:text-properties style:font-name="Liberation Sans" fo:font-size="9pt" officeooo:rsid="012a9cb7" officeooo:paragraph-rsid="013d1bfa" style:font-size-asian="9pt" style:font-size-complex="9pt"/>
    </style:style>
    <style:style style:name="P206" style:family="paragraph" style:parent-style-name="Table_20_Contents">
      <style:text-properties style:font-name="Liberation Sans" fo:font-size="9pt" officeooo:rsid="0134173b" officeooo:paragraph-rsid="01676c42" style:font-size-asian="9pt" style:font-size-complex="9pt"/>
    </style:style>
    <style:style style:name="P207" style:family="paragraph" style:parent-style-name="Table_20_Contents">
      <style:paragraph-properties fo:text-align="start" style:justify-single-word="false"/>
      <style:text-properties style:font-name="Liberation Sans" fo:font-size="9pt" officeooo:rsid="014b2ec2" officeooo:paragraph-rsid="014b2ec2" style:font-size-asian="9pt" style:font-size-complex="9pt"/>
    </style:style>
    <style:style style:name="P208" style:family="paragraph" style:parent-style-name="Table_20_Contents">
      <style:paragraph-properties fo:text-align="start" style:justify-single-word="false"/>
      <style:text-properties style:font-name="Liberation Sans" fo:font-size="9pt" officeooo:rsid="014bc8ef" officeooo:paragraph-rsid="014bc8ef" style:font-size-asian="9pt" style:font-size-complex="9pt"/>
    </style:style>
    <style:style style:name="P209" style:family="paragraph" style:parent-style-name="Table_20_Contents">
      <style:paragraph-properties fo:text-align="center" style:justify-single-word="false"/>
      <style:text-properties style:font-name="Liberation Sans" fo:font-size="9pt" officeooo:rsid="014bc8ef" officeooo:paragraph-rsid="014bc8ef" style:font-size-asian="9pt" style:font-size-complex="9pt"/>
    </style:style>
    <style:style style:name="P210" style:family="paragraph" style:parent-style-name="Table_20_Contents">
      <style:paragraph-properties fo:text-align="start" style:justify-single-word="false"/>
      <style:text-properties style:font-name="Liberation Sans" fo:font-size="9pt" officeooo:rsid="01676c42" officeooo:paragraph-rsid="01676c42" style:font-size-asian="9pt" style:font-size-complex="9pt"/>
    </style:style>
    <style:style style:name="P211" style:family="paragraph" style:parent-style-name="Table_20_Contents">
      <style:paragraph-properties fo:text-align="center" style:justify-single-word="false"/>
      <style:text-properties style:font-name="Liberation Sans" fo:font-size="9pt" officeooo:rsid="0179b675" officeooo:paragraph-rsid="013d1bfa" style:font-size-asian="9pt" style:font-size-complex="9pt"/>
    </style:style>
    <style:style style:name="P212" style:family="paragraph" style:parent-style-name="Table_20_Contents">
      <style:text-properties style:font-name="Liberation Sans" fo:font-size="9pt" officeooo:rsid="01908a5a" officeooo:paragraph-rsid="01908a5a" style:font-size-asian="9pt" style:font-size-complex="9pt"/>
    </style:style>
    <style:style style:name="P213" style:family="paragraph" style:parent-style-name="Table_20_Contents">
      <style:paragraph-properties fo:text-align="center" style:justify-single-word="false"/>
      <style:text-properties style:font-name="Liberation Sans" fo:font-size="9pt" officeooo:rsid="0191dd91" officeooo:paragraph-rsid="014bc8ef" style:font-size-asian="9pt" style:font-size-complex="9pt"/>
    </style:style>
    <style:style style:name="P214" style:family="paragraph" style:parent-style-name="Table_20_Contents">
      <style:paragraph-properties fo:text-align="center" style:justify-single-word="false"/>
      <style:text-properties style:font-name="Liberation Sans" fo:font-size="9pt" fo:font-weight="normal" officeooo:rsid="0191dd91" officeooo:paragraph-rsid="01676c42" style:font-size-asian="9pt" style:font-weight-asian="normal" style:font-size-complex="9pt" style:font-weight-complex="normal"/>
    </style:style>
    <style:style style:name="P215" style:family="paragraph" style:parent-style-name="Table_20_Contents">
      <style:text-properties officeooo:paragraph-rsid="00b7a05b"/>
    </style:style>
    <style:style style:name="P216" style:family="paragraph" style:parent-style-name="Table_20_Contents">
      <style:text-properties officeooo:paragraph-rsid="00ea5fa8"/>
    </style:style>
    <style:style style:name="P217" style:family="paragraph" style:parent-style-name="Table_20_Contents">
      <style:text-properties officeooo:paragraph-rsid="00fe052c"/>
    </style:style>
    <style:style style:name="P218" style:family="paragraph" style:parent-style-name="Table_20_Contents">
      <style:text-properties officeooo:paragraph-rsid="00fef524"/>
    </style:style>
    <style:style style:name="P219" style:family="paragraph" style:parent-style-name="Table_20_Contents">
      <style:text-properties officeooo:paragraph-rsid="01004630"/>
    </style:style>
    <style:style style:name="P220" style:family="paragraph" style:parent-style-name="Table_20_Contents">
      <style:text-properties officeooo:paragraph-rsid="012c8d2e"/>
    </style:style>
    <style:style style:name="P221" style:family="paragraph" style:parent-style-name="Table_20_Contents">
      <style:paragraph-properties fo:text-align="center" style:justify-single-word="false"/>
      <style:text-properties officeooo:paragraph-rsid="0130301a"/>
    </style:style>
    <style:style style:name="P222" style:family="paragraph" style:parent-style-name="Table_20_Contents">
      <style:text-properties officeooo:paragraph-rsid="0130301a"/>
    </style:style>
    <style:style style:name="P223" style:family="paragraph" style:parent-style-name="Table_20_Contents">
      <style:text-properties fo:font-size="9pt" officeooo:paragraph-rsid="013d1bfa" style:font-size-asian="9pt" style:font-size-complex="9pt"/>
    </style:style>
    <style:style style:name="P224" style:family="paragraph" style:parent-style-name="Table_20_Contents">
      <style:paragraph-properties fo:text-align="start" style:justify-single-word="false"/>
      <style:text-properties officeooo:paragraph-rsid="013d1bfa"/>
    </style:style>
    <style:style style:name="P225" style:family="paragraph" style:parent-style-name="Table_20_Contents">
      <style:text-properties officeooo:paragraph-rsid="0154e754"/>
    </style:style>
    <style:style style:name="P226" style:family="paragraph" style:parent-style-name="Table_20_Contents">
      <style:text-properties officeooo:paragraph-rsid="01f0b783"/>
    </style:style>
    <style:style style:name="P227" style:family="paragraph" style:parent-style-name="Table_20_Heading">
      <style:text-properties style:font-name="Arial" fo:font-size="10pt" officeooo:rsid="0013c336" officeooo:paragraph-rsid="00ea5fa8" style:font-size-asian="10pt" style:font-size-complex="10pt"/>
    </style:style>
    <style:style style:name="P228" style:family="paragraph" style:parent-style-name="Table_20_Heading">
      <style:text-properties style:font-name="Arial" fo:font-size="10pt" officeooo:rsid="0013c336" officeooo:paragraph-rsid="00fe052c" style:font-size-asian="10pt" style:font-size-complex="10pt"/>
    </style:style>
    <style:style style:name="P229" style:family="paragraph" style:parent-style-name="Table_20_Heading">
      <style:text-properties style:font-name="Arial" fo:font-size="10pt" officeooo:rsid="0013c336" officeooo:paragraph-rsid="01004630" style:font-size-asian="10pt" style:font-size-complex="10pt"/>
    </style:style>
    <style:style style:name="P230" style:family="paragraph" style:parent-style-name="Table_20_Heading">
      <style:text-properties style:font-name="Arial" fo:font-size="10pt" officeooo:rsid="0013c336" officeooo:paragraph-rsid="0154e754" style:font-size-asian="10pt" style:font-size-complex="10pt"/>
    </style:style>
    <style:style style:name="P231" style:family="paragraph" style:parent-style-name="Table_20_Heading">
      <style:text-properties style:font-name="Arial" fo:font-size="10pt" officeooo:rsid="0013c336" officeooo:paragraph-rsid="01f0b783" style:font-size-asian="10pt" style:font-size-complex="10pt"/>
    </style:style>
    <style:style style:name="P232" style:family="paragraph" style:parent-style-name="Table_20_Heading">
      <style:text-properties fo:font-size="11pt" officeooo:rsid="00b7a05b" officeooo:paragraph-rsid="00b7a05b" style:font-size-asian="11pt" style:font-size-complex="11pt"/>
    </style:style>
    <style:style style:name="P233" style:family="paragraph" style:parent-style-name="Table_20_Heading">
      <style:text-properties fo:font-size="10pt" officeooo:rsid="00cc70aa" officeooo:paragraph-rsid="00cc70aa" style:font-size-asian="10pt" style:font-size-complex="10pt"/>
    </style:style>
    <style:style style:name="P234" style:family="paragraph" style:parent-style-name="Table_20_Heading">
      <style:text-properties fo:font-size="10pt" officeooo:rsid="00cc70aa" officeooo:paragraph-rsid="0130301a" style:font-size-asian="10pt" style:font-size-complex="10pt"/>
    </style:style>
    <style:style style:name="P235" style:family="paragraph" style:parent-style-name="Table_20_Heading">
      <style:text-properties fo:font-size="10pt" fo:font-weight="bold" officeooo:rsid="00cd1fe8" officeooo:paragraph-rsid="00cd1fe8" style:font-size-asian="10pt" style:font-weight-asian="bold" style:font-size-complex="10pt" style:font-weight-complex="bold"/>
    </style:style>
    <style:style style:name="P236" style:family="paragraph" style:parent-style-name="Table_20_Heading">
      <style:text-properties fo:font-size="10pt" fo:font-weight="bold" officeooo:rsid="00cd1fe8" officeooo:paragraph-rsid="0130301a" style:font-size-asian="10pt" style:font-weight-asian="bold" style:font-size-complex="10pt" style:font-weight-complex="bold"/>
    </style:style>
    <style:style style:name="P237" style:family="paragraph" style:parent-style-name="Table_20_Heading">
      <style:text-properties fo:font-size="10pt" fo:font-weight="bold" officeooo:rsid="0130301a" officeooo:paragraph-rsid="0130301a" style:font-size-asian="10pt" style:font-weight-asian="bold" style:font-size-complex="10pt" style:font-weight-complex="bold"/>
    </style:style>
    <style:style style:name="P238" style:family="paragraph" style:parent-style-name="Table_20_Heading">
      <style:text-properties fo:font-size="9pt" officeooo:rsid="011018d7" officeooo:paragraph-rsid="013d1bfa" style:font-size-asian="9pt" style:font-size-complex="9pt"/>
    </style:style>
    <style:style style:name="P239" style:family="paragraph" style:parent-style-name="Text_20_body">
      <style:paragraph-properties fo:margin-left="0.4925in" fo:margin-right="0in" fo:text-indent="0in" style:auto-text-indent="false"/>
      <style:text-properties style:font-name="Liberation Sans" officeooo:rsid="00b104f3" officeooo:paragraph-rsid="00b104f3"/>
    </style:style>
    <style:style style:name="P240" style:family="paragraph" style:parent-style-name="Text_20_body">
      <style:paragraph-properties fo:margin-left="0.4925in" fo:margin-right="0in" fo:text-indent="0in" style:auto-text-indent="false"/>
      <style:text-properties style:font-name="Liberation Sans" officeooo:rsid="00fc5a65" officeooo:paragraph-rsid="00fc5a65"/>
    </style:style>
    <style:style style:name="P241" style:family="paragraph" style:parent-style-name="Text_20_body">
      <style:paragraph-properties fo:margin-left="0.4925in" fo:margin-right="0in" fo:text-indent="0in" style:auto-text-indent="false"/>
      <style:text-properties style:font-name="Liberation Sans" officeooo:rsid="0125c345" officeooo:paragraph-rsid="0125c345"/>
    </style:style>
    <style:style style:name="P242" style:family="paragraph" style:parent-style-name="Text_20_body">
      <style:paragraph-properties fo:margin-left="0.4925in" fo:margin-right="0in" fo:text-indent="0in" style:auto-text-indent="false"/>
      <style:text-properties style:font-name="Liberation Sans" officeooo:rsid="00780bc3" officeooo:paragraph-rsid="01f0b783"/>
    </style:style>
    <style:style style:name="P243" style:family="paragraph" style:parent-style-name="Text_20_body">
      <style:paragraph-properties fo:margin-left="0.4925in" fo:margin-right="0in" fo:text-indent="0in" style:auto-text-indent="false"/>
      <style:text-properties style:font-name="Liberation Sans" officeooo:rsid="01aac442" officeooo:paragraph-rsid="01f0b783"/>
    </style:style>
    <style:style style:name="P244" style:family="paragraph" style:parent-style-name="Text_20_body">
      <style:paragraph-properties fo:margin-left="0.4925in" fo:margin-right="0in" fo:text-indent="0in" style:auto-text-indent="false"/>
      <style:text-properties style:font-name="Liberation Mono" fo:font-style="normal" officeooo:rsid="00e72a99" officeooo:paragraph-rsid="00e72a99" style:font-style-asian="normal" style:font-style-complex="normal"/>
    </style:style>
    <style:style style:name="P245" style:family="paragraph" style:parent-style-name="Text_20_body">
      <style:paragraph-properties fo:margin-left="0.4925in" fo:margin-right="0in" fo:text-indent="0in" style:auto-text-indent="false"/>
      <style:text-properties officeooo:rsid="00ea5fa8" officeooo:paragraph-rsid="00ea5fa8"/>
    </style:style>
    <style:style style:name="P246" style:family="paragraph" style:parent-style-name="Text_20_body">
      <style:paragraph-properties fo:margin-left="0.4925in" fo:margin-right="0in" fo:text-indent="0in" style:auto-text-indent="false"/>
      <style:text-properties officeooo:rsid="0150b8ee" officeooo:paragraph-rsid="0150b8ee"/>
    </style:style>
    <style:style style:name="P247" style:family="paragraph" style:parent-style-name="Text_20_body">
      <style:paragraph-properties fo:margin-left="0.4925in" fo:margin-right="0in" fo:text-indent="0in" style:auto-text-indent="false"/>
      <style:text-properties officeooo:paragraph-rsid="0154e754"/>
    </style:style>
    <style:style style:name="P248" style:family="paragraph" style:parent-style-name="Standard">
      <style:paragraph-properties fo:margin-left="0.4925in" fo:margin-right="0in" fo:text-indent="0in" style:auto-text-indent="false"/>
      <style:text-properties style:font-name="Liberation Mono"/>
    </style:style>
    <style:style style:name="P249" style:family="paragraph" style:parent-style-name="Contents_20_1">
      <style:paragraph-properties>
        <style:tab-stops>
          <style:tab-stop style:position="6.9252in" style:type="right" style:leader-style="dotted" style:leader-text="."/>
        </style:tab-stops>
      </style:paragraph-properties>
    </style:style>
    <style:style style:name="P250" style:family="paragraph" style:parent-style-name="Contents_20_2">
      <style:paragraph-properties>
        <style:tab-stops>
          <style:tab-stop style:position="6.7283in" style:type="right" style:leader-style="dotted" style:leader-text="."/>
        </style:tab-stops>
      </style:paragraph-properties>
    </style:style>
    <style:style style:name="P251" style:family="paragraph" style:parent-style-name="Contents_20_3">
      <style:paragraph-properties>
        <style:tab-stops>
          <style:tab-stop style:position="6.5319in" style:type="right" style:leader-style="dotted" style:leader-text="."/>
        </style:tab-stops>
      </style:paragraph-properties>
    </style:style>
    <style:style style:name="P252" style:family="paragraph" style:parent-style-name="Standard">
      <style:paragraph-properties fo:margin-left="0in" fo:margin-right="0in" fo:text-indent="0in" style:auto-text-indent="false"/>
      <style:text-properties style:font-name="Liberation Sans" officeooo:rsid="002adf65" officeooo:paragraph-rsid="01f0b783"/>
    </style:style>
    <style:style style:name="P253" style:family="paragraph" style:parent-style-name="Heading_20_1">
      <style:paragraph-properties fo:break-before="page"/>
    </style:style>
    <style:style style:name="P254" style:family="paragraph" style:parent-style-name="Heading_20_1">
      <style:paragraph-properties fo:break-before="page"/>
      <style:text-properties officeooo:paragraph-rsid="01f0b783"/>
    </style:style>
    <style:style style:name="P255" style:family="paragraph" style:parent-style-name="Heading_20_1">
      <style:paragraph-properties fo:break-before="page"/>
      <style:text-properties officeooo:paragraph-rsid="01263f38"/>
    </style:style>
    <style:style style:name="P256" style:family="paragraph" style:parent-style-name="Heading_20_1">
      <style:paragraph-properties fo:break-before="page"/>
      <style:text-properties officeooo:paragraph-rsid="008d3aec"/>
    </style:style>
    <style:style style:name="P257" style:family="paragraph" style:parent-style-name="Text_20_body" style:list-style-name="L1">
      <style:text-properties style:font-name="Liberation Sans" officeooo:rsid="0021b4e3" officeooo:paragraph-rsid="0021b4e3"/>
    </style:style>
    <style:style style:name="P258" style:family="paragraph" style:parent-style-name="Text_20_body" style:list-style-name="L3">
      <style:text-properties style:font-name="Liberation Sans" officeooo:rsid="01aac442" officeooo:paragraph-rsid="01f0b783"/>
    </style:style>
    <style:style style:name="P259" style:family="paragraph" style:parent-style-name="Text_20_body">
      <style:text-properties style:font-name="Liberation Sans" officeooo:rsid="002adf65"/>
    </style:style>
    <style:style style:name="P260" style:family="paragraph" style:parent-style-name="Text_20_body" style:list-style-name="L4">
      <style:text-properties style:font-name="Liberation Sans" officeooo:rsid="01b65973" officeooo:paragraph-rsid="01b65973"/>
    </style:style>
    <style:style style:name="P261" style:family="paragraph" style:parent-style-name="Text_20_body" style:list-style-name="L6">
      <style:text-properties style:font-name="Liberation Sans" officeooo:rsid="011ad81c" officeooo:paragraph-rsid="011ad81c"/>
    </style:style>
    <style:style style:name="P262" style:family="paragraph" style:parent-style-name="Text_20_body" style:list-style-name="L6">
      <style:text-properties style:font-name="Liberation Sans" officeooo:rsid="01a36e08" officeooo:paragraph-rsid="01a36e08"/>
    </style:style>
    <style:style style:name="P263" style:family="paragraph" style:parent-style-name="Text_20_body" style:list-style-name="L8">
      <style:text-properties style:font-name="Liberation Sans" officeooo:rsid="0150b8ee" officeooo:paragraph-rsid="0150b8ee"/>
    </style:style>
    <style:style style:name="P264" style:family="paragraph" style:parent-style-name="Text_20_body" style:list-style-name="L8">
      <style:text-properties style:font-name="Liberation Sans" officeooo:rsid="0149e377" officeooo:paragraph-rsid="0150b8ee"/>
    </style:style>
    <style:style style:name="P265" style:family="paragraph" style:parent-style-name="Text_20_body" style:list-style-name="L8">
      <style:text-properties style:font-name="Liberation Sans" officeooo:rsid="0176fb99" officeooo:paragraph-rsid="0176fb99"/>
    </style:style>
    <style:style style:name="P266" style:family="paragraph" style:parent-style-name="Text_20_body" style:list-style-name="L9">
      <style:text-properties style:font-name="Liberation Sans" officeooo:rsid="01e9f8ed" officeooo:paragraph-rsid="01e9f8ed"/>
    </style:style>
    <style:style style:name="P267" style:family="paragraph" style:parent-style-name="Text_20_body" style:list-style-name="L10">
      <style:text-properties style:font-name="Liberation Sans" fo:font-weight="normal" officeooo:rsid="013efaf8" officeooo:paragraph-rsid="013efaf8" style:font-weight-asian="normal" style:font-weight-complex="normal"/>
    </style:style>
    <style:style style:name="P268" style:family="paragraph" style:parent-style-name="Text_20_body" style:list-style-name="L11">
      <style:text-properties style:font-name="Liberation Sans" officeooo:rsid="014aa8f7" officeooo:paragraph-rsid="014aa8f7"/>
    </style:style>
    <style:style style:name="P269" style:family="paragraph" style:parent-style-name="Text_20_body" style:list-style-name="L13">
      <style:text-properties style:font-name="Liberation Sans" officeooo:rsid="00f73f35" officeooo:paragraph-rsid="00f73f35"/>
    </style:style>
    <style:style style:name="P270" style:family="paragraph" style:parent-style-name="Text_20_body" style:list-style-name="L13">
      <style:text-properties style:font-name="Liberation Sans" officeooo:rsid="00f73f35" officeooo:paragraph-rsid="00facee8"/>
    </style:style>
    <style:style style:name="P271" style:family="paragraph" style:parent-style-name="Text_20_body" style:list-style-name="L15">
      <style:text-properties style:font-name="Liberation Sans" officeooo:rsid="00ae9806" officeooo:paragraph-rsid="00ae9806"/>
    </style:style>
    <style:style style:name="P272" style:family="paragraph" style:parent-style-name="Text_20_body" style:list-style-name="L16">
      <style:text-properties style:font-name="Liberation Sans" officeooo:rsid="00ae9806" officeooo:paragraph-rsid="00ae9806"/>
    </style:style>
    <style:style style:name="P273" style:family="paragraph" style:parent-style-name="Text_20_body" style:list-style-name="L17">
      <style:text-properties style:font-name="Liberation Sans" officeooo:rsid="00b6aea9" officeooo:paragraph-rsid="00b6aea9"/>
    </style:style>
    <style:style style:name="P274" style:family="paragraph" style:parent-style-name="Text_20_body" style:list-style-name="L18">
      <style:text-properties style:font-name="Liberation Sans" officeooo:rsid="00b6aea9" officeooo:paragraph-rsid="00b6aea9"/>
    </style:style>
    <style:style style:name="P275" style:family="paragraph" style:parent-style-name="Text_20_body" style:list-style-name="L19">
      <style:text-properties style:font-name="Liberation Sans" officeooo:rsid="00c402bf" officeooo:paragraph-rsid="00c402bf"/>
    </style:style>
    <style:style style:name="P276" style:family="paragraph" style:parent-style-name="Text_20_body" style:list-style-name="L20">
      <style:text-properties style:font-name="Liberation Sans" fo:font-style="normal" officeooo:rsid="011a5465" officeooo:paragraph-rsid="011a5465" style:font-style-asian="normal" style:font-style-complex="normal"/>
    </style:style>
    <style:style style:name="P277" style:family="paragraph" style:parent-style-name="Text_20_body" style:list-style-name="L2">
      <style:text-properties officeooo:paragraph-rsid="003b593c"/>
    </style:style>
    <style:style style:name="P278" style:family="paragraph" style:parent-style-name="Text_20_body" style:list-style-name="L2">
      <style:text-properties officeooo:rsid="01d572af" officeooo:paragraph-rsid="01d572af"/>
    </style:style>
    <style:style style:name="P279" style:family="paragraph" style:parent-style-name="Text_20_body" style:list-style-name="L3">
      <style:text-properties officeooo:paragraph-rsid="01f0b783"/>
    </style:style>
    <style:style style:name="P280" style:family="paragraph" style:parent-style-name="Text_20_body" style:list-style-name="L5">
      <style:text-properties officeooo:paragraph-rsid="014aa8f7"/>
    </style:style>
    <style:style style:name="P281" style:family="paragraph" style:parent-style-name="Text_20_body" style:list-style-name="L7">
      <style:text-properties officeooo:paragraph-rsid="01ebd3c8"/>
    </style:style>
    <style:style style:name="P282" style:family="paragraph" style:parent-style-name="Text_20_body" style:list-style-name="L7">
      <style:text-properties officeooo:paragraph-rsid="0150b8ee"/>
    </style:style>
    <style:style style:name="P283" style:family="paragraph" style:parent-style-name="Text_20_body" style:list-style-name="L7">
      <style:text-properties officeooo:paragraph-rsid="0149e377"/>
    </style:style>
    <style:style style:name="P284" style:family="paragraph" style:parent-style-name="Text_20_body" style:list-style-name="L7">
      <style:text-properties officeooo:paragraph-rsid="01e9dc70"/>
    </style:style>
    <style:style style:name="P285" style:family="paragraph" style:parent-style-name="Text_20_body" style:list-style-name="L8">
      <style:text-properties officeooo:paragraph-rsid="0150b8ee"/>
    </style:style>
    <style:style style:name="P286" style:family="paragraph" style:parent-style-name="Text_20_body" style:list-style-name="L9">
      <style:text-properties officeooo:paragraph-rsid="01e9f8ed"/>
    </style:style>
    <style:style style:name="P287" style:family="paragraph" style:parent-style-name="Text_20_body" style:list-style-name="L12"/>
    <style:style style:name="P288" style:family="paragraph" style:parent-style-name="Text_20_body" style:list-style-name="L14">
      <style:text-properties officeooo:paragraph-rsid="00fc5a65"/>
    </style:style>
    <style:style style:name="P289" style:family="paragraph" style:parent-style-name="Text_20_body" style:list-style-name="L19">
      <style:text-properties officeooo:paragraph-rsid="00c402bf"/>
    </style:style>
    <style:style style:name="T1" style:family="text">
      <style:text-properties style:font-name="Liberation Sans"/>
    </style:style>
    <style:style style:name="T2" style:family="text">
      <style:text-properties style:font-name="Liberation Sans" officeooo:rsid="0021b4e3"/>
    </style:style>
    <style:style style:name="T3" style:family="text">
      <style:text-properties style:font-name="Liberation Sans" officeooo:rsid="0024425a"/>
    </style:style>
    <style:style style:name="T4" style:family="text">
      <style:text-properties style:font-name="Liberation Sans" officeooo:rsid="002462a8"/>
    </style:style>
    <style:style style:name="T5" style:family="text">
      <style:text-properties style:font-name="Liberation Sans" fo:font-size="16.1000003814697pt" fo:font-weight="bold" officeooo:rsid="002827af" style:font-name-asian="Noto Sans CJK SC" style:font-size-asian="16.1000003814697pt" style:font-weight-asian="bold" style:font-name-complex="Noto Sans Devanagari" style:font-size-complex="16.1000003814697pt" style:font-weight-complex="bold"/>
    </style:style>
    <style:style style:name="T6" style:family="text">
      <style:text-properties style:font-name="Liberation Sans" fo:font-weight="bold" style:font-weight-asian="bold" style:font-weight-complex="bold"/>
    </style:style>
    <style:style style:name="T7" style:family="text">
      <style:text-properties style:font-name="Liberation Sans" fo:font-weight="bold" officeooo:rsid="00295c29" style:font-weight-asian="bold" style:font-weight-complex="bold"/>
    </style:style>
    <style:style style:name="T8" style:family="text">
      <style:text-properties style:font-name="Liberation Sans" fo:font-weight="bold" officeooo:rsid="002827af" style:font-weight-asian="bold" style:font-weight-complex="bold"/>
    </style:style>
    <style:style style:name="T9" style:family="text">
      <style:text-properties style:font-name="Liberation Sans" fo:font-weight="bold" officeooo:rsid="00bfa709" style:font-weight-asian="bold" style:font-weight-complex="bold"/>
    </style:style>
    <style:style style:name="T10" style:family="text">
      <style:text-properties style:font-name="Liberation Sans" fo:font-weight="bold" officeooo:rsid="00de21fa" style:font-weight-asian="bold" style:font-weight-complex="bold"/>
    </style:style>
    <style:style style:name="T11" style:family="text">
      <style:text-properties style:font-name="Liberation Sans" fo:font-weight="bold" officeooo:rsid="00fc5a65" style:font-weight-asian="bold" style:font-weight-complex="bold"/>
    </style:style>
    <style:style style:name="T12" style:family="text">
      <style:text-properties style:font-name="Liberation Sans" fo:font-weight="bold" officeooo:rsid="00fef524" style:font-weight-asian="bold" style:font-weight-complex="bold"/>
    </style:style>
    <style:style style:name="T13" style:family="text">
      <style:text-properties style:font-name="Liberation Sans" fo:font-weight="bold" officeooo:rsid="010a3d99" style:font-weight-asian="bold" style:font-weight-complex="bold"/>
    </style:style>
    <style:style style:name="T14" style:family="text">
      <style:text-properties style:font-name="Liberation Sans" fo:font-weight="bold" officeooo:rsid="0125c345" style:font-weight-asian="bold" style:font-weight-complex="bold"/>
    </style:style>
    <style:style style:name="T15" style:family="text">
      <style:text-properties style:font-name="Liberation Sans" fo:font-weight="bold" officeooo:rsid="017f1fe8" style:font-weight-asian="bold" style:font-weight-complex="bold"/>
    </style:style>
    <style:style style:name="T16" style:family="text">
      <style:text-properties style:font-name="Liberation Sans" fo:font-weight="bold" officeooo:rsid="01575a9d" style:font-weight-asian="bold" style:font-weight-complex="bold"/>
    </style:style>
    <style:style style:name="T17" style:family="text">
      <style:text-properties style:font-name="Liberation Sans" officeooo:rsid="002827af"/>
    </style:style>
    <style:style style:name="T18" style:family="text">
      <style:text-properties style:font-name="Liberation Sans" fo:font-weight="normal" officeooo:rsid="0154e754" style:font-weight-asian="normal" style:font-weight-complex="normal"/>
    </style:style>
    <style:style style:name="T19" style:family="text">
      <style:text-properties style:font-name="Liberation Sans" fo:font-weight="normal" officeooo:rsid="0161465b" style:font-weight-asian="normal" style:font-weight-complex="normal"/>
    </style:style>
    <style:style style:name="T20" style:family="text">
      <style:text-properties style:font-name="Liberation Sans" fo:font-weight="normal" officeooo:rsid="019c7c35" style:font-weight-asian="normal" style:font-weight-complex="normal"/>
    </style:style>
    <style:style style:name="T21" style:family="text">
      <style:text-properties style:font-name="Liberation Sans" fo:font-weight="normal" officeooo:rsid="019f73d7" style:font-weight-asian="normal" style:font-weight-complex="normal"/>
    </style:style>
    <style:style style:name="T22" style:family="text">
      <style:text-properties style:font-name="Liberation Sans" fo:font-weight="normal" officeooo:rsid="00fc5a65" style:font-weight-asian="normal" style:font-weight-complex="normal"/>
    </style:style>
    <style:style style:name="T23" style:family="text">
      <style:text-properties style:font-name="Liberation Sans" fo:font-weight="normal" officeooo:rsid="01eeed85" style:font-weight-asian="normal" style:font-weight-complex="normal"/>
    </style:style>
    <style:style style:name="T24" style:family="text">
      <style:text-properties style:font-name="Liberation Sans" fo:font-size="12pt" officeooo:rsid="00eda3a4" style:font-size-asian="12pt" style:font-size-complex="12pt"/>
    </style:style>
    <style:style style:name="T25" style:family="text">
      <style:text-properties style:font-name="Liberation Sans" officeooo:rsid="002adf65"/>
    </style:style>
    <style:style style:name="T26" style:family="text">
      <style:text-properties style:font-name="Liberation Sans" officeooo:rsid="003b593c"/>
    </style:style>
    <style:style style:name="T27" style:family="text">
      <style:text-properties style:font-name="Liberation Sans" officeooo:rsid="00269aab"/>
    </style:style>
    <style:style style:name="T28" style:family="text">
      <style:text-properties style:font-name="Liberation Sans" officeooo:rsid="003ec963"/>
    </style:style>
    <style:style style:name="T29" style:family="text">
      <style:text-properties style:font-name="Liberation Sans" fo:font-style="italic" style:font-style-asian="italic" style:font-style-complex="italic"/>
    </style:style>
    <style:style style:name="T30" style:family="text">
      <style:text-properties style:font-name="Liberation Sans" fo:font-style="italic" officeooo:rsid="00fef524" style:font-style-asian="italic" style:font-style-complex="italic"/>
    </style:style>
    <style:style style:name="T31" style:family="text">
      <style:text-properties style:font-name="Liberation Sans" fo:font-style="italic" officeooo:rsid="003b593c" style:font-style-asian="italic" style:font-style-complex="italic"/>
    </style:style>
    <style:style style:name="T32" style:family="text">
      <style:text-properties style:font-name="Liberation Sans" fo:font-size="10pt" officeooo:rsid="00fef524" style:font-size-asian="8.75pt" style:font-size-complex="10pt"/>
    </style:style>
    <style:style style:name="T33" style:family="text">
      <style:text-properties style:font-name="Liberation Sans" fo:font-size="10pt" officeooo:rsid="0100390e" style:font-size-asian="8.75pt" style:font-size-complex="10pt"/>
    </style:style>
    <style:style style:name="T34" style:family="text">
      <style:text-properties style:font-name="Liberation Sans" fo:font-size="10pt" officeooo:rsid="01ac293c" style:font-size-asian="8.75pt" style:font-size-complex="10pt"/>
    </style:style>
    <style:style style:name="T35" style:family="text">
      <style:text-properties style:font-name="Liberation Sans" fo:font-size="10pt" officeooo:rsid="00cc70aa" style:font-size-asian="10pt" style:font-size-complex="10pt"/>
    </style:style>
    <style:style style:name="T36" style:family="text">
      <style:text-properties style:font-name="Liberation Sans" fo:font-size="10pt" officeooo:rsid="00cd1fe8" style:font-size-asian="10pt" style:font-size-complex="10pt"/>
    </style:style>
    <style:style style:name="T37" style:family="text">
      <style:text-properties style:font-name="Liberation Sans" fo:font-size="10pt" officeooo:rsid="00e18a11" style:font-size-asian="10pt" style:font-size-complex="10pt"/>
    </style:style>
    <style:style style:name="T38" style:family="text">
      <style:text-properties style:font-name="Liberation Sans" fo:font-size="10pt" officeooo:rsid="002a270d" style:font-size-asian="10pt" style:font-size-complex="10pt"/>
    </style:style>
    <style:style style:name="T39" style:family="text">
      <style:text-properties style:font-name="Liberation Sans" fo:font-size="10pt" officeooo:rsid="00ea5fa8" style:font-size-asian="10pt" style:font-size-complex="10pt"/>
    </style:style>
    <style:style style:name="T40" style:family="text">
      <style:text-properties style:font-name="Liberation Sans" fo:font-size="10pt" officeooo:rsid="00eae621" style:font-size-asian="10pt" style:font-size-complex="10pt"/>
    </style:style>
    <style:style style:name="T41" style:family="text">
      <style:text-properties style:font-name="Liberation Sans" fo:font-size="10pt" officeooo:rsid="00ecb876" style:font-size-asian="10pt" style:font-size-complex="10pt"/>
    </style:style>
    <style:style style:name="T42" style:family="text">
      <style:text-properties style:font-name="Liberation Sans" fo:font-size="10pt" officeooo:rsid="00fef524" style:font-size-asian="10pt" style:font-size-complex="10pt"/>
    </style:style>
    <style:style style:name="T43" style:family="text">
      <style:text-properties style:font-name="Liberation Sans" fo:font-size="10pt" officeooo:rsid="010234dc" style:font-size-asian="10pt" style:font-size-complex="10pt"/>
    </style:style>
    <style:style style:name="T44" style:family="text">
      <style:text-properties style:font-name="Liberation Sans" fo:font-size="10pt" officeooo:rsid="00ebfa22" style:font-size-asian="10pt" style:font-size-complex="10pt"/>
    </style:style>
    <style:style style:name="T45" style:family="text">
      <style:text-properties style:font-name="Liberation Sans" fo:font-size="10pt" officeooo:rsid="0154e754" style:font-size-asian="10pt" style:font-size-complex="10pt"/>
    </style:style>
    <style:style style:name="T46" style:family="text">
      <style:text-properties style:font-name="Liberation Sans" fo:font-size="10pt" officeooo:rsid="01566cbf" style:font-size-asian="10pt" style:font-size-complex="10pt"/>
    </style:style>
    <style:style style:name="T47" style:family="text">
      <style:text-properties style:font-name="Liberation Sans" fo:font-size="10pt" officeooo:rsid="0193dba0" style:font-size-asian="10pt" style:font-size-complex="10pt"/>
    </style:style>
    <style:style style:name="T48" style:family="text">
      <style:text-properties style:font-name="Liberation Sans" fo:font-size="10pt" officeooo:rsid="01c838f2" style:font-size-asian="10pt" style:font-size-complex="10pt"/>
    </style:style>
    <style:style style:name="T49" style:family="text">
      <style:text-properties style:font-name="Liberation Sans" fo:font-size="10pt" officeooo:rsid="01ac293c" style:font-size-asian="10pt" style:font-size-complex="10pt"/>
    </style:style>
    <style:style style:name="T50" style:family="text">
      <style:text-properties style:font-name="Liberation Sans" fo:font-size="10pt" officeooo:rsid="005fff7a" style:font-size-asian="10pt" style:font-size-complex="10pt"/>
    </style:style>
    <style:style style:name="T51" style:family="text">
      <style:text-properties style:font-name="Liberation Sans" fo:font-size="10pt" officeooo:rsid="01aac442" style:font-size-asian="10pt" style:font-size-complex="10pt"/>
    </style:style>
    <style:style style:name="T52" style:family="text">
      <style:text-properties style:font-name="Liberation Sans" fo:font-size="10pt" officeooo:rsid="01acd134" style:font-size-asian="10pt" style:font-size-complex="10pt"/>
    </style:style>
    <style:style style:name="T53" style:family="text">
      <style:text-properties style:font-name="Liberation Sans" fo:font-size="10pt" officeooo:rsid="01ac8b50" style:font-size-asian="10pt" style:font-size-complex="10pt"/>
    </style:style>
    <style:style style:name="T54" style:family="text">
      <style:text-properties style:font-name="Liberation Sans" fo:font-size="10pt" fo:font-style="italic" officeooo:rsid="00cc70aa" style:font-size-asian="10pt" style:font-style-asian="italic" style:font-size-complex="10pt" style:font-style-complex="italic"/>
    </style:style>
    <style:style style:name="T55" style:family="text">
      <style:text-properties style:font-name="Liberation Sans" fo:font-size="10pt" fo:font-style="italic" officeooo:rsid="00e18a11" style:font-size-asian="10pt" style:font-style-asian="italic" style:font-size-complex="10pt" style:font-style-complex="italic"/>
    </style:style>
    <style:style style:name="T56" style:family="text">
      <style:text-properties style:font-name="Liberation Sans" fo:font-size="10pt" fo:font-style="normal" officeooo:rsid="00cc70aa" style:font-size-asian="10pt" style:font-style-asian="normal" style:font-size-complex="10pt" style:font-style-complex="normal"/>
    </style:style>
    <style:style style:name="T57" style:family="text">
      <style:text-properties style:font-name="Liberation Sans" fo:font-size="10pt" fo:font-style="normal" officeooo:rsid="00e18a11" style:font-size-asian="10pt" style:font-style-asian="normal" style:font-size-complex="10pt" style:font-style-complex="normal"/>
    </style:style>
    <style:style style:name="T58" style:family="text">
      <style:text-properties style:font-name="Liberation Sans" fo:font-size="10pt" fo:font-style="normal" officeooo:rsid="01328c37" style:font-size-asian="10pt" style:font-style-asian="normal" style:font-size-complex="10pt" style:font-style-complex="normal"/>
    </style:style>
    <style:style style:name="T59" style:family="text">
      <style:text-properties style:font-name="Liberation Sans" officeooo:rsid="00aab37c"/>
    </style:style>
    <style:style style:name="T60" style:family="text">
      <style:text-properties style:font-name="Liberation Sans" officeooo:rsid="00ac90ef"/>
    </style:style>
    <style:style style:name="T61" style:family="text">
      <style:text-properties style:font-name="Liberation Sans" officeooo:rsid="00ae4211"/>
    </style:style>
    <style:style style:name="T62" style:family="text">
      <style:text-properties style:font-name="Liberation Sans" officeooo:rsid="00ae75cb"/>
    </style:style>
    <style:style style:name="T63" style:family="text">
      <style:text-properties style:font-name="Liberation Sans" officeooo:rsid="00ae9806"/>
    </style:style>
    <style:style style:name="T64" style:family="text">
      <style:text-properties style:font-name="Liberation Sans" officeooo:rsid="00b104f3"/>
    </style:style>
    <style:style style:name="T65" style:family="text">
      <style:text-properties style:font-name="Liberation Sans" officeooo:rsid="00b00b25"/>
    </style:style>
    <style:style style:name="T66" style:family="text">
      <style:text-properties style:font-name="Liberation Sans" officeooo:rsid="00b421f3"/>
    </style:style>
    <style:style style:name="T67" style:family="text">
      <style:text-properties style:font-name="Liberation Sans" officeooo:rsid="00b5ac9c"/>
    </style:style>
    <style:style style:name="T68" style:family="text">
      <style:text-properties style:font-name="Liberation Sans" fo:font-size="11pt" officeooo:rsid="00b989c2" style:font-size-asian="11pt" style:font-size-complex="11pt"/>
    </style:style>
    <style:style style:name="T69" style:family="text">
      <style:text-properties style:font-name="Liberation Sans" fo:font-size="11pt" officeooo:rsid="00b7a05b" style:font-size-asian="11pt" style:font-size-complex="11pt"/>
    </style:style>
    <style:style style:name="T70" style:family="text">
      <style:text-properties style:font-name="Liberation Sans" officeooo:rsid="00be05a8"/>
    </style:style>
    <style:style style:name="T71" style:family="text">
      <style:text-properties style:font-name="Liberation Sans" officeooo:rsid="00c402bf"/>
    </style:style>
    <style:style style:name="T72" style:family="text">
      <style:text-properties style:font-name="Liberation Sans" officeooo:rsid="00bfa709"/>
    </style:style>
    <style:style style:name="T73" style:family="text">
      <style:text-properties style:font-name="Liberation Sans" officeooo:rsid="00c45fba"/>
    </style:style>
    <style:style style:name="T74" style:family="text">
      <style:text-properties style:font-name="Liberation Sans" officeooo:rsid="00b989c2"/>
    </style:style>
    <style:style style:name="T75" style:family="text">
      <style:text-properties style:font-name="Liberation Sans" officeooo:rsid="00c4e4bf"/>
    </style:style>
    <style:style style:name="T76" style:family="text">
      <style:text-properties style:font-name="Liberation Sans" officeooo:rsid="00c64660"/>
    </style:style>
    <style:style style:name="T77" style:family="text">
      <style:text-properties style:font-name="Liberation Sans" officeooo:rsid="00c774d8"/>
    </style:style>
    <style:style style:name="T78" style:family="text">
      <style:text-properties style:font-name="Liberation Sans" officeooo:rsid="00c945cc"/>
    </style:style>
    <style:style style:name="T79" style:family="text">
      <style:text-properties style:font-name="Liberation Sans" officeooo:rsid="00cabb16"/>
    </style:style>
    <style:style style:name="T80" style:family="text">
      <style:text-properties style:font-name="Liberation Sans" fo:font-style="normal" style:font-style-asian="normal" style:font-style-complex="normal"/>
    </style:style>
    <style:style style:name="T81" style:family="text">
      <style:text-properties style:font-name="Liberation Sans" fo:font-style="normal" officeooo:rsid="00d20ae0" style:font-style-asian="normal" style:font-style-complex="normal"/>
    </style:style>
    <style:style style:name="T82" style:family="text">
      <style:text-properties style:font-name="Liberation Sans" fo:font-style="normal" officeooo:rsid="00d511f1" style:font-style-asian="normal" style:font-style-complex="normal"/>
    </style:style>
    <style:style style:name="T83" style:family="text">
      <style:text-properties style:font-name="Liberation Sans" fo:font-style="normal" officeooo:rsid="00d70380" style:font-style-asian="normal" style:font-style-complex="normal"/>
    </style:style>
    <style:style style:name="T84" style:family="text">
      <style:text-properties style:font-name="Liberation Sans" fo:font-style="normal" officeooo:rsid="00d7d989" style:font-style-asian="normal" style:font-style-complex="normal"/>
    </style:style>
    <style:style style:name="T85" style:family="text">
      <style:text-properties style:font-name="Liberation Sans" fo:font-style="normal" officeooo:rsid="00d99352" style:font-style-asian="normal" style:font-style-complex="normal"/>
    </style:style>
    <style:style style:name="T86" style:family="text">
      <style:text-properties style:font-name="Liberation Sans" fo:font-style="normal" officeooo:rsid="00e00974" style:font-style-asian="normal" style:font-style-complex="normal"/>
    </style:style>
    <style:style style:name="T87" style:family="text">
      <style:text-properties style:font-name="Liberation Sans" fo:font-style="normal" officeooo:rsid="00e0b843" style:font-style-asian="normal" style:font-style-complex="normal"/>
    </style:style>
    <style:style style:name="T88" style:family="text">
      <style:text-properties style:font-name="Liberation Sans" fo:font-style="normal" officeooo:rsid="00e1259e" style:font-style-asian="normal" style:font-style-complex="normal"/>
    </style:style>
    <style:style style:name="T89" style:family="text">
      <style:text-properties style:font-name="Liberation Sans" fo:font-style="normal" officeooo:rsid="00e18a11" style:font-style-asian="normal" style:font-style-complex="normal"/>
    </style:style>
    <style:style style:name="T90" style:family="text">
      <style:text-properties style:font-name="Liberation Sans" fo:font-style="normal" officeooo:rsid="00cd1fe8" style:font-style-asian="normal" style:font-style-complex="normal"/>
    </style:style>
    <style:style style:name="T91" style:family="text">
      <style:text-properties style:font-name="Liberation Sans" fo:font-style="normal" officeooo:rsid="00ced1f4" style:font-style-asian="normal" style:font-style-complex="normal"/>
    </style:style>
    <style:style style:name="T92" style:family="text">
      <style:text-properties style:font-name="Liberation Sans" fo:font-style="normal" officeooo:rsid="00e72a99" style:font-style-asian="normal" style:font-style-complex="normal"/>
    </style:style>
    <style:style style:name="T93" style:family="text">
      <style:text-properties style:font-name="Liberation Sans" fo:font-style="normal" officeooo:rsid="00e8af5f" style:font-style-asian="normal" style:font-style-complex="normal"/>
    </style:style>
    <style:style style:name="T94" style:family="text">
      <style:text-properties style:font-name="Liberation Sans" fo:font-style="normal" officeooo:rsid="011a5465" style:font-style-asian="normal" style:font-style-complex="normal"/>
    </style:style>
    <style:style style:name="T95" style:family="text">
      <style:text-properties style:font-name="Liberation Sans" fo:font-style="normal" officeooo:rsid="011f67b7" style:font-style-asian="normal" style:font-style-complex="normal"/>
    </style:style>
    <style:style style:name="T96" style:family="text">
      <style:text-properties style:font-name="Liberation Sans" fo:font-style="normal" officeooo:rsid="0121c22f" style:font-style-asian="normal" style:font-style-complex="normal"/>
    </style:style>
    <style:style style:name="T97" style:family="text">
      <style:text-properties style:font-name="Liberation Sans" fo:font-style="normal" officeooo:rsid="0122e99b" style:font-style-asian="normal" style:font-style-complex="normal"/>
    </style:style>
    <style:style style:name="T98" style:family="text">
      <style:text-properties style:font-name="Liberation Sans" fo:font-style="normal" officeooo:rsid="01236ab3" style:font-style-asian="normal" style:font-style-complex="normal"/>
    </style:style>
    <style:style style:name="T99" style:family="text">
      <style:text-properties style:font-name="Liberation Sans" fo:font-style="normal" officeooo:rsid="01254663" style:font-style-asian="normal" style:font-style-complex="normal"/>
    </style:style>
    <style:style style:name="T100" style:family="text">
      <style:text-properties style:font-name="Liberation Sans" fo:font-style="normal" officeooo:rsid="01315fed" style:font-style-asian="normal" style:font-style-complex="normal"/>
    </style:style>
    <style:style style:name="T101" style:family="text">
      <style:text-properties style:font-name="Liberation Sans" fo:font-style="normal" officeooo:rsid="01323e75" style:font-style-asian="normal" style:font-style-complex="normal"/>
    </style:style>
    <style:style style:name="T102" style:family="text">
      <style:text-properties style:font-name="Liberation Sans" fo:font-style="normal" officeooo:rsid="01a669fd" style:font-style-asian="normal" style:font-style-complex="normal"/>
    </style:style>
    <style:style style:name="T103" style:family="text">
      <style:text-properties style:font-name="Liberation Sans" fo:font-style="normal" officeooo:rsid="01a721ef" style:font-style-asian="normal" style:font-style-complex="normal"/>
    </style:style>
    <style:style style:name="T104" style:family="text">
      <style:text-properties style:font-name="Liberation Sans" fo:font-style="normal" officeooo:rsid="01a7bb68" style:font-style-asian="normal" style:font-style-complex="normal"/>
    </style:style>
    <style:style style:name="T105" style:family="text">
      <style:text-properties style:font-name="Liberation Sans" fo:font-style="normal" officeooo:rsid="01e4166f" style:font-style-asian="normal" style:font-style-complex="normal"/>
    </style:style>
    <style:style style:name="T106" style:family="text">
      <style:text-properties style:font-name="Liberation Sans" fo:font-style="normal" officeooo:rsid="01ed7900" style:font-style-asian="normal" style:font-style-complex="normal"/>
    </style:style>
    <style:style style:name="T107" style:family="text">
      <style:text-properties style:font-name="Liberation Sans" fo:font-style="normal" fo:font-weight="bold" officeooo:rsid="0108febe" style:font-style-asian="normal" style:font-weight-asian="bold" style:font-style-complex="normal" style:font-weight-complex="bold"/>
    </style:style>
    <style:style style:name="T108" style:family="text">
      <style:text-properties style:font-name="Liberation Sans" officeooo:rsid="00de21fa"/>
    </style:style>
    <style:style style:name="T109" style:family="text">
      <style:text-properties style:font-name="Liberation Sans" officeooo:rsid="00ea5fa8"/>
    </style:style>
    <style:style style:name="T110" style:family="text">
      <style:text-properties style:font-name="Liberation Sans" officeooo:rsid="00f73f35"/>
    </style:style>
    <style:style style:name="T111" style:family="text">
      <style:text-properties style:font-name="Liberation Sans" officeooo:rsid="00dc23d5"/>
    </style:style>
    <style:style style:name="T112" style:family="text">
      <style:text-properties style:font-name="Liberation Sans" officeooo:rsid="00f4ef48"/>
    </style:style>
    <style:style style:name="T113" style:family="text">
      <style:text-properties style:font-name="Liberation Sans" officeooo:rsid="00f58573"/>
    </style:style>
    <style:style style:name="T114" style:family="text">
      <style:text-properties style:font-name="Liberation Sans" officeooo:rsid="00facee8"/>
    </style:style>
    <style:style style:name="T115" style:family="text">
      <style:text-properties style:font-name="Liberation Sans" officeooo:rsid="00fc5a65"/>
    </style:style>
    <style:style style:name="T116" style:family="text">
      <style:text-properties style:font-name="Liberation Sans" officeooo:rsid="01002b94"/>
    </style:style>
    <style:style style:name="T117" style:family="text">
      <style:text-properties style:font-name="Liberation Sans" officeooo:rsid="00fef524"/>
    </style:style>
    <style:style style:name="T118" style:family="text">
      <style:text-properties style:font-name="Liberation Sans" officeooo:rsid="010a200d"/>
    </style:style>
    <style:style style:name="T119" style:family="text">
      <style:text-properties style:font-name="Liberation Sans" officeooo:rsid="010c56d4"/>
    </style:style>
    <style:style style:name="T120" style:family="text">
      <style:text-properties style:font-name="Liberation Sans" officeooo:rsid="0117c61d"/>
    </style:style>
    <style:style style:name="T121" style:family="text">
      <style:text-properties style:font-name="Liberation Sans" officeooo:rsid="01075d68"/>
    </style:style>
    <style:style style:name="T122" style:family="text">
      <style:text-properties style:font-name="Liberation Sans" officeooo:rsid="0108febe"/>
    </style:style>
    <style:style style:name="T123" style:family="text">
      <style:text-properties style:font-name="Liberation Sans" officeooo:rsid="010a3d99"/>
    </style:style>
    <style:style style:name="T124" style:family="text">
      <style:text-properties style:font-name="Liberation Sans" officeooo:rsid="01110db8"/>
    </style:style>
    <style:style style:name="T125" style:family="text">
      <style:text-properties style:font-name="Liberation Sans" officeooo:rsid="0114913f"/>
    </style:style>
    <style:style style:name="T126" style:family="text">
      <style:text-properties style:font-name="Liberation Sans" fo:font-size="9pt" officeooo:rsid="012a9cb7" style:font-size-asian="9pt" style:font-size-complex="9pt"/>
    </style:style>
    <style:style style:name="T127" style:family="text">
      <style:text-properties style:font-name="Liberation Sans" fo:font-size="9pt" officeooo:rsid="0134173b" style:font-size-asian="9pt" style:font-size-complex="9pt"/>
    </style:style>
    <style:style style:name="T128" style:family="text">
      <style:text-properties style:font-name="Liberation Sans" fo:font-size="9pt" officeooo:rsid="0166445a" style:font-size-asian="9pt" style:font-size-complex="9pt"/>
    </style:style>
    <style:style style:name="T129" style:family="text">
      <style:text-properties style:font-name="Liberation Sans" fo:font-size="9pt" officeooo:rsid="01908a5a" style:font-size-asian="9pt" style:font-size-complex="9pt"/>
    </style:style>
    <style:style style:name="T130" style:family="text">
      <style:text-properties style:font-name="Liberation Sans" officeooo:rsid="01257e16"/>
    </style:style>
    <style:style style:name="T131" style:family="text">
      <style:text-properties style:font-name="Liberation Sans" officeooo:rsid="0125c345"/>
    </style:style>
    <style:style style:name="T132" style:family="text">
      <style:text-properties style:font-name="Liberation Sans" officeooo:rsid="0130301a"/>
    </style:style>
    <style:style style:name="T133" style:family="text">
      <style:text-properties style:font-name="Liberation Sans" officeooo:rsid="01315fed"/>
    </style:style>
    <style:style style:name="T134" style:family="text">
      <style:text-properties style:font-name="Liberation Sans" officeooo:rsid="01323e75"/>
    </style:style>
    <style:style style:name="T135" style:family="text">
      <style:text-properties style:font-name="Liberation Sans" officeooo:rsid="01328c37"/>
    </style:style>
    <style:style style:name="T136" style:family="text">
      <style:text-properties style:font-name="Liberation Sans" officeooo:rsid="010bd7a2"/>
    </style:style>
    <style:style style:name="T137" style:family="text">
      <style:text-properties style:font-name="Liberation Sans" officeooo:rsid="013d1bfa"/>
    </style:style>
    <style:style style:name="T138" style:family="text">
      <style:text-properties style:font-name="Liberation Sans" officeooo:rsid="0149e377"/>
    </style:style>
    <style:style style:name="T139" style:family="text">
      <style:text-properties style:font-name="Liberation Sans" officeooo:rsid="014aa8f7"/>
    </style:style>
    <style:style style:name="T140" style:family="text">
      <style:text-properties style:font-name="Liberation Sans" officeooo:rsid="014f7089"/>
    </style:style>
    <style:style style:name="T141" style:family="text">
      <style:text-properties style:font-name="Liberation Sans" officeooo:rsid="0150b8ee"/>
    </style:style>
    <style:style style:name="T142" style:family="text">
      <style:text-properties style:font-name="Liberation Sans" officeooo:rsid="01522563"/>
    </style:style>
    <style:style style:name="T143" style:family="text">
      <style:text-properties style:font-name="Liberation Sans" officeooo:rsid="0153d6bc"/>
    </style:style>
    <style:style style:name="T144" style:family="text">
      <style:text-properties style:font-name="Liberation Sans" officeooo:rsid="011ad81c"/>
    </style:style>
    <style:style style:name="T145" style:family="text">
      <style:text-properties style:font-name="Liberation Sans" officeooo:rsid="011cd229"/>
    </style:style>
    <style:style style:name="T146" style:family="text">
      <style:text-properties style:font-name="Liberation Sans" officeooo:rsid="015b29e1"/>
    </style:style>
    <style:style style:name="T147" style:family="text">
      <style:text-properties style:font-name="Liberation Sans" officeooo:rsid="016b6281"/>
    </style:style>
    <style:style style:name="T148" style:family="text">
      <style:text-properties style:font-name="Liberation Sans" officeooo:rsid="01759267"/>
    </style:style>
    <style:style style:name="T149" style:family="text">
      <style:text-properties style:font-name="Liberation Sans" officeooo:rsid="0176fb99"/>
    </style:style>
    <style:style style:name="T150" style:family="text">
      <style:text-properties style:font-name="Liberation Sans" officeooo:rsid="0177d067"/>
    </style:style>
    <style:style style:name="T151" style:family="text">
      <style:text-properties style:font-name="Liberation Sans" officeooo:rsid="0179b675"/>
    </style:style>
    <style:style style:name="T152" style:family="text">
      <style:text-properties style:font-name="Liberation Sans" officeooo:rsid="01575a9d"/>
    </style:style>
    <style:style style:name="T153" style:family="text">
      <style:text-properties style:font-name="Liberation Sans" officeooo:rsid="018239ae"/>
    </style:style>
    <style:style style:name="T154" style:family="text">
      <style:text-properties style:font-name="Liberation Sans" officeooo:rsid="0183695e"/>
    </style:style>
    <style:style style:name="T155" style:family="text">
      <style:text-properties style:font-name="Liberation Sans" officeooo:rsid="0187aad2"/>
    </style:style>
    <style:style style:name="T156" style:family="text">
      <style:text-properties style:font-name="Liberation Sans" officeooo:rsid="018cb555"/>
    </style:style>
    <style:style style:name="T157" style:family="text">
      <style:text-properties style:font-name="Liberation Sans" officeooo:rsid="0126a5e9"/>
    </style:style>
    <style:style style:name="T158" style:family="text">
      <style:text-properties style:font-name="Liberation Sans" officeooo:rsid="018e82b1"/>
    </style:style>
    <style:style style:name="T159" style:family="text">
      <style:text-properties style:font-name="Liberation Sans" officeooo:rsid="018ea89f"/>
    </style:style>
    <style:style style:name="T160" style:family="text">
      <style:text-properties style:font-name="Liberation Sans" officeooo:rsid="0192e8b8"/>
    </style:style>
    <style:style style:name="T161" style:family="text">
      <style:text-properties style:font-name="Liberation Sans" officeooo:rsid="01a4986d"/>
    </style:style>
    <style:style style:name="T162" style:family="text">
      <style:text-properties style:font-name="Liberation Sans" officeooo:rsid="01c75d4e"/>
    </style:style>
    <style:style style:name="T163" style:family="text">
      <style:text-properties style:font-name="Liberation Sans" officeooo:rsid="01e09316"/>
    </style:style>
    <style:style style:name="T164" style:family="text">
      <style:text-properties style:font-name="Liberation Sans" officeooo:rsid="01e1940e"/>
    </style:style>
    <style:style style:name="T165" style:family="text">
      <style:text-properties style:font-name="Liberation Sans" officeooo:rsid="01e2c4dc"/>
    </style:style>
    <style:style style:name="T166" style:family="text">
      <style:text-properties style:font-name="Liberation Sans" officeooo:rsid="01e57d6f"/>
    </style:style>
    <style:style style:name="T167" style:family="text">
      <style:text-properties style:font-name="Liberation Sans" officeooo:rsid="01e7fc05"/>
    </style:style>
    <style:style style:name="T168" style:family="text">
      <style:text-properties style:font-name="Liberation Sans" officeooo:rsid="01e9dc70"/>
    </style:style>
    <style:style style:name="T169" style:family="text">
      <style:text-properties style:font-name="Liberation Sans" officeooo:rsid="01e9f8ed"/>
    </style:style>
    <style:style style:name="T170" style:family="text">
      <style:text-properties style:font-name="Liberation Sans" officeooo:rsid="01ebd3c8"/>
    </style:style>
    <style:style style:name="T171" style:family="text">
      <style:text-properties style:font-name="Liberation Sans" officeooo:rsid="01ecf8c6"/>
    </style:style>
    <style:style style:name="T172" style:family="text">
      <style:text-properties style:font-name="Liberation Sans" fo:font-size="14.1000003814697pt" fo:font-style="normal" fo:font-weight="bold" officeooo:rsid="01ecf8c6" style:font-name-asian="Noto Sans CJK SC" style:font-size-asian="14.1000003814697pt" style:font-style-asian="normal" style:font-weight-asian="bold" style:font-name-complex="Noto Sans Devanagari" style:font-size-complex="14.1000003814697pt" style:font-style-complex="normal" style:font-weight-complex="bold"/>
    </style:style>
    <style:style style:name="T173" style:family="text">
      <style:text-properties style:font-name="Liberation Sans" officeooo:rsid="007bf2b8"/>
    </style:style>
    <style:style style:name="T174" style:family="text">
      <style:text-properties style:font-name="Liberation Sans" officeooo:rsid="01aa7967"/>
    </style:style>
    <style:style style:name="T175" style:family="text">
      <style:text-properties style:font-name="Liberation Sans" officeooo:rsid="01aac442"/>
    </style:style>
    <style:style style:name="T176" style:family="text">
      <style:text-properties style:font-name="Liberation Sans" officeooo:rsid="01b44a11"/>
    </style:style>
    <style:style style:name="T177" style:family="text">
      <style:text-properties officeooo:rsid="002462a8"/>
    </style:style>
    <style:style style:name="T178" style:family="text">
      <style:text-properties officeooo:rsid="0025b25b"/>
    </style:style>
    <style:style style:name="T179" style:family="text">
      <style:text-properties officeooo:rsid="00269aab"/>
    </style:style>
    <style:style style:name="T180" style:family="text">
      <style:text-properties style:font-name="Liberation Mono"/>
    </style:style>
    <style:style style:name="T181" style:family="text">
      <style:text-properties style:font-name="Liberation Mono" officeooo:rsid="00269aab"/>
    </style:style>
    <style:style style:name="T182" style:family="text">
      <style:text-properties style:font-name="Liberation Mono" fo:font-weight="normal" officeooo:rsid="0154e754" style:font-weight-asian="normal" style:font-weight-complex="normal"/>
    </style:style>
    <style:style style:name="T183" style:family="text">
      <style:text-properties style:font-name="Liberation Mono" fo:font-weight="normal" officeooo:rsid="019c7c35" style:font-weight-asian="normal" style:font-weight-complex="normal"/>
    </style:style>
    <style:style style:name="T184" style:family="text">
      <style:text-properties style:font-name="Liberation Mono" fo:font-size="12pt" officeooo:rsid="00eda3a4" style:font-size-asian="12pt" style:font-size-complex="12pt"/>
    </style:style>
    <style:style style:name="T185" style:family="text">
      <style:text-properties style:font-name="Liberation Mono" fo:font-size="10pt" officeooo:rsid="00ea5fa8" style:font-size-asian="10pt" style:font-size-complex="10pt"/>
    </style:style>
    <style:style style:name="T186" style:family="text">
      <style:text-properties style:font-name="Liberation Mono" fo:font-size="10pt" officeooo:rsid="00eae621" style:font-size-asian="10pt" style:font-size-complex="10pt"/>
    </style:style>
    <style:style style:name="T187" style:family="text">
      <style:text-properties style:font-name="Liberation Mono" fo:font-size="10pt" officeooo:rsid="00fef524" style:font-size-asian="10pt" style:font-size-complex="10pt"/>
    </style:style>
    <style:style style:name="T188" style:family="text">
      <style:text-properties style:font-name="Liberation Mono" fo:font-size="10pt" officeooo:rsid="00ebfa22" style:font-size-asian="10pt" style:font-size-complex="10pt"/>
    </style:style>
    <style:style style:name="T189" style:family="text">
      <style:text-properties style:font-name="Liberation Mono" fo:font-size="10pt" officeooo:rsid="00d4f34a" style:font-size-asian="10pt" style:font-size-complex="10pt"/>
    </style:style>
    <style:style style:name="T190" style:family="text">
      <style:text-properties style:font-name="Liberation Mono" fo:font-size="10pt" officeooo:rsid="0130301a" style:font-size-asian="10pt" style:font-size-complex="10pt"/>
    </style:style>
    <style:style style:name="T191" style:family="text">
      <style:text-properties style:font-name="Liberation Mono" fo:font-size="10pt" officeooo:rsid="01ac293c" style:font-size-asian="10pt" style:font-size-complex="10pt"/>
    </style:style>
    <style:style style:name="T192" style:family="text">
      <style:text-properties style:font-name="Liberation Mono" fo:font-size="10pt" officeooo:rsid="01acd134" style:font-size-asian="10pt" style:font-size-complex="10pt"/>
    </style:style>
    <style:style style:name="T193" style:family="text">
      <style:text-properties style:font-name="Liberation Mono" fo:font-size="10pt" officeooo:rsid="01ad4721" style:font-size-asian="10pt" style:font-size-complex="10pt"/>
    </style:style>
    <style:style style:name="T194" style:family="text">
      <style:text-properties style:font-name="Liberation Mono" fo:font-size="10pt" officeooo:rsid="01ac293c" style:font-size-asian="8.75pt" style:font-size-complex="10pt"/>
    </style:style>
    <style:style style:name="T195" style:family="text">
      <style:text-properties style:font-name="Liberation Mono" officeooo:rsid="002827af"/>
    </style:style>
    <style:style style:name="T196" style:family="text">
      <style:text-properties style:font-name="Liberation Mono" officeooo:rsid="003b593c"/>
    </style:style>
    <style:style style:name="T197" style:family="text">
      <style:text-properties style:font-name="Liberation Mono" officeooo:rsid="00b00b25"/>
    </style:style>
    <style:style style:name="T198" style:family="text">
      <style:text-properties style:font-name="Liberation Mono" officeooo:rsid="00c4e4bf"/>
    </style:style>
    <style:style style:name="T199" style:family="text">
      <style:text-properties style:font-name="Liberation Mono" officeooo:rsid="00c64660"/>
    </style:style>
    <style:style style:name="T200" style:family="text">
      <style:text-properties style:font-name="Liberation Mono" fo:font-style="normal" style:font-style-asian="normal" style:font-style-complex="normal"/>
    </style:style>
    <style:style style:name="T201" style:family="text">
      <style:text-properties style:font-name="Liberation Mono" fo:font-style="normal" officeooo:rsid="00d511f1" style:font-style-asian="normal" style:font-style-complex="normal"/>
    </style:style>
    <style:style style:name="T202" style:family="text">
      <style:text-properties style:font-name="Liberation Mono" fo:font-style="normal" officeooo:rsid="00d7d989" style:font-style-asian="normal" style:font-style-complex="normal"/>
    </style:style>
    <style:style style:name="T203" style:family="text">
      <style:text-properties style:font-name="Liberation Mono" fo:font-style="normal" officeooo:rsid="00e00974" style:font-style-asian="normal" style:font-style-complex="normal"/>
    </style:style>
    <style:style style:name="T204" style:family="text">
      <style:text-properties style:font-name="Liberation Mono" fo:font-style="normal" officeooo:rsid="00e0b843" style:font-style-asian="normal" style:font-style-complex="normal"/>
    </style:style>
    <style:style style:name="T205" style:family="text">
      <style:text-properties style:font-name="Liberation Mono" fo:font-style="normal" officeooo:rsid="00e1259e" style:font-style-asian="normal" style:font-style-complex="normal"/>
    </style:style>
    <style:style style:name="T206" style:family="text">
      <style:text-properties style:font-name="Liberation Mono" fo:font-style="normal" officeooo:rsid="00e18a11" style:font-style-asian="normal" style:font-style-complex="normal"/>
    </style:style>
    <style:style style:name="T207" style:family="text">
      <style:text-properties style:font-name="Liberation Mono" fo:font-style="normal" officeooo:rsid="011f67b7" style:font-style-asian="normal" style:font-style-complex="normal"/>
    </style:style>
    <style:style style:name="T208" style:family="text">
      <style:text-properties style:font-name="Liberation Mono" fo:font-style="normal" officeooo:rsid="0121c22f" style:font-style-asian="normal" style:font-style-complex="normal"/>
    </style:style>
    <style:style style:name="T209" style:family="text">
      <style:text-properties style:font-name="Liberation Mono" fo:font-style="normal" officeooo:rsid="0122e99b" style:font-style-asian="normal" style:font-style-complex="normal"/>
    </style:style>
    <style:style style:name="T210" style:family="text">
      <style:text-properties style:font-name="Liberation Mono" fo:font-style="normal" officeooo:rsid="01254663" style:font-style-asian="normal" style:font-style-complex="normal"/>
    </style:style>
    <style:style style:name="T211" style:family="text">
      <style:text-properties style:font-name="Liberation Mono" fo:font-style="normal" officeooo:rsid="01a721ef" style:font-style-asian="normal" style:font-style-complex="normal"/>
    </style:style>
    <style:style style:name="T212" style:family="text">
      <style:text-properties style:font-name="Liberation Mono" officeooo:rsid="00dc23d5"/>
    </style:style>
    <style:style style:name="T213" style:family="text">
      <style:text-properties style:font-name="Liberation Mono" officeooo:rsid="00f21118"/>
    </style:style>
    <style:style style:name="T214" style:family="text">
      <style:text-properties style:font-name="Liberation Mono" officeooo:rsid="00de21fa"/>
    </style:style>
    <style:style style:name="T215" style:family="text">
      <style:text-properties style:font-name="Liberation Mono" officeooo:rsid="00ea5fa8"/>
    </style:style>
    <style:style style:name="T216" style:family="text">
      <style:text-properties style:font-name="Liberation Mono" officeooo:rsid="00f4ef48"/>
    </style:style>
    <style:style style:name="T217" style:family="text">
      <style:text-properties style:font-name="Liberation Mono" officeooo:rsid="00f58573"/>
    </style:style>
    <style:style style:name="T218" style:family="text">
      <style:text-properties style:font-name="Liberation Mono" officeooo:rsid="00facee8"/>
    </style:style>
    <style:style style:name="T219" style:family="text">
      <style:text-properties style:font-name="Liberation Mono" officeooo:rsid="00fc5a65"/>
    </style:style>
    <style:style style:name="T220" style:family="text">
      <style:text-properties style:font-name="Liberation Mono" officeooo:rsid="00fef524"/>
    </style:style>
    <style:style style:name="T221" style:family="text">
      <style:text-properties style:font-name="Liberation Mono" officeooo:rsid="0106f6c4"/>
    </style:style>
    <style:style style:name="T222" style:family="text">
      <style:text-properties style:font-name="Liberation Mono" officeooo:rsid="01075d68"/>
    </style:style>
    <style:style style:name="T223" style:family="text">
      <style:text-properties style:font-name="Liberation Mono" officeooo:rsid="0108febe"/>
    </style:style>
    <style:style style:name="T224" style:family="text">
      <style:text-properties style:font-name="Liberation Mono" officeooo:rsid="010c56d4"/>
    </style:style>
    <style:style style:name="T225" style:family="text">
      <style:text-properties style:font-name="Liberation Mono" officeooo:rsid="011ad81c"/>
    </style:style>
    <style:style style:name="T226" style:family="text">
      <style:text-properties style:font-name="Liberation Mono" officeooo:rsid="012b1d2a"/>
    </style:style>
    <style:style style:name="T227" style:family="text">
      <style:text-properties style:font-name="Liberation Mono" officeooo:rsid="00cd1fe8"/>
    </style:style>
    <style:style style:name="T228" style:family="text">
      <style:text-properties style:font-name="Liberation Mono" officeooo:rsid="0130301a"/>
    </style:style>
    <style:style style:name="T229" style:family="text">
      <style:text-properties style:font-name="Liberation Mono" officeooo:rsid="013d1bfa"/>
    </style:style>
    <style:style style:name="T230" style:family="text">
      <style:text-properties style:font-name="Liberation Mono" officeooo:rsid="0149e377"/>
    </style:style>
    <style:style style:name="T231" style:family="text">
      <style:text-properties style:font-name="Liberation Mono" officeooo:rsid="014aa8f7"/>
    </style:style>
    <style:style style:name="T232" style:family="text">
      <style:text-properties style:font-name="Liberation Mono" officeooo:rsid="014b2ec2"/>
    </style:style>
    <style:style style:name="T233" style:family="text">
      <style:text-properties style:font-name="Liberation Mono" officeooo:rsid="0154aad1"/>
    </style:style>
    <style:style style:name="T234" style:family="text">
      <style:text-properties style:font-name="Liberation Mono" officeooo:rsid="0154e754"/>
    </style:style>
    <style:style style:name="T235" style:family="text">
      <style:text-properties style:font-name="Liberation Mono" officeooo:rsid="01594049"/>
    </style:style>
    <style:style style:name="T236" style:family="text">
      <style:text-properties style:font-name="Liberation Mono" officeooo:rsid="0153d6bc"/>
    </style:style>
    <style:style style:name="T237" style:family="text">
      <style:text-properties style:font-name="Liberation Mono" officeooo:rsid="01759267"/>
    </style:style>
    <style:style style:name="T238" style:family="text">
      <style:text-properties style:font-name="Liberation Mono" officeooo:rsid="0179b675"/>
    </style:style>
    <style:style style:name="T239" style:family="text">
      <style:text-properties style:font-name="Liberation Mono" officeooo:rsid="01575a9d"/>
    </style:style>
    <style:style style:name="T240" style:family="text">
      <style:text-properties style:font-name="Liberation Mono" officeooo:rsid="018cb555"/>
    </style:style>
    <style:style style:name="T241" style:family="text">
      <style:text-properties style:font-name="Liberation Mono" officeooo:rsid="018ea89f"/>
    </style:style>
    <style:style style:name="T242" style:family="text">
      <style:text-properties style:font-name="Liberation Mono" officeooo:rsid="0192e8b8"/>
    </style:style>
    <style:style style:name="T243" style:family="text">
      <style:text-properties style:font-name="Liberation Mono" officeooo:rsid="01e57d6f"/>
    </style:style>
    <style:style style:name="T244" style:family="text">
      <style:text-properties style:font-name="Liberation Mono" officeooo:rsid="01004630"/>
    </style:style>
    <style:style style:name="T245" style:family="text">
      <style:text-properties style:font-name="Liberation Mono" officeooo:rsid="01e7fc05"/>
    </style:style>
    <style:style style:name="T246" style:family="text">
      <style:text-properties style:font-name="Liberation Mono" officeooo:rsid="01e9dc70"/>
    </style:style>
    <style:style style:name="T247" style:family="text">
      <style:text-properties style:font-name="Liberation Mono" officeooo:rsid="01ebd3c8"/>
    </style:style>
    <style:style style:name="T248" style:family="text">
      <style:text-properties style:font-name="Liberation Mono" officeooo:rsid="0126a5e9"/>
    </style:style>
    <style:style style:name="T249" style:family="text">
      <style:text-properties style:font-name="Liberation Mono" officeooo:rsid="01aa7967"/>
    </style:style>
    <style:style style:name="T250" style:family="text">
      <style:text-properties style:font-name="Liberation Mono" officeooo:rsid="007bf2b8"/>
    </style:style>
    <style:style style:name="T251" style:family="text">
      <style:text-properties style:font-name="Liberation Mono" officeooo:rsid="01aac442"/>
    </style:style>
    <style:style style:name="T252" style:family="text">
      <style:text-properties style:font-name="Liberation Mono" officeooo:rsid="01b09ad0"/>
    </style:style>
    <style:style style:name="T253" style:family="text">
      <style:text-properties officeooo:rsid="002827af"/>
    </style:style>
    <style:style style:name="T254" style:family="text">
      <style:text-properties fo:font-weight="bold" style:font-weight-asian="bold" style:font-weight-complex="bold"/>
    </style:style>
    <style:style style:name="T255" style:family="text">
      <style:text-properties fo:font-weight="bold" officeooo:rsid="002adf65" style:font-weight-asian="bold" style:font-weight-complex="bold"/>
    </style:style>
    <style:style style:name="T256" style:family="text">
      <style:text-properties fo:font-weight="bold" officeooo:rsid="00dc23d5" style:font-weight-asian="bold" style:font-weight-complex="bold"/>
    </style:style>
    <style:style style:name="T257" style:family="text">
      <style:text-properties fo:font-weight="bold" officeooo:rsid="00f4ef48" style:font-weight-asian="bold" style:font-weight-complex="bold"/>
    </style:style>
    <style:style style:name="T258" style:family="text">
      <style:text-properties fo:font-weight="bold" officeooo:rsid="0125c345" style:font-weight-asian="bold" style:font-weight-complex="bold"/>
    </style:style>
    <style:style style:name="T259" style:family="text">
      <style:text-properties fo:font-weight="bold" officeooo:rsid="01522563" style:font-weight-asian="bold" style:font-weight-complex="bold"/>
    </style:style>
    <style:style style:name="T260" style:family="text">
      <style:text-properties officeooo:rsid="002adf65"/>
    </style:style>
    <style:style style:name="T261" style:family="text">
      <style:text-properties officeooo:rsid="003ec963"/>
    </style:style>
    <style:style style:name="T262" style:family="text">
      <style:text-properties fo:font-weight="normal" style:font-weight-asian="normal" style:font-weight-complex="normal"/>
    </style:style>
    <style:style style:name="T263" style:family="text">
      <style:text-properties fo:font-weight="normal" officeooo:rsid="0125c345" style:font-weight-asian="normal" style:font-weight-complex="normal"/>
    </style:style>
    <style:style style:name="T264" style:family="text">
      <style:text-properties fo:font-weight="normal" officeooo:rsid="01522563" style:font-weight-asian="normal" style:font-weight-complex="normal"/>
    </style:style>
    <style:style style:name="T265" style:family="text">
      <style:text-properties officeooo:rsid="00c0f647"/>
    </style:style>
    <style:style style:name="T266" style:family="text">
      <style:text-properties officeooo:rsid="00c945cc"/>
    </style:style>
    <style:style style:name="T267" style:family="text">
      <style:text-properties officeooo:rsid="00ced1f4"/>
    </style:style>
    <style:style style:name="T268" style:family="text">
      <style:text-properties officeooo:rsid="00d511f1"/>
    </style:style>
    <style:style style:name="T269" style:family="text">
      <style:text-properties officeooo:rsid="00dc23d5"/>
    </style:style>
    <style:style style:name="T270" style:family="text">
      <style:text-properties fo:font-style="normal" style:font-style-asian="normal" style:font-style-complex="normal"/>
    </style:style>
    <style:style style:name="T271" style:family="text">
      <style:text-properties fo:font-style="normal" officeooo:rsid="00e52c1c" style:font-style-asian="normal" style:font-style-complex="normal"/>
    </style:style>
    <style:style style:name="T272" style:family="text">
      <style:text-properties officeooo:rsid="00e72a99"/>
    </style:style>
    <style:style style:name="T273" style:family="text">
      <style:text-properties officeooo:rsid="00ecb876"/>
    </style:style>
    <style:style style:name="T274" style:family="text">
      <style:text-properties officeooo:rsid="00f34644"/>
    </style:style>
    <style:style style:name="T275" style:family="text">
      <style:text-properties officeooo:rsid="00f4ef48"/>
    </style:style>
    <style:style style:name="T276" style:family="text">
      <style:text-properties officeooo:rsid="00facee8"/>
    </style:style>
    <style:style style:name="T277" style:family="text">
      <style:text-properties officeooo:rsid="00fc5a65"/>
    </style:style>
    <style:style style:name="T278" style:family="text">
      <style:text-properties officeooo:rsid="00fe052c"/>
    </style:style>
    <style:style style:name="T279" style:family="text">
      <style:text-properties officeooo:rsid="01002b94"/>
    </style:style>
    <style:style style:name="T280" style:family="text">
      <style:text-properties officeooo:rsid="01004630"/>
    </style:style>
    <style:style style:name="T281" style:family="text">
      <style:text-properties officeooo:rsid="0106c104"/>
    </style:style>
    <style:style style:name="T282" style:family="text">
      <style:text-properties officeooo:rsid="010a200d"/>
    </style:style>
    <style:style style:name="T283" style:family="text">
      <style:text-properties officeooo:rsid="011cd229"/>
    </style:style>
    <style:style style:name="T284" style:family="text">
      <style:text-properties officeooo:rsid="01323e75"/>
    </style:style>
    <style:style style:name="T285" style:family="text">
      <style:text-properties officeooo:rsid="00cd1fe8"/>
    </style:style>
    <style:style style:name="T286" style:family="text">
      <style:text-properties officeooo:rsid="00cad6e6"/>
    </style:style>
    <style:style style:name="T287" style:family="text">
      <style:text-properties officeooo:rsid="014aa8f7"/>
    </style:style>
    <style:style style:name="T288" style:family="text">
      <style:text-properties officeooo:rsid="014bc8ef"/>
    </style:style>
    <style:style style:name="T289" style:family="text">
      <style:text-properties officeooo:rsid="014d26df"/>
    </style:style>
    <style:style style:name="T290" style:family="text">
      <style:text-properties officeooo:rsid="01594049"/>
    </style:style>
    <style:style style:name="T291" style:family="text">
      <style:text-properties officeooo:rsid="0174070a"/>
    </style:style>
    <style:style style:name="T292" style:family="text">
      <style:text-properties officeooo:rsid="01759267"/>
    </style:style>
    <style:style style:name="T293" style:family="text">
      <style:text-properties officeooo:rsid="014b2ec2"/>
    </style:style>
    <style:style style:name="T294" style:family="text">
      <style:text-properties officeooo:rsid="018cb555"/>
    </style:style>
    <style:style style:name="T295" style:family="text">
      <style:text-properties officeooo:rsid="01575a9d"/>
    </style:style>
    <style:style style:name="T296" style:family="text">
      <style:text-properties officeooo:rsid="018ea89f"/>
    </style:style>
    <style:style style:name="T297" style:family="text">
      <style:text-properties officeooo:rsid="0192f6df"/>
    </style:style>
    <style:style style:name="T298" style:family="text">
      <style:text-properties officeooo:rsid="01965d7d"/>
    </style:style>
    <style:style style:name="T299" style:family="text">
      <style:text-properties officeooo:rsid="01a669fd"/>
    </style:style>
    <style:style style:name="T300" style:family="text">
      <style:text-properties officeooo:rsid="01b65973"/>
    </style:style>
    <style:style style:name="T301" style:family="text">
      <style:text-properties officeooo:rsid="0013e9ae"/>
    </style:style>
    <style:style style:name="T302" style:family="text">
      <style:text-properties style:font-name="Courier New" officeooo:rsid="0013e9ae"/>
    </style:style>
    <style:style style:name="T303" style:family="text">
      <style:text-properties officeooo:rsid="0171a626"/>
    </style:style>
    <style:style style:name="T304" style:family="text">
      <style:text-properties officeooo:rsid="018b2b54"/>
    </style:style>
    <style:style style:name="T305" style:family="text">
      <style:text-properties officeooo:rsid="0266b9a9"/>
    </style:style>
    <style:style style:name="T306" style:family="text">
      <style:text-properties officeooo:rsid="01e09316"/>
    </style:style>
    <style:style style:name="T307" style:family="text">
      <style:text-properties officeooo:rsid="01e1940e"/>
    </style:style>
    <style:style style:name="T308" style:family="text">
      <style:text-properties officeooo:rsid="01e2c4dc"/>
    </style:style>
    <style:style style:name="T309" style:family="text">
      <style:text-properties officeooo:rsid="01e4166f"/>
    </style:style>
    <style:style style:name="T310" style:family="text">
      <style:text-properties officeooo:rsid="01e7fc05"/>
    </style:style>
    <style:style style:name="T311" style:family="text">
      <style:text-properties officeooo:rsid="018e82b1"/>
    </style:style>
    <style:style style:name="T312" style:family="text">
      <style:text-properties style:font-name="Liberation Sans1" officeooo:rsid="01b44a11"/>
    </style:style>
    <style:style style:name="T313" style:family="text">
      <style:text-properties officeooo:rsid="01b09ad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9"><text:a xlink:type="simple" xlink:href="#__RefHeading___Toc222_3969998003" text:style-name="Index_20_Link" text:visited-style-name="Index_20_Link">Notices<text:tab/>1</text:a></text:p>
          <text:p text:style-name="P249"><text:a xlink:type="simple" xlink:href="#__RefHeading___Toc116_3969998003" text:style-name="Index_20_Link" text:visited-style-name="Index_20_Link">Introduction<text:tab/>1</text:a></text:p>
          <text:p text:style-name="P250"><text:a xlink:type="simple" xlink:href="#__RefHeading___Toc149_1085731582" text:style-name="Index_20_Link" text:visited-style-name="Index_20_Link">How To Use This Document<text:tab/>2</text:a></text:p>
          <text:p text:style-name="P250"><text:a xlink:type="simple" xlink:href="#__RefHeading___Toc679_2279673435" text:style-name="Index_20_Link" text:visited-style-name="Index_20_Link">References<text:tab/>2</text:a></text:p>
          <text:p text:style-name="P249"><text:a xlink:type="simple" xlink:href="#__RefHeading___Toc9856_1785368856" text:style-name="Index_20_Link" text:visited-style-name="Index_20_Link">COPYSELF<text:tab/>3</text:a></text:p>
          <text:p text:style-name="P249"><text:a xlink:type="simple" xlink:href="#__RefHeading___Toc5428_1616022659" text:style-name="Index_20_Link" text:visited-style-name="Index_20_Link">RELOCALL<text:tab/>5</text:a></text:p>
          <text:p text:style-name="P249"><text:a xlink:type="simple" xlink:href="#__RefHeading___Toc4301_1842732610" text:style-name="Index_20_Link" text:visited-style-name="Index_20_Link">RELOCATE<text:tab/>7</text:a></text:p>
          <text:p text:style-name="P249"><text:a xlink:type="simple" xlink:href="#__RefHeading___Toc3422_1624039489" text:style-name="Index_20_Link" text:visited-style-name="Index_20_Link">RTABLE<text:tab/>10</text:a></text:p>
          <text:p text:style-name="P249"><text:a xlink:type="simple" xlink:href="#__RefHeading___Toc3781_1624039489" text:style-name="Index_20_Link" text:visited-style-name="Index_20_Link">RTBL<text:tab/>12</text:a></text:p>
          <text:p text:style-name="P249"><text:a xlink:type="simple" xlink:href="#__RefHeading___Toc21547_3958553495" text:style-name="Index_20_Link" text:visited-style-name="Index_20_Link">RTBLEND<text:tab/>15</text:a></text:p>
          <text:p text:style-name="P249"><text:a xlink:type="simple" xlink:href="#__RefHeading___Toc8912_1085731582" text:style-name="Index_20_Link" text:visited-style-name="Index_20_Link">Program Relocation<text:tab/>16</text:a></text:p>
          <text:p text:style-name="P250"><text:a xlink:type="simple" xlink:href="#__RefHeading___Toc54956_3191806391" text:style-name="Index_20_Link" text:visited-style-name="Index_20_Link">Address Relocation Table Entry<text:tab/>17</text:a></text:p>
          <text:p text:style-name="P250"><text:a xlink:type="simple" xlink:href="#__RefHeading___Toc2935_1818908903" text:style-name="Index_20_Link" text:visited-style-name="Index_20_Link">Relocation Table Structure<text:tab/>19</text:a></text:p>
          <text:p text:style-name="P250"><text:a xlink:type="simple" xlink:href="#__RefHeading___Toc4583_2740961086" text:style-name="Index_20_Link" text:visited-style-name="Index_20_Link"><text:span text:style-name="T270">T</text:span></text:a><text:a xlink:type="simple" xlink:href="#__RefHeading___Toc4583_2740961086" text:style-name="Index_20_Link" text:visited-style-name="Index_20_Link"><text:span text:style-name="T270">he Relocation Process</text:span></text:a><text:a xlink:type="simple" xlink:href="#__RefHeading___Toc4583_2740961086" text:style-name="Index_20_Link" text:visited-style-name="Index_20_Link"><text:tab/>21</text:a></text:p>
          <text:p text:style-name="P250"><text:a xlink:type="simple" xlink:href="#__RefHeading___Toc3047_1807793852" text:style-name="Index_20_Link" text:visited-style-name="Index_20_Link">Transferring Control<text:tab/>22</text:a></text:p>
          <text:p text:style-name="P251"><text:a xlink:type="simple" xlink:href="#__RefHeading___Toc18856_3375400829" text:style-name="Index_20_Link" text:visited-style-name="Index_20_Link"><text:span text:style-name="T270">How</text:span></text:a><text:a xlink:type="simple" xlink:href="#__RefHeading___Toc18856_3375400829" text:style-name="Index_20_Link" text:visited-style-name="Index_20_Link"><text:span text:style-name="T270"> to Use RELOCALL MASK Keyword Parameter</text:span></text:a><text:a xlink:type="simple" xlink:href="#__RefHeading___Toc18856_3375400829" text:style-name="Index_20_Link" text:visited-style-name="Index_20_Link"><text:tab/>22</text:a></text:p>
          <text:p text:style-name="P250"><text:a xlink:type="simple" xlink:href="#__RefHeading___Toc3424_1624039489" text:style-name="Index_20_Link" text:visited-style-name="Index_20_Link"><text:span text:style-name="T270">M</text:span></text:a><text:a xlink:type="simple" xlink:href="#__RefHeading___Toc3424_1624039489" text:style-name="Index_20_Link" text:visited-style-name="Index_20_Link"><text:span text:style-name="T270">anaging Control Sections</text:span></text:a><text:a xlink:type="simple" xlink:href="#__RefHeading___Toc3424_1624039489" text:style-name="Index_20_Link" text:visited-style-name="Index_20_Link"><text:tab/>23</text:a></text:p>
          <text:p text:style-name="P250"><text:a xlink:type="simple" xlink:href="#__RefHeading___Toc3426_1624039489" text:style-name="Index_20_Link" text:visited-style-name="Index_20_Link"><text:span text:style-name="T270">E</text:span></text:a><text:a xlink:type="simple" xlink:href="#__RefHeading___Toc3426_1624039489" text:style-name="Index_20_Link" text:visited-style-name="Index_20_Link"><text:span text:style-name="T270">nabling Relocation Within a Macro</text:span></text:a><text:a xlink:type="simple" xlink:href="#__RefHeading___Toc3426_1624039489" text:style-name="Index_20_Link" text:visited-style-name="Index_20_Link"><text:tab/>24</text:a></text:p>
        </text:index-body>
      </text:table-of-content>
      <text:p text:style-name="P7"/>
      <text:p text:style-name="P116">Copyright <text:span text:style-name="T303">©</text:span> <text:span text:style-name="T304">202</text:span><text:span text:style-name="T305">1</text:span> Harold Grovesteen</text:p>
      <text:p text:style-name="P116"><text:span text:style-name="T301">See the file </text:span><text:span text:style-name="T302">doc/fdl-1.3.txt</text:span><text:span text:style-name="T301"> for copying conditions.</text:span></text:p>
      <text:h text:style-name="Heading_20_1" text:outline-level="1"><text:bookmark-start text:name="__RefHeading___Toc222_3969998003"/>Notices<text:bookmark-end text:name="__RefHeading___Toc222_3969998003"/></text:h>
      <text:p text:style-name="P21">z/Architecture is a registered trademark of International Business Machines Corporation.</text:p>
      <text:h text:style-name="Heading_20_1" text:outline-level="1"><text:bookmark-start text:name="__RefHeading___Toc116_3969998003"/>Introduction<text:bookmark-end text:name="__RefHeading___Toc116_3969998003"/></text:h>
      <text:p text:style-name="P17">On occasion a program or parts of a program require a different location in memory than the one for which it is assembled. <text:s/>This is termed “relocation.” <text:s/>While it sounds simple, just move the code, it becomes much more complex when questions <text:span text:style-name="T281">arise </text:span>relat<text:span text:style-name="T281">ing</text:span> to </text:p>
      <text:list xml:id="list1476631438" text:style-name="L1">
        <text:list-item>
          <text:p text:style-name="P257">where the program will be located,</text:p>
        </text:list-item>
        <text:list-item>
          <text:p text:style-name="P257">moving the code, and </text:p>
        </text:list-item>
        <text:list-item>
          <text:p text:style-name="P257">adjusting address constants to the new location</text:p>
        </text:list-item>
      </text:list>
      <text:p text:style-name="P17">all of which must occur while the program is executing instructions.</text:p>
      <text:p text:style-name="P64"><text:soft-page-break/><text:span text:style-name="T2">This manual discusses how </text:span><text:span text:style-name="T3">the Stand Alone Tool Kit (</text:span><text:span text:style-name="T2">SATK</text:span><text:span text:style-name="T3">)</text:span><text:span text:style-name="T2"> performs these functions and the </text:span><text:span text:style-name="T3">macro </text:span><text:span text:style-name="T2">support for doing so. <text:s/></text:span><text:span text:style-name="T3">The macros described in this manual depend upon A Small Mainframe Assembler (ASMA), </text:span><text:span text:style-name="T4">the SATK supplied assembler,</text:span><text:span text:style-name="T3"> and should be not be expected to work with other assemblers.</text:span></text:p>
      <text:h text:style-name="Heading_20_2" text:outline-level="2"><text:bookmark-start text:name="__RefHeading___Toc149_1085731582"/>How To Use This <text:span text:style-name="T5">Document</text:span><text:bookmark-end text:name="__RefHeading___Toc149_1085731582"/></text:h>
      <text:p text:style-name="P18">The assumption that is made is that the reader will over the long term be most interested in the macros used to implement program relocation by SATK. <text:s/>The provided macros are described first. <text:s/>If this is the first time the reader is exploring this topic, the section “Program Relocation” should be read first. <text:s/>“Program Relocation” describes the mechanisms <text:span text:style-name="T177">used, macro design, </text:span>and how to actually use the macros for relocating a program. <text:s/><text:span text:style-name="T253">It is recommended that “Program Relocation” be read before attempting to use the macros described in this manual.</text:span></text:p>
      <text:h text:style-name="Heading_20_2" text:outline-level="2"><text:bookmark-start text:name="__RefHeading___Toc679_2279673435"/>References<text:bookmark-end text:name="__RefHeading___Toc679_2279673435"/></text:h>
      <text:p text:style-name="P22">SATK Documents:</text:p>
      <text:list xml:id="list503176555" text:style-name="L2">
        <text:list-item>
          <text:p text:style-name="P277"><text:span text:style-name="T31">Boot Loader Services</text:span><text:span text:style-name="T26">, </text:span><text:span text:style-name="T196">doc/BLS.odt</text:span><text:span text:style-name="T26"> or </text:span><text:span text:style-name="T196">doc/BLS.pdf</text:span><text:span text:style-name="T26">.</text:span></text:p>
        </text:list-item>
        <text:list-item>
          <text:p text:style-name="P278"><text:span text:style-name="T31">S</text:span><text:span text:style-name="T29">tand Alone Tool Kit Common Macros</text:span><text:span text:style-name="T1">, </text:span><text:span text:style-name="T180">doc/macros/SATK.odt</text:span><text:span text:style-name="T1"> or </text:span><text:span text:style-name="T180">doc/macros/SATK.pdf</text:span><text:span text:style-name="T1">.</text:span></text:p>
        </text:list-item>
      </text:list>
      <text:p text:style-name="P18"/>
      <text:p text:style-name="P24"/>
      <text:p text:style-name="P23"/>
      <text:p text:style-name="P55"/>
      <text:p text:style-name="P146"/>
      <text:p text:style-name="P147"/>
      <text:h text:style-name="P254" text:outline-level="1"><text:bookmark-start text:name="__RefHeading___Toc9856_1785368856"/><text:span text:style-name="T173">C</text:span><text:span text:style-name="T1">OPYSELF</text:span><text:bookmark-end text:name="__RefHeading___Toc9856_1785368856"/></text:h>
      <text:p text:style-name="P121"><text:span text:style-name="T8">Source File</text:span><text:span text:style-name="T17">: </text:span><text:span text:style-name="T195">relolib/</text:span><text:span text:style-name="T249">COPYSELF</text:span><text:span text:style-name="T195">.mac</text:span></text:p>
      <text:p text:style-name="P61"><text:span text:style-name="T254">Macro Format</text:span><text:span text:style-name="T262">:</text:span></text:p>
      <text:p text:style-name="P16"><text:span text:style-name="T250">[label] <text:s/></text:span><text:span text:style-name="T249">COPYSELF r1,r2,DST=label1,SRC=label2</text:span></text:p>
      <text:p text:style-name="P14"><text:s text:c="15"/>[,LEN=label3]</text:p>
      <text:p text:style-name="P14"/>
      <text:p text:style-name="P121"><text:span text:style-name="T249">COPYSELF</text:span><text:span text:style-name="T174"> copies the program in which it is executed to another memory location. <text:s/>The source (</text:span><text:span text:style-name="T249">SRC</text:span><text:span text:style-name="T174">) location identified within the program is moved to the location identified by the destination (</text:span><text:span text:style-name="T249">DST</text:span><text:span text:style-name="T174">) </text:span><text:span text:style-name="T175">for the specified number of bytes (</text:span><text:span text:style-name="T251">LEN</text:span><text:span text:style-name="T175">)</text:span><text:span text:style-name="T174">. <text:s/></text:span></text:p>
      <text:p text:style-name="P121"><text:span text:style-name="T249">COPYSELF</text:span><text:span text:style-name="T174"> is a convenience macro for use in self-relocation.</text:span></text:p>
      <text:p text:style-name="P62"><text:span text:style-name="T254">Assembly Considerations</text:span>:</text:p>
      <text:list xml:id="list1203539539" text:style-name="L3">
        <text:list-item>
          <text:p text:style-name="P258">The <text:span text:style-name="T180">ARCHLVL</text:span> macro must precede <text:span text:style-name="T180">COPYSELF</text:span>.</text:p>
        </text:list-item>
        <text:list-item>
          <text:p text:style-name="P279"><text:span text:style-name="T251">label</text:span><text:span text:style-name="T252">1</text:span><text:span text:style-name="T175"> must be defined before the COPYSELF macro is used </text:span><text:span text:style-name="T176">when targeting z/Architecture</text:span><text:span text:style-name="T312">®</text:span><text:span text:style-name="T175">.</text:span></text:p>
        </text:list-item>
      </text:list>
      <text:p text:style-name="P122"><text:span text:style-name="T6">Execution Considerations</text:span><text:span text:style-name="T1">: None</text:span></text:p>
      <text:p text:style-name="P122"><text:span text:style-name="T6">Label Field Usage</text:span><text:span text:style-name="T1">:</text:span></text:p>
      <text:p text:style-name="P242">When present the label field is associated with the first instruction created by the macro.</text:p>
      <text:p text:style-name="P136"><text:span text:style-name="T254">Positional Parameters</text:span>:</text:p>
      <text:p text:style-name="P243">Both the <text:span text:style-name="T180">r1</text:span> and <text:span text:style-name="T180">r2</text:span> positional parameters identify two even/odd register pairs (four registers total) used by the macro. <text:s/>Both are required.</text:p>
      <text:p text:style-name="P137"><text:span text:style-name="T254">Keyword Parameters</text:span>:</text:p>
      <table:table table:name="Table22" table:style-name="Table22">
        <table:table-column table:style-name="Table22.A"/>
        <table:table-column table:style-name="Table22.B"/>
        <table:table-column table:style-name="Table22.C"/>
        <table:table-header-rows>
          <table:table-row table:style-name="TableLine94154776194544">
            <table:table-cell table:style-name="Table22.A1" office:value-type="string">
              <text:p text:style-name="P231">Keyword</text:p>
            </table:table-cell>
            <table:table-cell table:style-name="Table22.A1" office:value-type="string">
              <text:p text:style-name="P231">Default</text:p>
            </table:table-cell>
            <table:table-cell table:style-name="Table22.C1" office:value-type="string">
              <text:p text:style-name="P231">Description</text:p>
            </table:table-cell>
          </table:table-row>
        </table:table-header-rows>
        <table:table-row table:style-name="TableLine94154829745536">
          <table:table-cell table:style-name="Table22.A2" office:value-type="string">
            <text:p text:style-name="P166">DST</text:p>
          </table:table-cell>
          <table:table-cell table:style-name="Table22.A2" office:value-type="string">
            <text:p text:style-name="P195">none</text:p>
          </table:table-cell>
          <table:table-cell table:style-name="Table22.C2" office:value-type="string">
            <text:p text:style-name="P226"><text:span text:style-name="T191">label1</text:span><text:span text:style-name="T49"> i</text:span><text:span text:style-name="T50">ndicates </text:span><text:span text:style-name="T51">the destination to which the program is copied </text:span><text:span text:style-name="T49">by specifying the label of an address constant, </text:span><text:span text:style-name="T192">A</text:span><text:span text:style-name="T52"> or </text:span><text:span text:style-name="T192">AD</text:span><text:span text:style-name="T52">, </text:span><text:span text:style-name="T49">contain</text:span><text:span text:style-name="T52">ing</text:span><text:span text:style-name="T49"> the new location address. <text:s/>Required.</text:span></text:p>
          </table:table-cell>
        </table:table-row>
        <table:table-row table:style-name="TableLine94154829747344">
          <table:table-cell table:style-name="Table22.A2" office:value-type="string">
            <text:p text:style-name="P168">LEN</text:p>
          </table:table-cell>
          <table:table-cell table:style-name="Table22.A2" office:value-type="string">
            <text:p text:style-name="P167"><text:span text:style-name="T313">L’</text:span>label2</text:p>
          </table:table-cell>
          <table:table-cell table:style-name="Table22.C2" office:value-type="string">
            <text:p text:style-name="P226"><text:span text:style-name="T193">l</text:span><text:span text:style-name="T191">abel3</text:span><text:span text:style-name="T49"> specifies the length of the copied section of the program. <text:s/></text:span><text:span text:style-name="T191">label3</text:span><text:span text:style-name="T49"> must be a symbol o</text:span><text:span text:style-name="T53">r</text:span><text:span text:style-name="T49"> self defining term. <text:s/>If omitted, defaults to the length attribute of </text:span><text:span text:style-name="T191">label2</text:span><text:span text:style-name="T49">.</text:span></text:p>
          </table:table-cell>
        </table:table-row>
        <table:table-row table:style-name="TableLine94154829748144">
          <table:table-cell table:style-name="Table22.A2" office:value-type="string">
            <text:p text:style-name="P168">SRC</text:p>
          </table:table-cell>
          <table:table-cell table:style-name="Table22.A2" office:value-type="string">
            <text:p text:style-name="P196">none</text:p>
          </table:table-cell>
          <table:table-cell table:style-name="Table22.C2" office:value-type="string">
            <text:p text:style-name="P226"><text:span text:style-name="T194">label2</text:span><text:span text:style-name="T34"> indicates the start of the program portion being copied. <text:s/>Required.</text:span></text:p>
          </table:table-cell>
        </table:table-row>
      </table:table>
      <text:p text:style-name="P148"/>
      <text:p text:style-name="P25"/>
      <text:p text:style-name="P25"/>
      <text:p text:style-name="P25"><text:soft-page-break/></text:p>
      <text:p text:style-name="P63"><text:span text:style-name="T254">Programming Note</text:span>:</text:p>
      <text:p text:style-name="P63">Unlike legacy assemblers, ASMA sets the length attribute of a region or control section to its length in memory, rather than a symbol length. <text:s/>If an entire control section or region is identified by <text:span text:style-name="T180">SRC</text:span>, <text:span text:style-name="T180">LEN</text:span> may be omitted. <text:s/><text:span text:style-name="T313">This simplifies the copying of an entire region or control section.</text:span></text:p>
      <text:p text:style-name="P56">See the <text:span text:style-name="T180">VMOVE</text:span> macro for details on the usage of the registers required by the r1 and r2 parameters.</text:p>
      <text:p text:style-name="P252"/>
      <text:p text:style-name="P259"/>
      <text:h text:style-name="P253" text:outline-level="1"><text:bookmark-start text:name="__RefHeading___Toc5428_1616022659"/><text:span text:style-name="T25">R</text:span><text:span text:style-name="T1">ELOCALL</text:span><text:bookmark-end text:name="__RefHeading___Toc5428_1616022659"/></text:h>
      <text:p text:style-name="P144"><text:span text:style-name="T8">Source File</text:span><text:span text:style-name="T17">: </text:span><text:span text:style-name="T195">relo</text:span><text:span text:style-name="T243">mac</text:span><text:span text:style-name="T195">/</text:span><text:span text:style-name="T221">RELOCA</text:span><text:span text:style-name="T233">LL</text:span><text:span text:style-name="T195">.mac</text:span></text:p>
      <text:p text:style-name="P126"><text:span text:style-name="T255">Macro Format</text:span><text:span text:style-name="T260">:</text:span></text:p>
      <text:p text:style-name="P12">[label] <text:s/>RELOCALL RELOCATE=label,RTABLE=label,START=label</text:p>
      <text:p text:style-name="P12"><text:s text:c="15"/>[,MASK=xxxx]</text:p>
      <text:p text:style-name="P12"/>
      <text:p text:style-name="P49"><text:span text:style-name="T180">RELOCALL</text:span> prepares the expected register content for a call to the <text:span text:style-name="T180">RELOCATE</text:span> generated subroutine. <text:s/><text:span text:style-name="T235">RELOCATE</text:span><text:span text:style-name="T290"> is then </text:span>call<text:span text:style-name="T290">ed</text:span>.</text:p>
      <text:p text:style-name="P131"><text:span text:style-name="T254">Assembly Considerations</text:span>:</text:p>
      <text:p text:style-name="P247"><text:span text:style-name="T144">The </text:span><text:span text:style-name="T225">ARCHLVL</text:span><text:span text:style-name="T144"> </text:span><text:span text:style-name="T145">macro</text:span><text:span text:style-name="T144"> is required before assembly of </text:span><text:span text:style-name="T225">RELOCA</text:span><text:span text:style-name="T234">LL</text:span><text:span text:style-name="T144">.</text:span></text:p>
      <text:p text:style-name="P131"><text:span text:style-name="T254">Execution Considerations</text:span><text:span text:style-name="T262">:</text:span></text:p>
      <text:p text:style-name="P247"><text:span text:style-name="T18">The label identified by the </text:span><text:span text:style-name="T182">START</text:span><text:span text:style-name="T18"> keyword parameter must </text:span><text:span text:style-name="T19">accommodate registers</text:span><text:span text:style-name="T18"> </text:span><text:span text:style-name="T19">used by the executing </text:span><text:span text:style-name="T18">architecture, </text:span><text:span text:style-name="T20">which is the default. <text:s/>Provided the </text:span><text:span text:style-name="T183">START</text:span><text:span text:style-name="T20"> label precedes </text:span><text:span text:style-name="T183">RELOCALL</text:span><text:span text:style-name="T20"> in the assembly, the </text:span><text:span text:style-name="T183">START</text:span><text:span text:style-name="T20"> label may be associated with a four byte address constant </text:span><text:span text:style-name="T21">executing in</text:span><text:span text:style-name="T20"> a eight byte address </text:span><text:span text:style-name="T21">architecture</text:span><text:span text:style-name="T20">.</text:span></text:p>
      <text:p text:style-name="P133"><text:span text:style-name="T254">Label Field Usage</text:span><text:span text:style-name="T262">:</text:span></text:p>
      <text:p text:style-name="P247"><text:span text:style-name="T22">The label field, when provided</text:span><text:span text:style-name="T18">,</text:span><text:span text:style-name="T22"> is associated with the first </text:span><text:span text:style-name="T23">instruction generated by the macro.</text:span></text:p>
      <text:p text:style-name="P128"><text:span text:style-name="T258">Positional Parameters</text:span><text:span text:style-name="T263">: </text:span><text:span text:style-name="T264">None</text:span></text:p>
      <text:p text:style-name="P135"><text:span text:style-name="T259">Keyword Parameters</text:span><text:span text:style-name="T264">:</text:span></text:p>
      <table:table table:name="Table20" table:style-name="Table20">
        <table:table-column table:style-name="Table20.A"/>
        <table:table-column table:style-name="Table20.B"/>
        <table:table-column table:style-name="Table20.C"/>
        <table:table-header-rows>
          <table:table-row table:style-name="TableLine94154828653152">
            <table:table-cell table:style-name="Table20.A1" office:value-type="string">
              <text:p text:style-name="P230">Keyword</text:p>
            </table:table-cell>
            <table:table-cell table:style-name="Table20.A1" office:value-type="string">
              <text:p text:style-name="P230">Default</text:p>
            </table:table-cell>
            <table:table-cell table:style-name="Table20.C1" office:value-type="string">
              <text:p text:style-name="P230">Description</text:p>
            </table:table-cell>
          </table:table-row>
        </table:table-header-rows>
        <table:table-row table:style-name="TableLine94154826388384">
          <table:table-cell table:style-name="Table20.A2" office:value-type="string">
            <text:p text:style-name="P11">MASK</text:p>
          </table:table-cell>
          <table:table-cell table:style-name="Table20.A2" office:value-type="string">
            <text:p text:style-name="P193">none</text:p>
          </table:table-cell>
          <table:table-cell table:style-name="Table20.C2" office:value-type="string">
            <text:p text:style-name="P194">A sequence of four hexadecimal digits identifying the transfer register mask being applied to the transfer registers. <text:s/><text:span text:style-name="T297">Do not use a self defining term. <text:s/></text:span>Optional. <text:s/><text:span text:style-name="T300">See the Programming Considerations for details.</text:span></text:p>
          </table:table-cell>
        </table:table-row>
        <table:table-row table:style-name="TableLine94154828508464">
          <table:table-cell table:style-name="Table20.A2" office:value-type="string">
            <text:p text:style-name="P10">RELOCATE</text:p>
          </table:table-cell>
          <table:table-cell table:style-name="Table20.A2" office:value-type="string">
            <text:p text:style-name="P188">none</text:p>
          </table:table-cell>
          <table:table-cell table:style-name="Table20.C2" office:value-type="string">
            <text:p text:style-name="P191">The label associate with the RELOCATE macro expansion being called. <text:s/>Required.</text:p>
          </table:table-cell>
        </table:table-row>
        <table:table-row table:style-name="TableLine94154827718352">
          <table:table-cell table:style-name="Table20.A2" office:value-type="string">
            <text:p text:style-name="P10">RTABLE</text:p>
          </table:table-cell>
          <table:table-cell table:style-name="Table20.A2" office:value-type="string">
            <text:p text:style-name="P192">none</text:p>
          </table:table-cell>
          <table:table-cell table:style-name="Table20.C2" office:value-type="string">
            <text:p text:style-name="P225"><text:span text:style-name="T45">The label associated with the RTABLE macro </text:span><text:span text:style-name="T47">identifying address constants being </text:span><text:span text:style-name="T48">relocated</text:span><text:span text:style-name="T45">. <text:s/>Required.</text:span></text:p>
          </table:table-cell>
        </table:table-row>
        <table:table-row table:style-name="TableLine94154827717520">
          <table:table-cell table:style-name="Table20.A2" office:value-type="string">
            <text:p text:style-name="P10">START</text:p>
          </table:table-cell>
          <table:table-cell table:style-name="Table20.A2" office:value-type="string">
            <text:p text:style-name="P192">none</text:p>
          </table:table-cell>
          <table:table-cell table:style-name="Table20.C2" office:value-type="string">
            <text:p text:style-name="P225"><text:span text:style-name="T45">The label of a </text:span><text:span text:style-name="T46">four-</text:span><text:span text:style-name="T45"> or </text:span><text:span text:style-name="T46">eight-byte</text:span><text:span text:style-name="T45"> field </text:span><text:span text:style-name="T46">specifying the starting address </text:span><text:span text:style-name="T48">to which</text:span><text:span text:style-name="T46"> the region </text:span><text:span text:style-name="T48">is </text:span><text:span text:style-name="T46">being relocated. <text:s/>Required.</text:span></text:p>
          </table:table-cell>
        </table:table-row>
      </table:table>
      <text:p text:style-name="P13"/>
      <text:p text:style-name="P111"><text:span text:style-name="T16">Programming </text:span><text:span text:style-name="T15">Considerations</text:span><text:span text:style-name="T152">:</text:span></text:p>
      <text:p text:style-name="P53"><text:span text:style-name="T295">The </text:span><text:span text:style-name="T239">RELOCALL</text:span><text:span text:style-name="T295"> macro </text:span><text:span text:style-name="T310">can </text:span><text:span text:style-name="T294">alter the program’s contents for the registers used by the </text:span><text:span text:style-name="T240">RELOCATE</text:span><text:span text:style-name="T294"> <text:s/>subroutine. <text:s/>While preserved across the call to the subroutine, from the viewpoint </text:span><text:soft-page-break/><text:span text:style-name="T294">of the calling program, these registers are altered </text:span><text:span text:style-name="T296">(by </text:span><text:span text:style-name="T241">RELOCALL</text:span><text:span text:style-name="T296">)</text:span><text:span text:style-name="T294">. <text:s/>In particular, the base register of the calling program must not be one of the registers used by </text:span><text:span text:style-name="T240">RELOCALL</text:span><text:span text:style-name="T156">: 2, 3, 13, or 14.</text:span></text:p>
      <text:p text:style-name="P114"><text:span text:style-name="T159">During self-relocation, including general register 14 in the register mask will cause a transfer-of-control to the relocated program following the </text:span><text:span text:style-name="T241">RELOCALL</text:span><text:span text:style-name="T159">’s </text:span><text:span text:style-name="T241">BASR</text:span><text:span text:style-name="T159">-type instruction. <text:s/></text:span><text:span text:style-name="T241">RELOCALL</text:span><text:span text:style-name="T159"> requires the program’s base register to exit the macro. <text:s/>Hence, if register 14 is included in the mask, the</text:span><text:span text:style-name="T166">n</text:span><text:span text:style-name="T159"> so must also be the calling program’s base register.</text:span></text:p>
      <text:p text:style-name="P115"><text:span text:style-name="T159">T</text:span><text:span text:style-name="T1">he MASK parameter uses the following values </text:span><text:span text:style-name="T162">logically </text:span><text:span text:style-name="T1">or’d together to indicate which registers are relocated:</text:span></text:p>
      <text:list xml:id="list1607986803" text:style-name="L4">
        <text:list-item>
          <text:p text:style-name="P260">R0 – 8000 </text:p>
        </text:list-item>
        <text:list-item>
          <text:p text:style-name="P260">R1 – 4000</text:p>
        </text:list-item>
        <text:list-item>
          <text:p text:style-name="P260">R2 – 2000</text:p>
        </text:list-item>
        <text:list-item>
          <text:p text:style-name="P260">R3 – 1000</text:p>
        </text:list-item>
        <text:list-item>
          <text:p text:style-name="P260">R4 – 0800</text:p>
        </text:list-item>
        <text:list-item>
          <text:p text:style-name="P260">R5 – 0400</text:p>
        </text:list-item>
        <text:list-item>
          <text:p text:style-name="P260">R6 – 0200</text:p>
        </text:list-item>
        <text:list-item>
          <text:p text:style-name="P260">R7 – 0100</text:p>
        </text:list-item>
        <text:list-item>
          <text:p text:style-name="P260">R8 – 0080</text:p>
        </text:list-item>
        <text:list-item>
          <text:p text:style-name="P260">R9 – 0040</text:p>
        </text:list-item>
        <text:list-item>
          <text:p text:style-name="P260">R10 – 0020</text:p>
        </text:list-item>
        <text:list-item>
          <text:p text:style-name="P260">R11 – 0010</text:p>
        </text:list-item>
        <text:list-item>
          <text:p text:style-name="P260">R12 – 0008</text:p>
        </text:list-item>
        <text:list-item>
          <text:p text:style-name="P260">R13 – 0004</text:p>
        </text:list-item>
        <text:list-item>
          <text:p text:style-name="P260">R14 – 0002</text:p>
        </text:list-item>
        <text:list-item>
          <text:p text:style-name="P260">R15 – 0001</text:p>
        </text:list-item>
      </text:list>
      <text:p text:style-name="P117"><text:span text:style-name="T167">If the MASK keyword parameter is omitted, the control returns to location following the </text:span><text:span text:style-name="T245">RELOCALL</text:span><text:span text:style-name="T167"> macro </text:span><text:span text:style-name="T171">without relocation</text:span><text:span text:style-name="T167">. <text:s/>In this case the return code</text:span></text:p>
      <text:p text:style-name="P54"/>
      <text:h text:style-name="P253" text:outline-level="1"><text:bookmark-start text:name="__RefHeading___Toc4301_1842732610"/>RELOCATE<text:bookmark-end text:name="__RefHeading___Toc4301_1842732610"/></text:h>
      <text:p text:style-name="P142"><text:span text:style-name="T8">Source File</text:span><text:span text:style-name="T17">: </text:span><text:span text:style-name="T195">relo</text:span><text:span text:style-name="T243">mac</text:span><text:span text:style-name="T195">/</text:span><text:span text:style-name="T221">RELOCATE</text:span><text:span text:style-name="T195">.mac</text:span></text:p>
      <text:p text:style-name="P125"><text:span text:style-name="T254">Macro Format</text:span><text:span text:style-name="T253">:</text:span></text:p>
      <text:p text:style-name="P15"><text:span text:style-name="T180">lab</text:span><text:span text:style-name="T215">el</text:span><text:span text:style-name="T180"> <text:s text:c="3"/>R</text:span><text:span text:style-name="T223">ELOCATE</text:span></text:p>
      <text:p text:style-name="P9"><text:s text:c="15"/></text:p>
      <text:p text:style-name="P99"><text:span text:style-name="T222">RELOCATE</text:span><text:span text:style-name="T121"> </text:span><text:span text:style-name="T139">create</text:span><text:span text:style-name="T140">s</text:span><text:span text:style-name="T139"> a subroutine. <text:s/>The subroutine </text:span><text:span text:style-name="T121">performs relocation of the addresses identified by a relocation table created by </text:span><text:span text:style-name="T222">RTABLE</text:span><text:span text:style-name="T121">, </text:span><text:span text:style-name="T222">RTBL</text:span><text:span text:style-name="T121"> and </text:span><text:span text:style-name="T222">RTBLEND</text:span><text:span text:style-name="T121"> macros. <text:s/>The identified addresses are adjusted from their assembled addresses to </text:span><text:span text:style-name="T147">their </text:span><text:span text:style-name="T170">real location</text:span><text:span text:style-name="T147"> </text:span><text:span text:style-name="T121">based upon </text:span><text:span text:style-name="T147">a</text:span><text:span text:style-name="T121"> </text:span><text:span text:style-name="T147">different</text:span><text:span text:style-name="T121"> </text:span><text:span text:style-name="T130">residence</text:span><text:span text:style-name="T121"> location </text:span><text:span text:style-name="T147">for</text:span><text:span text:style-name="T121"> the region.</text:span></text:p>
      <text:p text:style-name="P99"><text:span text:style-name="T122">The relocation process assumes that the region has been moved </text:span><text:span text:style-name="T138">or placed in</text:span><text:span text:style-name="T122"> its new </text:span><text:span text:style-name="T138">residency </text:span><text:span text:style-name="T122">location </text:span><text:span text:style-name="T107">before</text:span><text:span text:style-name="T122"> the relocation process occurs. <text:s/></text:span><text:span text:style-name="T147">When the program relocates itself, a</text:span><text:span text:style-name="T123">ddress adjustments occur within the </text:span><text:span text:style-name="T13">copy</text:span><text:span text:style-name="T123"> </text:span><text:span text:style-name="T147">of</text:span><text:span text:style-name="T123"> the program, not the initially loaded program executing the relocation process.</text:span></text:p>
      <text:p text:style-name="P108"><text:span text:style-name="T123">A</text:span><text:span text:style-name="T1">ddress wrapping occurs at address X’00FFFFFF’ for 24-bit addressing systems and at X’7FFFFFFF’ for 31-bit addressing systems. <text:s/>Bits 0-7 or bit 0 of the first byte are preserved through the address relocation for these systems, respectively.</text:span></text:p>
      <text:p text:style-name="P106"><text:span text:style-name="T224">R</text:span><text:span text:style-name="T180">ELOCATE</text:span><text:span text:style-name="T1"> ends by either:</text:span></text:p>
      <text:list xml:id="list2747922803" text:style-name="L5">
        <text:list-item>
          <text:p text:style-name="P280"><text:span text:style-name="T150">returning a transfer-of-control address </text:span><text:span text:style-name="T167">in general register 0</text:span><text:span text:style-name="T150"> (return code 0)</text:span><text:span text:style-name="T139">, or</text:span></text:p>
        </text:list-item>
        <text:list-item>
          <text:p text:style-name="P280"><text:span text:style-name="T139">returning </text:span><text:span text:style-name="T150">without a transfer-of-control address (return code 4)</text:span><text:span text:style-name="T139">.</text:span></text:p>
        </text:list-item>
      </text:list>
      <text:p text:style-name="P107"><text:span text:style-name="T139">When </text:span><text:span text:style-name="T231">RELOCATE</text:span><text:span text:style-name="T139"> returns control to the calling program, the program should inspect general register 15 to determine if the relocation was successful or not </text:span><text:span text:style-name="T151">and whether a transfer-of-control address was returned (in register 0)</text:span><text:span text:style-name="T139">. <text:s/></text:span><text:span text:style-name="T238">RELOCATE</text:span><text:span text:style-name="T151"> never transfers control itself. <text:s/>Any other return code should be considered an error.</text:span></text:p>
      <text:p text:style-name="P105"><text:span text:style-name="T138">When </text:span><text:span text:style-name="T230">RELOCATE</text:span><text:span text:style-name="T138"> directly passes control to the relocated program</text:span><text:span text:style-name="T136">, the transfer register mask controls which </text:span><text:span text:style-name="T130">of the </text:span><text:span text:style-name="T136">registers </text:span><text:span text:style-name="T130">contents </text:span><text:span text:style-name="T138">when entering</text:span><text:span text:style-name="T130"> the program </text:span><text:span text:style-name="T136">will be relocated before </text:span><text:span text:style-name="T139">the </text:span><text:span text:style-name="T136">transfer of control occurs. <text:s/></text:span><text:span text:style-name="T137">When </text:span><text:span text:style-name="T229">RELOCATE</text:span><text:span text:style-name="T137"> performs the transfer of control, instructions immediately following the macro are not executed. <text:s/></text:span><text:span text:style-name="T139">Rather the instructions in the relocated program are executed. <text:s/>This is the normal case for self-relocation.</text:span></text:p>
      <text:p text:style-name="P130"><text:span text:style-name="T254">Assembly Considerations</text:span>:</text:p>
      <text:list xml:id="list3181060312" text:style-name="L6">
        <text:list-item>
          <text:p text:style-name="P261">The <text:span text:style-name="T180">ARCHLVL</text:span> <text:span text:style-name="T283">macro</text:span> is required before assembly of <text:span text:style-name="T180">RELOCATE</text:span>.</text:p>
        </text:list-item>
        <text:list-item>
          <text:p text:style-name="P262"><text:span text:style-name="T180">RELOCATE</text:span> requires access to the <text:span text:style-name="T180">RTABLE</text:span> <text:span text:style-name="T180">DSECT</text:span>.</text:p>
        </text:list-item>
      </text:list>
      <text:p text:style-name="P130"><text:soft-page-break/><text:span text:style-name="T254">Execution Considerations</text:span>:</text:p>
      <text:list xml:id="list599011419" text:style-name="L7">
        <text:list-item>
          <text:p text:style-name="P281"><text:span text:style-name="T170">The </text:span><text:span text:style-name="T247">RELOCATE</text:span><text:span text:style-name="T170"> subroutine is called by the </text:span><text:span text:style-name="T247">RELOCALL</text:span><text:span text:style-name="T170"> macro. <text:s/></text:span><text:span text:style-name="T247">RELOCATE</text:span><text:span text:style-name="T170"> should not be called directly by the program.</text:span></text:p>
        </text:list-item>
        <text:list-item>
          <text:p text:style-name="P282"><text:span text:style-name="T230">RELOCATE</text:span><text:span text:style-name="T138"> is entered via a BASR-</text:span><text:span text:style-name="T141">type </text:span><text:span text:style-name="T148">or BAS-type</text:span><text:span text:style-name="T138"> instruction by the program </text:span><text:span text:style-name="T139">requesting</text:span><text:span text:style-name="T138"> relocation. <text:s/></text:span><text:span text:style-name="T141">Expected register usage upon entry:</text:span></text:p>
        </text:list-item>
      </text:list>
      <text:list xml:id="list685731078" text:style-name="L8">
        <text:list-item>
          <text:p text:style-name="P285"><text:span text:style-name="T141">General register 0 contains the </text:span><text:span text:style-name="T148">ph</text:span><text:span text:style-name="T149">y</text:span><text:span text:style-name="T148">sical</text:span><text:span text:style-name="T141"> location of the </text:span><text:span text:style-name="T156">region</text:span><text:span text:style-name="T141"> </text:span><text:span text:style-name="T160">start for which addresses are being adjusted</text:span><text:span text:style-name="T141">. <text:s/></text:span><text:span text:style-name="T149"><text:s text:c="2"/>Register 0 will contain additional information defined by the return code upon exit.</text:span></text:p>
        </text:list-item>
        <text:list-item>
          <text:p text:style-name="P263">General register 2 contains the <text:span text:style-name="T292">physical </text:span>address of the relocation table driving the relocation.</text:p>
        </text:list-item>
        <text:list-item>
          <text:p text:style-name="P285"><text:span text:style-name="T141">General register 3, low-order 16 bits, contains the transfer relocation mask or zeros. <text:s/></text:span><text:span text:style-name="T148">Bits 0-15 or 0-</text:span><text:span text:style-name="T149">4</text:span><text:span text:style-name="T151">7</text:span><text:span text:style-name="T149"> are ignored.</text:span></text:p>
        </text:list-item>
        <text:list-item>
          <text:p text:style-name="P285"><text:span text:style-name="T138">General register 1</text:span><text:span text:style-name="T156">3</text:span><text:span text:style-name="T138"> contain</text:span><text:span text:style-name="T146">s</text:span><text:span text:style-name="T138"> the address of the </text:span><text:span text:style-name="T230">label</text:span><text:span text:style-name="T138"> that appears on the </text:span><text:span text:style-name="T230">RELOCATE</text:span><text:span text:style-name="T138"> macro. <text:s/></text:span><text:span text:style-name="T143">This register serves as the </text:span><text:span text:style-name="T236">RELOCATE</text:span><text:span text:style-name="T143"> subroutine’s base register. <text:s/></text:span><text:span text:style-name="T160">The calling program must NOT use it as a base register before </text:span><text:span text:style-name="T242">RELOCALL</text:span><text:span text:style-name="T160"> is invoked.</text:span></text:p>
        </text:list-item>
        <text:list-item>
          <text:p text:style-name="P264">General register 14 will contain the return address.</text:p>
        </text:list-item>
        <text:list-item>
          <text:p text:style-name="P265">General register <text:span text:style-name="T294">15 </text:span>will contain the return code upon exit.</text:p>
        </text:list-item>
      </text:list>
      <text:p text:style-name="P246"><text:span text:style-name="T138">T</text:span><text:span text:style-name="T1">he </text:span><text:span text:style-name="T180">RELOCALL</text:span><text:span text:style-name="T1"> macro prepares the contents of the expected registers. <text:s/></text:span><text:span text:style-name="T159">Due to the intricacy of register management it is strongly recommended that </text:span><text:span text:style-name="T241">RELOCALL</text:span><text:span text:style-name="T159"> be used instead of manually creating the register contents.</text:span></text:p>
      <text:list xml:id="list113646875277812" text:continue-list="list599011419" text:style-name="L7">
        <text:list-item>
          <text:p text:style-name="P283"><text:span text:style-name="T230">RELOCATE</text:span><text:span text:style-name="T138"> provides its own save area for the calling program’s registers.</text:span></text:p>
        </text:list-item>
        <text:list-item>
          <text:p text:style-name="P284"><text:span text:style-name="T119">W</text:span><text:span text:style-name="T157">hen </text:span><text:span text:style-name="T248">RELOCATE</text:span><text:span text:style-name="T157"> passes control to the relocated program, the register relocation mask </text:span><text:span text:style-name="T156">will ignore registers 0 </text:span><text:span text:style-name="T161">and</text:span><text:span text:style-name="T156"> 15. <text:s/></text:span><text:span text:style-name="T158">Registers 0 and 15 are altered upon exit, so relocation is a waste of time. <text:s/></text:span><text:span text:style-name="T168">Whether register 14 is relocated or not determines the location to which </text:span><text:span text:style-name="T246">RELOCATE</text:span><text:span text:style-name="T168"> returns. <text:s text:c="2"/></text:span></text:p>
        </text:list-item>
      </text:list>
      <text:list xml:id="list4261914342" text:style-name="L9">
        <text:list-item>
          <text:list>
            <text:list-item>
              <text:p text:style-name="P286"><text:span text:style-name="T168">When register 14 is not present in the </text:span><text:span text:style-name="T246">RELOCALL</text:span><text:span text:style-name="T168"> </text:span><text:span text:style-name="T246">MASK</text:span><text:span text:style-name="T168"> keyword parameter or the MASK parameter is omitted, </text:span><text:span text:style-name="T246">RELOCALL</text:span><text:span text:style-name="T168"> returns directly to the caller, namely, the instruction following the </text:span><text:span text:style-name="T246">RELOCALL</text:span><text:span text:style-name="T168"> instruction prior to relocation. <text:s/>In this case, </text:span><text:span text:style-name="T169">the program must examine the return code in register 15 and, it relocation successful, use the address in register 0 to transfer control. <text:s/></text:span></text:p>
            </text:list-item>
            <text:list-item>
              <text:p text:style-name="P266"><text:soft-page-break/><text:span text:style-name="T311">I</text:span>f register 14 is included in the <text:span text:style-name="T180">RELOCALL</text:span> <text:span text:style-name="T180">MASK</text:span> keyword parameter, control will pass to the relocated return address. <text:s/>In this case, the program’s base register should also be included in the <text:span text:style-name="T180">MASK</text:span> keyword parameter.</text:p>
            </text:list-item>
          </text:list>
        </text:list-item>
      </text:list>
      <text:p text:style-name="P60"/>
      <table:table table:name="Table23" table:style-name="Table23">
        <table:table-column table:style-name="Table23.A"/>
        <table:table-column table:style-name="Table23.B"/>
        <table:table-column table:style-name="Table23.C"/>
        <table:table-header-rows>
          <table:table-row table:style-name="TableLine94154828568944">
            <table:table-cell table:style-name="Table23.A1" office:value-type="string">
              <text:p text:style-name="P238">Return Code</text:p>
            </table:table-cell>
            <table:table-cell table:style-name="Table23.A1" office:value-type="string">
              <text:p text:style-name="P238">Meaning</text:p>
            </table:table-cell>
            <table:table-cell table:style-name="Table23.A1" office:value-type="string">
              <text:p text:style-name="P238">General Register 0</text:p>
            </table:table-cell>
          </table:table-row>
        </table:table-header-rows>
        <table:table-row table:style-name="TableLine94154827472736">
          <table:table-cell table:style-name="Table23.A1" office:value-type="string">
            <text:p text:style-name="P203">0</text:p>
          </table:table-cell>
          <table:table-cell table:style-name="Table23.A1" office:value-type="string">
            <text:p text:style-name="P204">Relocation successful <text:span text:style-name="T288">and transfer address returned in general register 0</text:span></text:p>
          </table:table-cell>
          <table:table-cell table:style-name="Table23.C2" office:value-type="string">
            <text:p text:style-name="P207">The relocated transfer-of-control address</text:p>
          </table:table-cell>
        </table:table-row>
        <table:table-row table:style-name="TableLine94154827473840">
          <table:table-cell table:style-name="Table23.A1" office:value-type="string">
            <text:p text:style-name="P209">4</text:p>
          </table:table-cell>
          <table:table-cell table:style-name="Table23.A1" office:value-type="string">
            <text:p text:style-name="P208">Relocation successful and no transfer address returned</text:p>
          </table:table-cell>
          <table:table-cell table:style-name="Table23.C2" office:value-type="string">
            <text:p text:style-name="P209">zero</text:p>
          </table:table-cell>
        </table:table-row>
        <table:table-row table:style-name="TableLine94154827474640">
          <table:table-cell table:style-name="Table23.A1" office:value-type="string">
            <text:p text:style-name="P209">8</text:p>
          </table:table-cell>
          <table:table-cell table:style-name="Table23.A1" office:value-type="string">
            <text:p text:style-name="P202">Relocation entry length less than 2</text:p>
          </table:table-cell>
          <table:table-cell table:style-name="Table23.A1" office:value-type="string">
            <text:p text:style-name="P223"><text:span text:style-name="T124">Assembled address of the </text:span><text:span text:style-name="T125">invalid relocation table </text:span><text:span text:style-name="T124">entry</text:span></text:p>
          </table:table-cell>
        </table:table-row>
        <table:table-row table:style-name="TableLine94154825769184">
          <table:table-cell table:style-name="Table23.A1" office:value-type="string">
            <text:p text:style-name="P211">12</text:p>
          </table:table-cell>
          <table:table-cell table:style-name="Table23.A1" office:value-type="string">
            <text:p text:style-name="P224"><text:span text:style-name="T126">General register </text:span><text:span text:style-name="T128">2</text:span><text:span text:style-name="T126"> not pointing to a RTABLE.</text:span></text:p>
          </table:table-cell>
          <table:table-cell table:style-name="Table23.A1" office:value-type="string">
            <text:p text:style-name="P205">Supplied <text:span text:style-name="T180">RTABLE</text:span> address when <text:span text:style-name="T180">RELOCATE</text:span> invoked</text:p>
          </table:table-cell>
        </table:table-row>
        <table:table-row table:style-name="TableLine94154827833616">
          <table:table-cell table:style-name="Table23.A1" office:value-type="string">
            <text:p text:style-name="P214">16</text:p>
          </table:table-cell>
          <table:table-cell table:style-name="Table23.A1" office:value-type="string">
            <text:p text:style-name="P210">Relocation table previously processed</text:p>
          </table:table-cell>
          <table:table-cell table:style-name="Table23.A1" office:value-type="string">
            <text:p text:style-name="P206">Supplied RTABLE address when <text:span text:style-name="T180">RELOCATE</text:span> invoked</text:p>
          </table:table-cell>
        </table:table-row>
        <table:table-row table:style-name="TableLine94154827878528">
          <table:table-cell table:style-name="Table23.A1" office:value-type="string">
            <text:p text:style-name="P213">20</text:p>
          </table:table-cell>
          <table:table-cell table:style-name="Table23.A1" office:value-type="string">
            <text:p text:style-name="P224"><text:span text:style-name="T129">Maximum ADCON</text:span><text:span text:style-name="T127"> </text:span><text:span text:style-name="T129">length</text:span><text:span text:style-name="T127"> not supported</text:span></text:p>
          </table:table-cell>
          <table:table-cell table:style-name="Table23.A1" office:value-type="string">
            <text:p text:style-name="P212">Supplied RTABLE address when <text:span text:style-name="T180">RELOCATE</text:span> invoked</text:p>
          </table:table-cell>
        </table:table-row>
      </table:table>
      <text:p text:style-name="P5"/>
      <text:list xml:id="list1343272094" text:style-name="L10">
        <text:list-item>
          <text:p text:style-name="P267"><text:span text:style-name="T287">When </text:span><text:span text:style-name="T231">RELOCATE</text:span><text:span text:style-name="T287"> returns to the calling </text:span>program, <text:span text:style-name="T287">the program</text:span> must examine the return code.</text:p>
        </text:list-item>
      </text:list>
      <text:p text:style-name="P132"><text:span text:style-name="T254">Label Field Usage</text:span>:</text:p>
      <text:p text:style-name="P241">The <text:span text:style-name="T180">label</text:span> field is associated with the first instruction generated by <text:span text:style-name="T180">RELOCATE</text:span>. <text:s/><text:span text:style-name="T287">It is required for the relocation process to be accessed as a subroutine.</text:span></text:p>
      <text:p text:style-name="P143"><text:span text:style-name="T14">Positional Parameters</text:span><text:span text:style-name="T131">: </text:span><text:span text:style-name="T142">None</text:span></text:p>
      <text:p text:style-name="P134"><text:span text:style-name="T254">Keyword Parameters</text:span>: <text:span text:style-name="T291">None</text:span></text:p>
      <text:p text:style-name="Text_20_body"><text:span text:style-name="T6">Programming </text:span><text:span text:style-name="T15">Considerations</text:span>:</text:p>
      <text:p text:style-name="P48"><text:span text:style-name="T180">RELOCATE</text:span> is designed for two use cases:</text:p>
      <text:list xml:id="list4280701930" text:style-name="L11">
        <text:list-item>
          <text:p text:style-name="P268">self-relocation by the executing program, and</text:p>
        </text:list-item>
        <text:list-item>
          <text:p text:style-name="P268">relocation of <text:span text:style-name="T298">some other </text:span>program <text:span text:style-name="T298">to its residency location.</text:span></text:p>
        </text:list-item>
      </text:list>
      <text:p text:style-name="P50"><text:span text:style-name="T232">RELOCATE</text:span><text:span text:style-name="T293"> </text:span><text:span text:style-name="T292">treats self-relocation and relocation of some other program to be the same process. <text:s/>In both cases a relocated transfer-of-control address, when supplied </text:span><text:span text:style-name="T298">by RTABLE</text:span><text:span text:style-name="T292">, will be returned to </text:span><text:span text:style-name="T237">RELOCATE</text:span><text:span text:style-name="T292">’s calling program. <text:s/>Both the relocating program (the one calling </text:span><text:span text:style-name="T237">RELOCATE</text:span><text:span text:style-name="T292">) and the relocated program must be targeting the same architecture.</text:span></text:p>
      <text:p text:style-name="P52">When some other program is relocated, it is the responsibility of the running software to ensure the relocated program receives control, when and how being dictated by the executing software.</text:p>
      <text:p text:style-name="P51"/>
      <text:p text:style-name="P51"/>
      <text:h text:style-name="P255" text:outline-level="1"><text:bookmark-start text:name="__RefHeading___Toc3422_1624039489"/>RTABLE<text:bookmark-end text:name="__RefHeading___Toc3422_1624039489"/></text:h>
      <text:p text:style-name="P138"><text:span text:style-name="T8">Source File</text:span><text:span text:style-name="T17">: </text:span><text:span text:style-name="T195">relo</text:span><text:span text:style-name="T243">mac</text:span><text:span text:style-name="T195">/</text:span><text:span text:style-name="T212">RTABLE</text:span><text:span text:style-name="T195">.mac</text:span></text:p>
      <text:p text:style-name="P123"><text:span text:style-name="T254">Macro Format</text:span>:</text:p>
      <text:p text:style-name="Standard"><text:span text:style-name="T180">lab</text:span><text:span text:style-name="T215">el</text:span><text:span text:style-name="T180"> <text:s text:c="4"/>RTABLE REGION=name</text:span></text:p>
      <text:p text:style-name="Standard"><text:span text:style-name="T180"><text:s text:c="15"/></text:span><text:span text:style-name="T226">[,ENTER=label]</text:span></text:p>
      <text:p text:style-name="P8"><text:s text:c="15"/><text:span text:style-name="T269">[,SIZE=[2|</text:span><text:span text:style-name="T256">3</text:span><text:span text:style-name="T269">|4]]</text:span></text:p>
      <text:p text:style-name="P8"><text:s text:c="15"/><text:span text:style-name="T269">[,RESTORE=[</text:span><text:span text:style-name="T256">YES</text:span><text:span text:style-name="T269">|NO]]</text:span></text:p>
      <text:p text:style-name="P8"><text:s text:c="15"/><text:span text:style-name="T269">[,DSECT=[YES|</text:span><text:span text:style-name="T256">NO</text:span><text:span text:style-name="T269">]]</text:span></text:p>
      <text:p text:style-name="Text_20_body"/>
      <text:p text:style-name="P87"><text:span text:style-name="T212">RTABLE</text:span><text:span text:style-name="T111"> creates the relocation table header for a specified region. <text:s/>Relocation table entries are collected together into a single control section. <text:s/>Each entry is of the same size. <text:s/></text:span></text:p>
      <text:p text:style-name="P87"><text:span text:style-name="T108">The relocation table header and </text:span><text:span text:style-name="T214">RTABLE</text:span><text:span text:style-name="T108"> macro establishes controls for creating the table entries (see </text:span><text:span text:style-name="T214">RTBL</text:span><text:span text:style-name="T108"> and </text:span><text:span text:style-name="T214">RTBLEND</text:span><text:span text:style-name="T108">) and performing address relocation (see </text:span><text:span text:style-name="T214">RELOCATE</text:span><text:span text:style-name="T108">).</text:span></text:p>
      <text:p text:style-name="P66"><text:span text:style-name="T10">Assembly Consideration</text:span><text:span text:style-name="T7">s</text:span><text:span text:style-name="T108">:</text:span></text:p>
      <text:list xml:id="list2188109314" text:style-name="L12">
        <text:list-item>
          <text:p text:style-name="P287"><text:span text:style-name="T109">See the section “Managing Control Sections” for details on the use of the </text:span><text:span text:style-name="T215">RESTORE</text:span><text:span text:style-name="T109"> keyword parameter.</text:span></text:p>
        </text:list-item>
        <text:list-item>
          <text:p text:style-name="P287"><text:span text:style-name="T24">Refer to the “Address Table Relocation Entry” section for details on how the </text:span><text:span text:style-name="T184">SIZE</text:span><text:span text:style-name="T24"> parameter is influenced by program size.</text:span></text:p>
        </text:list-item>
      </text:list>
      <text:p text:style-name="P94"><text:span text:style-name="T6">Execution Considerations</text:span><text:span text:style-name="T1">: None</text:span></text:p>
      <text:p text:style-name="P94"><text:span text:style-name="T6">Label Field Usage</text:span><text:span text:style-name="T1">:</text:span></text:p>
      <text:p text:style-name="P245"><text:span text:style-name="T1">The </text:span><text:span text:style-name="T180">label</text:span><text:span text:style-name="T1"> field identifies the control section into which all relocation entries are collected together or the dummy section name into which the relocation table header is defined. <text:s/>The </text:span><text:span text:style-name="T180">label</text:span><text:span text:style-name="T1"> field is required.</text:span></text:p>
      <text:p text:style-name="P141"><text:span text:style-name="T6">Positional Parameters</text:span><text:span text:style-name="T1">: None</text:span></text:p>
      <text:p text:style-name="P141"><text:span text:style-name="T6">Keyword Parameters</text:span><text:span text:style-name="T1">:</text:span></text:p>
      <table:table table:name="Table16" table:style-name="Table16">
        <table:table-column table:style-name="Table16.A"/>
        <table:table-column table:style-name="Table16.B"/>
        <table:table-column table:style-name="Table16.C"/>
        <table:table-header-rows>
          <table:table-row table:style-name="TableLine94154823559280">
            <table:table-cell table:style-name="Table16.A1" office:value-type="string">
              <text:p text:style-name="P227">Keyword</text:p>
            </table:table-cell>
            <table:table-cell table:style-name="Table16.A1" office:value-type="string">
              <text:p text:style-name="P227">Default</text:p>
            </table:table-cell>
            <table:table-cell table:style-name="Table16.C1" office:value-type="string">
              <text:p text:style-name="P227">Description</text:p>
            </table:table-cell>
          </table:table-row>
        </table:table-header-rows>
        <table:table-row table:style-name="TableLine94154827892784">
          <table:table-cell table:style-name="Table16.A2" office:value-type="string">
            <text:p text:style-name="P152">DSECT</text:p>
          </table:table-cell>
          <table:table-cell table:style-name="Table16.A2" office:value-type="string">
            <text:p text:style-name="P153">NO</text:p>
          </table:table-cell>
          <table:table-cell table:style-name="Table16.C2" office:value-type="string">
            <text:p text:style-name="P216"><text:span text:style-name="T38">S</text:span><text:span text:style-name="T39">pecifies when a DSECT for is defined or not. <text:s/></text:span><text:span text:style-name="T185">DSECT=YES</text:span><text:span text:style-name="T39"> causes a </text:span><text:span text:style-name="T40">dummy section</text:span><text:span text:style-name="T39"> with the name specified in the </text:span><text:span text:style-name="T186">label</text:span><text:span text:style-name="T40"> field to be created. <text:s/>When DSECT=YES is specified, all other parameters are ignored.</text:span></text:p>
          </table:table-cell>
        </table:table-row>
        <table:table-row table:style-name="TableLine94154827420672">
          <table:table-cell table:style-name="Table16.A2" office:value-type="string">
            <text:p text:style-name="P160">ENTER</text:p>
          </table:table-cell>
          <table:table-cell table:style-name="Table16.A2" office:value-type="string">
            <text:p text:style-name="P180">none</text:p>
          </table:table-cell>
          <table:table-cell table:style-name="Table16.C2" office:value-type="string">
            <text:p text:style-name="P181">Identifies the assembled location to which control is passed when <text:span text:style-name="T180">RELOCATE</text:span> macro uses <text:span text:style-name="T180">TRNSFR=RTABLE</text:span>.</text:p>
          </table:table-cell>
        </table:table-row>
        <table:table-row table:style-name="TableLine94154823551088">
          <table:table-cell table:style-name="Table16.A2" office:value-type="string">
            <text:p text:style-name="P154">REGION</text:p>
          </table:table-cell>
          <table:table-cell table:style-name="Table16.A2" office:value-type="string">
            <text:p text:style-name="P175">none</text:p>
          </table:table-cell>
          <table:table-cell table:style-name="Table16.C2" office:value-type="string">
            <text:p text:style-name="P176">Identifies the region name that is the assembled relocation base for the program. <text:s/><text:soft-page-break/>Required.</text:p>
          </table:table-cell>
        </table:table-row>
        <table:table-row table:style-name="TableLine94154823551840">
          <table:table-cell table:style-name="Table16.A2" office:value-type="string">
            <text:p text:style-name="P154">RESTORE</text:p>
          </table:table-cell>
          <table:table-cell table:style-name="Table16.A2" office:value-type="string">
            <text:p text:style-name="P155">YES</text:p>
          </table:table-cell>
          <table:table-cell table:style-name="Table16.C2" office:value-type="string">
            <text:p text:style-name="P220"><text:span text:style-name="T40">Specify </text:span><text:span text:style-name="T186">RESTORE=YES</text:span><text:span text:style-name="T40"> to enable restoration of the active control section encountered upon entry of a relocation table macro (</text:span><text:span text:style-name="T186">RTABLE</text:span><text:span text:style-name="T40">, </text:span><text:span text:style-name="T186">RTBL</text:span><text:span text:style-name="T40"> and </text:span><text:span text:style-name="T186">RTBLEND</text:span><text:span text:style-name="T40">).</text:span></text:p>
            <text:p text:style-name="P220"><text:span text:style-name="T40">Specify </text:span><text:span text:style-name="T186">RESTORE=NO</text:span><text:span text:style-name="T40"> to continue within the control section identified by the </text:span><text:span text:style-name="T186">label</text:span><text:span text:style-name="T40"> field upon exit from these macros. <text:s/></text:span><text:span text:style-name="T188">RESTORE=NO</text:span><text:span text:style-name="T44"> </text:span><text:span text:style-name="T41">provides </text:span><text:span text:style-name="T44">no management of the active control section by a relocation table macro </text:span><text:span text:style-name="T41">(RTABLE, RTBL, or RTBLEND)</text:span><text:span text:style-name="T44">. <text:s/>Requires explicit programmer management.</text:span></text:p>
          </table:table-cell>
        </table:table-row>
        <table:table-row table:style-name="TableLine94154823555312">
          <table:table-cell table:style-name="Table16.A2" office:value-type="string">
            <text:p text:style-name="P154">SIZE</text:p>
          </table:table-cell>
          <table:table-cell table:style-name="Table16.A2" office:value-type="string">
            <text:p text:style-name="P155">3</text:p>
          </table:table-cell>
          <table:table-cell table:style-name="Table16.C2" office:value-type="string">
            <text:p text:style-name="P197">Specifies the size of each relocation table entry in bytes. <text:s/>Values may be <text:span text:style-name="T273">explicitly</text:span> <text:span text:style-name="T180">2</text:span>, <text:span text:style-name="T180">3</text:span>, or <text:span text:style-name="T180">4</text:span>.</text:p>
          </table:table-cell>
        </table:table-row>
      </table:table>
      <text:p text:style-name="Text_20_body"/>
      <text:p text:style-name="Text_20_body"/>
      <text:h text:style-name="P253" text:outline-level="1"><text:bookmark-start text:name="__RefHeading___Toc3781_1624039489"/>RTBL<text:bookmark-end text:name="__RefHeading___Toc3781_1624039489"/></text:h>
      <text:p text:style-name="P139"><text:span text:style-name="T8">Source File</text:span><text:span text:style-name="T17">: </text:span><text:span text:style-name="T195">relo</text:span><text:span text:style-name="T243">mac</text:span><text:span text:style-name="T195">/</text:span><text:span text:style-name="T212">RT</text:span><text:span text:style-name="T213">BL</text:span><text:span text:style-name="T195">.mac</text:span></text:p>
      <text:p text:style-name="P124"><text:span text:style-name="T6">Macro Format</text:span><text:span text:style-name="T180">:</text:span></text:p>
      <text:p text:style-name="P8">[label] <text:s/>RTBL <text:s/>addr</text:p>
      <text:p text:style-name="P8"><text:s text:c="15"/><text:span text:style-name="T274">[,FMT=format]</text:span></text:p>
      <text:p text:style-name="P8"><text:s text:c="15"/><text:span text:style-name="T274">[,LEN=length]</text:span></text:p>
      <text:p text:style-name="P8"><text:s text:c="15"/><text:span text:style-name="T274">[,DISP=bytes]</text:span></text:p>
      <text:p text:style-name="P8"><text:s text:c="15"/><text:span text:style-name="T274">[,RESTORE=STOP]</text:span></text:p>
      <text:p text:style-name="Text_20_body"/>
      <text:p text:style-name="P41"><text:span text:style-name="T180">RTBL</text:span> creates an individual relocation entry within the relocation table <text:span text:style-name="T275">for an address identified by its label</text:span>. <text:s/><text:span text:style-name="T275">The relocation entry specifies </text:span><text:span text:style-name="T257">where</text:span><text:span text:style-name="T275"> the address that will be relocated resides in the program. <text:s/></text:span></text:p>
      <text:p text:style-name="P95"><text:span text:style-name="T112">The address or structure containing the address is identified by the </text:span><text:span text:style-name="T216">addr</text:span><text:span text:style-name="T112"> parameter. <text:s/></text:span><text:span text:style-name="T113">The location of the address can be identified based upon the supplied address by an explicit increment, the </text:span><text:span text:style-name="T217">DISP</text:span><text:span text:style-name="T113"> parameter. <text:s/>The length of the address label is the default for the address length. <text:s/>It can be made explicit by the </text:span><text:span text:style-name="T217">LEN</text:span><text:span text:style-name="T113"> parameter.</text:span></text:p>
      <text:p text:style-name="P96"><text:span text:style-name="T1">Normally the PSW or CCW format is inferred from the current </text:span><text:span text:style-name="T180">XMODE</text:span><text:span text:style-name="T1"> setting. <text:s/>To override this value, use the </text:span><text:span text:style-name="T180">FMT</text:span><text:span text:style-name="T1"> parameter. <text:s/>The implied or explicit format establishes the </text:span><text:span text:style-name="T180">LEN</text:span><text:span text:style-name="T1"> and </text:span><text:span text:style-name="T180">DISP</text:span><text:span text:style-name="T1"> values required for the PSW or CCW.</text:span></text:p>
      <text:p text:style-name="P96"><text:span text:style-name="T1">In all cases, an explicit use of </text:span><text:span text:style-name="T180">LEN</text:span><text:span text:style-name="T1"> or </text:span><text:span text:style-name="T180">DISP</text:span><text:span text:style-name="T1"> overrides any values determined from any other source.</text:span></text:p>
      <text:p text:style-name="P67"><text:span text:style-name="T10">Assembly Consideration</text:span><text:span text:style-name="T7">s</text:span><text:span text:style-name="T108">:</text:span></text:p>
      <text:p text:style-name="P68"><text:span text:style-name="T108">T</text:span><text:span text:style-name="T1">he assembled label of the address constant is the primary source for the relocation information. <text:s/></text:span></text:p>
      <text:p text:style-name="P42">The following type attributes are supported by RTBL:</text:p>
      <text:list xml:id="list3517594012" text:style-name="L13">
        <text:list-item>
          <text:p text:style-name="P269"><text:span text:style-name="T180">Y</text:span> – two-byte address constant with implied length (2 bytes) and alignment (halfword)</text:p>
        </text:list-item>
        <text:list-item>
          <text:p text:style-name="P269"><text:span text:style-name="T180">A</text:span> – four-byte address constant with implied length (4 bytes) and alignment (fullword) <text:span text:style-name="T277">or </text:span>eight-byte address constant with implied length (8 bytes) and alignment (doubleword)</text:p>
        </text:list-item>
        <text:list-item>
          <text:p text:style-name="P269"><text:span text:style-name="T180">R</text:span> – two-, four-, or eight-byte address constant of any length and unaligned.</text:p>
        </text:list-item>
        <text:list-item>
          <text:p text:style-name="P269"><text:span text:style-name="T180">W</text:span> – a CCW of either format (default format from &amp;SYSCCW) or explicit format from <text:span text:style-name="T279">the </text:span>FMT<text:span text:style-name="T114"> </text:span><text:span text:style-name="T116">parameter.</text:span></text:p>
        </text:list-item>
        <text:list-item>
          <text:p text:style-name="P270"><text:soft-page-break/><text:span text:style-name="T180">3</text:span> – a PSW of any format (default format from &amp;SYSPSW) or explicit format from <text:span text:style-name="T279">the </text:span>FMT <text:span text:style-name="T279">parameter</text:span>. </text:p>
        </text:list-item>
      </text:list>
      <text:p text:style-name="P42">The constant’s location and length are assumed to be that of the assembly label <text:span text:style-name="T276">unless implied by a the </text:span><text:span text:style-name="T218">FMT</text:span><text:span text:style-name="T276"> parameter or explicitly specified by the </text:span><text:span text:style-name="T218">DISP</text:span><text:span text:style-name="T276"> or </text:span><text:span text:style-name="T218">LEN</text:span><text:span text:style-name="T276"> parameters.</text:span></text:p>
      <text:p text:style-name="P43">A program that uses <text:span text:style-name="T180">DC</text:span> to create various hardware structures will require use of the <text:span text:style-name="T180">DISP</text:span> and <text:span text:style-name="T180">LEN</text:span> parameters to allow proper relocation of <text:span text:style-name="T278">an </text:span>address <text:span text:style-name="T277">unless the address within the structure has its own label.</text:span></text:p>
      <text:p text:style-name="P44"><text:span text:style-name="T254">Execution Considerations</text:span>: None</text:p>
      <text:p text:style-name="P44"><text:span text:style-name="T254">Label Field Usage</text:span>:</text:p>
      <text:p text:style-name="P240">The label field, when provided is associated with the first byte of the relocation table entry.</text:p>
      <text:p text:style-name="P127"><text:span text:style-name="T254">Positional Parameters</text:span>:</text:p>
      <text:list xml:id="list3906522710" text:style-name="L14">
        <text:list-item>
          <text:p text:style-name="P288"><text:span text:style-name="T115">The </text:span><text:span text:style-name="T219">addr</text:span><text:span text:style-name="T115"> parameter identifies the address constant that is to be relocated based upon its assembled symbol and any explicitly or implicitly supplied displacement from this label. <text:s/>Required.</text:span></text:p>
        </text:list-item>
      </text:list>
      <text:p text:style-name="P97"><text:span text:style-name="T11">K</text:span><text:span text:style-name="T6">eyword Parameters</text:span><text:span text:style-name="T1">:</text:span></text:p>
      <table:table table:name="Table18" table:style-name="Table18">
        <table:table-column table:style-name="Table18.A"/>
        <table:table-column table:style-name="Table18.B"/>
        <table:table-column table:style-name="Table18.C"/>
        <table:table-header-rows>
          <table:table-row table:style-name="TableLine94154826296848">
            <table:table-cell table:style-name="Table18.A1" office:value-type="string">
              <text:p text:style-name="P228">Keyword</text:p>
            </table:table-cell>
            <table:table-cell table:style-name="Table18.A1" office:value-type="string">
              <text:p text:style-name="P228">Default</text:p>
            </table:table-cell>
            <table:table-cell table:style-name="Table18.C1" office:value-type="string">
              <text:p text:style-name="P228">Description</text:p>
            </table:table-cell>
          </table:table-row>
        </table:table-header-rows>
        <table:table-row table:style-name="TableLine94154829023600">
          <table:table-cell table:style-name="Table18.A2" office:value-type="string">
            <text:p text:style-name="P158">DISP</text:p>
          </table:table-cell>
          <table:table-cell table:style-name="Table18.A2" office:value-type="string">
            <text:p text:style-name="P177">0</text:p>
          </table:table-cell>
          <table:table-cell table:style-name="Table18.C2" office:value-type="string">
            <text:p text:style-name="P198">The address being relocated is the number of specified bytes from the <text:span text:style-name="T180">addr</text:span> label. <text:s/>If omitted 0 is assumed.</text:p>
          </table:table-cell>
        </table:table-row>
        <table:table-row table:style-name="TableLine94154828436880">
          <table:table-cell table:style-name="Table18.A2" office:value-type="string">
            <text:p text:style-name="P158">FMT</text:p>
          </table:table-cell>
          <table:table-cell table:style-name="Table18.A2" office:value-type="string">
            <text:p text:style-name="P177">none</text:p>
          </table:table-cell>
          <table:table-cell table:style-name="Table18.C2" office:value-type="string">
            <text:p text:style-name="P198">If the <text:span text:style-name="T180">addr</text:span> label has a type attribute of ‘W’, then any CCW format may be specified: <text:span text:style-name="T180">CCW0</text:span> or <text:span text:style-name="T180">CCW1</text:span>, otherwise the format defined by the current XMODE CCW setting is used.</text:p>
            <text:p text:style-name="P198">If the addr label has a type attribute of ‘3’, then any PSW format may be specified: <text:span text:style-name="T218">PSWS</text:span><text:span text:style-name="T114">, </text:span><text:span text:style-name="T218">PSW360</text:span><text:span text:style-name="T114">, </text:span><text:span text:style-name="T218">PSWBC</text:span><text:span text:style-name="T114">, </text:span><text:span text:style-name="T218">PSWEC</text:span><text:span text:style-name="T114">, </text:span><text:span text:style-name="T218">PSW380</text:span><text:span text:style-name="T114">, </text:span><text:span text:style-name="T218">PSWXA</text:span><text:span text:style-name="T114">, </text:span><text:span text:style-name="T218">PSWE370</text:span><text:span text:style-name="T114">, </text:span><text:span text:style-name="T218">PSWE390</text:span><text:span text:style-name="T114">, or </text:span><text:span text:style-name="T218">PSWZ</text:span><text:span text:style-name="T110">, </text:span><text:span text:style-name="T1">otherwise the format defined by the current XMODE PSW setting is used.</text:span></text:p>
          </table:table-cell>
        </table:table-row>
        <table:table-row table:style-name="TableLine94154828437584">
          <table:table-cell table:style-name="Table18.A2" office:value-type="string">
            <text:p text:style-name="P159">LEN</text:p>
          </table:table-cell>
          <table:table-cell table:style-name="Table18.A2" office:value-type="string">
            <text:p text:style-name="P178">none</text:p>
          </table:table-cell>
          <table:table-cell table:style-name="Table18.C2" office:value-type="string">
            <text:p text:style-name="P218"><text:span text:style-name="T32">The length in bytes of the address being relocated. <text:s/></text:span><text:span text:style-name="T33">The length must not exceed that supported by the relocation table being assembled.</text:span></text:p>
          </table:table-cell>
        </table:table-row>
        <table:table-row table:style-name="TableLine94154828438432">
          <table:table-cell table:style-name="Table18.A2" office:value-type="string">
            <text:p text:style-name="P156">RESTORE</text:p>
          </table:table-cell>
          <table:table-cell table:style-name="Table18.A2" office:value-type="string">
            <text:p text:style-name="P178">none</text:p>
          </table:table-cell>
          <table:table-cell table:style-name="Table18.C2" office:value-type="string">
            <text:p text:style-name="P217"><text:span text:style-name="T40">Specify </text:span><text:span text:style-name="T186">RESTORE=</text:span><text:span text:style-name="T187">STOP</text:span><text:span text:style-name="T40"> to </text:span><text:span text:style-name="T42">disable</text:span><text:span text:style-name="T40"> restoration of the active control section encountered upon entry </text:span><text:span text:style-name="T43">to</text:span><text:span text:style-name="T42"> this relocation macro and beyond</text:span><text:span text:style-name="T40">. <text:s/></text:span><text:span text:style-name="T42">Omit RESTORE if the action is to remain unchanged.</text:span></text:p>
          </table:table-cell>
        </table:table-row>
      </table:table>
      <text:p text:style-name="P3"/>
      <text:p text:style-name="P98"><text:span text:style-name="T11">P</text:span><text:span text:style-name="T12">rogramming </text:span><text:span text:style-name="T15">Considerations</text:span><text:span text:style-name="T117">:</text:span></text:p>
      <text:p text:style-name="P112"><text:span text:style-name="T117">T</text:span><text:span text:style-name="T1">he </text:span><text:span text:style-name="T180">addr</text:span><text:span text:style-name="T1"> label to which the RTBL entry points must not reside within a DSECT. <text:s/></text:span><text:span text:style-name="T155">This will result in an assembly error (when the label is defined) or a macro error (when the label has not yet been defined).</text:span></text:p>
      <text:p text:style-name="P98"><text:soft-page-break/><text:span text:style-name="T12">WARNING</text:span><text:span text:style-name="T117">: At the core of the assembly based relocation process is a label’s type attribute. <text:s/>Because type R is used for Y-, S-, A- and AD-</text:span><text:span text:style-name="T120">type</text:span><text:span text:style-name="T117"> addresses </text:span><text:span text:style-name="T12">when a length is specified</text:span><text:span text:style-name="T117">, it is impossible for the RTBL macro to recognize when an S-type address </text:span><text:span text:style-name="T120">with a length</text:span><text:span text:style-name="T117"> is supplied to the macro by the </text:span><text:span text:style-name="T220">addr</text:span><text:span text:style-name="T117"> parameter. <text:s/>S-type addresses </text:span><text:span text:style-name="T120">in this case</text:span><text:span text:style-name="T117"> will be treated like Y-type addresses with unpredictable results. <text:s/>The programmer must not use an S-type address constant </text:span><text:span text:style-name="T30">with an explicit length</text:span><text:span text:style-name="T117"> with the RTBL macro. <text:s/></text:span><text:span text:style-name="T116">Use of an S-type address with an implied length will cause a macro error, </text:span><text:span text:style-name="T120">but not unpredictable results</text:span><text:span text:style-name="T116">.</text:span></text:p>
      <text:p text:style-name="P45"/>
      <text:p text:style-name="P45"/>
      <text:h text:style-name="P253" text:outline-level="1"><text:bookmark-start text:name="__RefHeading___Toc21547_3958553495"/><text:span text:style-name="T116">R</text:span><text:span text:style-name="T1">TBLEND</text:span><text:bookmark-end text:name="__RefHeading___Toc21547_3958553495"/></text:h>
      <text:p text:style-name="P145"><text:span text:style-name="T8">Source File</text:span><text:span text:style-name="T17">: </text:span><text:span text:style-name="T195">relo</text:span><text:span text:style-name="T243">mac</text:span><text:span text:style-name="T195">/</text:span><text:span text:style-name="T212">RT</text:span><text:span text:style-name="T213">BL</text:span><text:span text:style-name="T244">END</text:span><text:span text:style-name="T195">.mac</text:span></text:p>
      <text:p text:style-name="P129"><text:span text:style-name="T254">Macro Format</text:span>:</text:p>
      <text:p text:style-name="P8"><text:s text:c="10"/><text:span text:style-name="T280">RTBLEND [RESTORE=STOP]</text:span></text:p>
      <text:p text:style-name="P129"/>
      <text:p text:style-name="P129"><text:span text:style-name="T180">RTBLEND</text:span> terminates the creation of an assembled relocation table.</text:p>
      <text:p text:style-name="P129"><text:span text:style-name="T254">Assembly Considerations</text:span>: None</text:p>
      <text:p text:style-name="P129"><text:span text:style-name="T254">Execution Considerations</text:span>: None</text:p>
      <text:p text:style-name="P129"><text:span text:style-name="T254">Label Field Usage</text:span>: None</text:p>
      <text:p text:style-name="P129"><text:span text:style-name="T254">Positional Parameters</text:span>: None</text:p>
      <text:p text:style-name="P129"><text:span text:style-name="T254">Keyword Parameters</text:span>:</text:p>
      <table:table table:name="Table19" table:style-name="Table19">
        <table:table-column table:style-name="Table19.A"/>
        <table:table-column table:style-name="Table19.B"/>
        <table:table-column table:style-name="Table19.C"/>
        <table:table-header-rows>
          <table:table-row table:style-name="TableLine94154828427008">
            <table:table-cell table:style-name="Table19.A1" office:value-type="string">
              <text:p text:style-name="P229">Keyword</text:p>
            </table:table-cell>
            <table:table-cell table:style-name="Table19.A1" office:value-type="string">
              <text:p text:style-name="P229">Default</text:p>
            </table:table-cell>
            <table:table-cell table:style-name="Table19.C1" office:value-type="string">
              <text:p text:style-name="P229">Description</text:p>
            </table:table-cell>
          </table:table-row>
        </table:table-header-rows>
        <table:table-row table:style-name="TableLine94154828445520">
          <table:table-cell table:style-name="Table19.A2" office:value-type="string">
            <text:p text:style-name="P157">RESTORE</text:p>
          </table:table-cell>
          <table:table-cell table:style-name="Table19.A2" office:value-type="string">
            <text:p text:style-name="P179">none</text:p>
          </table:table-cell>
          <table:table-cell table:style-name="Table19.C2" office:value-type="string">
            <text:p text:style-name="P219"><text:span text:style-name="T40">Specify </text:span><text:span text:style-name="T186">RESTORE=</text:span><text:span text:style-name="T187">STOP</text:span><text:span text:style-name="T40"> to </text:span><text:span text:style-name="T42">disable</text:span><text:span text:style-name="T40"> restoration of the active control section encountered upon entry </text:span><text:span text:style-name="T43">to</text:span><text:span text:style-name="T42"> this relocation macro</text:span><text:span text:style-name="T40">. <text:s/></text:span><text:span text:style-name="T42">Omit RESTORE if the action is to remain unchanged.</text:span></text:p>
          </table:table-cell>
        </table:table-row>
      </table:table>
      <text:p text:style-name="P4"/>
      <text:p text:style-name="P46"/>
      <text:p text:style-name="P57"/>
      <text:p text:style-name="P26"/>
      <text:h text:style-name="P256" text:outline-level="1"><text:bookmark-start text:name="__RefHeading___Toc8912_1085731582"/>Program Relocation<text:bookmark-end text:name="__RefHeading___Toc8912_1085731582"/></text:h>
      <text:p text:style-name="P19"><text:span text:style-name="T306">A b</text:span>oot <text:span text:style-name="T306">l</text:span>oader supplied by SATK <text:span text:style-name="T306">may </text:span>utilize the ability to relocate itself. <text:s/>There are times when the boot loader needs to do this, freeing up the low addresses for the booted program. <text:s/>There may be occasion<text:span text:style-name="T261">s</text:span> whe<text:span text:style-name="T178">n</text:span> a program assembled for a specific address needs to be placed in memory in a different location.</text:p>
      <text:p text:style-name="P20">At its root, any program relocation requires a knowledge of the availability of memory. <text:s/>Of course a program could just let the hardware deal with the issue, hoping for the best. <text:s/><text:span text:style-name="T179">Depending upon the situation this may be a legitimate option. <text:s/>In the case of a boot loader, for success the loader must determine where to move itself so that it can continue operation.</text:span></text:p>
      <text:p text:style-name="P69"><text:span text:style-name="T27">The SATK supplied macro </text:span><text:span text:style-name="T181">MEMSZ</text:span><text:span text:style-name="T27"> provides the ability to determine how much memory exists </text:span><text:span text:style-name="T28">allowing the program to determine</text:span><text:span text:style-name="T27"> to which address it will relocate itself. <text:s/></text:span><text:span text:style-name="T163">A memory management system</text:span><text:span text:style-name="T118"> </text:span><text:span text:style-name="T163">may facilitate a </text:span><text:span text:style-name="T118">program’s residency location.</text:span></text:p>
      <text:p text:style-name="P70"><text:span text:style-name="T1">Once a copy of the program has been placed where it belongs in memory, the more difficult part of the program is adjusting its address constants of varying sizes to the new location. <text:s/>It is this topic, </text:span><text:span text:style-name="T59">address relocation,</text:span><text:span text:style-name="T1"> that is discussed in this section. <text:s/></text:span><text:span text:style-name="T153">Ideally, such relocation occurs before memory usage occurs outside of the program. <text:s/>This is particularly important if the location of such memory is based upon the relocated program’s location. <text:s/>Provided such usage occurs after the program has been relocated (and control passed to the new residence address) is ideal. <text:s/>Otherwise, the memory usage outside of the program will also need to be moved and manually adjusted by the program. <text:s/>This is not within the scope of what is capable of SATK’s relocation capabilities. <text:s/>Such a case must be addressed by the programmer.</text:span></text:p>
      <text:p text:style-name="P71"><text:span text:style-name="T59">Address relocation is an ability that is not inherent in programs created by ASMA. <text:s/>While it is a long-term objective to produce a relocation table, presently it is not part of ASMA. <text:s/>Hence, address relocation must be “tacked” onto a program by the mechanisms that are pr</text:span><text:span text:style-name="T78">ovided by the assembler itself</text:span><text:span text:style-name="T59">. <text:s/></text:span><text:span text:style-name="T60">And because address relocation is not built into ASMA, the programmer must ensure the address relocation information is present in the program. <text:s/></text:span><text:span text:style-name="T78">T</text:span><text:span text:style-name="T60">he address relocation information must be manually built by the programmer.</text:span></text:p>
      <text:p text:style-name="P72"><text:span text:style-name="T60">The “program” can consist of multiple regions, each with its own real address starting location. <text:s/>Macros can ease th</text:span><text:span text:style-name="T73">e</text:span><text:span text:style-name="T60"> task </text:span><text:span text:style-name="T73">of relocation table creation</text:span><text:span text:style-name="T60">, but they can not preclude the inevitable “forgetting” to include an address that requires relocation </text:span><text:span text:style-name="T61">with the likely unpredictable results </text:span><text:span text:style-name="T62">following</text:span><text:span text:style-name="T61">.</text:span></text:p>
      <text:p text:style-name="P75"><text:span text:style-name="T59">Collecting together the address relocation information into a table is easy. <text:s/>This can be done by simply creating an entry for each address </text:span><text:span text:style-name="T61">and placing them</text:span><text:span text:style-name="T59"> in the same control section. <text:s/></text:span><text:span text:style-name="T61">The entries are then contiguous. <text:s/></text:span><text:span text:style-name="T66">A</text:span><text:span text:style-name="T61">s with a traditional module, the relocation information will take up space in the </text:span><text:span text:style-name="T62">region.</text:span></text:p>
      <text:p text:style-name="P27"><text:soft-page-break/>Three pieces of information are required to relocate an address:</text:p>
      <text:list xml:id="list633293216" text:style-name="L15">
        <text:list-item>
          <text:p text:style-name="P271">its location in the program,</text:p>
        </text:list-item>
        <text:list-item>
          <text:p text:style-name="P271">its length, and</text:p>
        </text:list-item>
        <text:list-item>
          <text:p text:style-name="P271">its adjustment to the new address.</text:p>
        </text:list-item>
      </text:list>
      <text:p text:style-name="P80"><text:span text:style-name="T62">The relocation table </text:span><text:span text:style-name="T73">entry</text:span><text:span text:style-name="T62"> only provides </text:span><text:span text:style-name="T63">the first </text:span><text:span text:style-name="T73">two </text:span><text:span text:style-name="T63">piece</text:span><text:span text:style-name="T73">s</text:span><text:span text:style-name="T63"> of information during the program’s assembly. <text:s/>The </text:span><text:span text:style-name="T73">third</text:span><text:span text:style-name="T63">, the adjustment, can only be determined during program execution. <text:s/>After all, if the program’s residency location is known during the assembly it would be specified during the assembly and address relocation itself would be unnecessary. <text:s/></text:span><text:span text:style-name="T164">The latter</text:span><text:span text:style-name="T154"> situation is the norm for most bare metal programs </text:span><text:span text:style-name="T164">(and, hence, require no relocation)</text:span><text:span text:style-name="T154">.</text:span></text:p>
      <text:p text:style-name="P76"><text:span text:style-name="T1">Because a relocation table entry is created my a macro, this has implications for where the relocation table section must be placed. <text:s/>Macro processing by ASMA occurs during the first pass of the source program. <text:s/></text:span><text:span text:style-name="T67">This is the same pass address labels </text:span><text:span text:style-name="T78">are created</text:span><text:span text:style-name="T67">. <text:s/></text:span><text:span text:style-name="T1">The table entry must access information related to </text:span><text:span text:style-name="T67">an</text:span><text:span text:style-name="T1"> address’s label. <text:s/>This requires the label be defined </text:span><text:span text:style-name="T78">in the source program </text:span><text:span text:style-name="T1">previous to the macro that creates the table entry. <text:s/></text:span><text:span text:style-name="T78">The table’s</text:span><text:span text:style-name="T1"> </text:span><text:span text:style-name="T77">physical </text:span><text:span text:style-name="T1">placement within the region is dictated by the sequence of the region’s sections, </text:span><text:span text:style-name="T77">the relocation table being just another section.</text:span></text:p>
      <text:h text:style-name="Heading_20_2" text:outline-level="2"><text:bookmark-start text:name="__RefHeading___Toc54956_3191806391"/><text:span text:style-name="T62">A</text:span><text:span text:style-name="T1">ddress Relocation </text:span><text:span text:style-name="T63">Table </text:span><text:span text:style-name="T70">Entry</text:span><text:bookmark-end text:name="__RefHeading___Toc54956_3191806391"/></text:h>
      <text:p text:style-name="P27">Each address to be relocated gets an entry in the table. <text:s/>Two pieces of information are required in the entry, as mentioned above:</text:p>
      <text:list xml:id="list1596200384" text:style-name="L16">
        <text:list-item>
          <text:p text:style-name="P272">its location, and</text:p>
        </text:list-item>
        <text:list-item>
          <text:p text:style-name="P272">its length.</text:p>
        </text:list-item>
      </text:list>
      <text:p text:style-name="P28">The need of the address location is pretty obvious. <text:s/>If the address can not be located, it can not be relocated. <text:s/>Further, the “location” can not itself be an address. <text:s/>Those are changing. <text:s/>This leaves a displacement as the only choice for locating the address. <text:s/>As the table entry pertains to a specific region, it makes sense for the displacement to be from the region’s start.</text:p>
      <text:p text:style-name="P29">Calculation of the displacement is a simple subtraction.</text:p>
      <text:p text:style-name="P239">Address constant’s assembled address minus region’<text:span text:style-name="T282">s assembled </text:span>start<text:span text:style-name="T282">ing</text:span> address.</text:p>
      <text:p text:style-name="P73"><text:span text:style-name="T65">What about the length? <text:s/>The program’s target architecture will define the maximum address size. <text:s/>For nearly all systems that is four bytes. <text:s/>For z/Architecture, the maximum address size is eight bytes. <text:s/>While SATK uses four or eight bytes for addresses, a bare-metal program </text:span><text:span text:style-name="T164">has exceptions</text:span><text:span text:style-name="T65">. <text:s/>In particular for S/360 and S/370, channel command word addresses are three bytes. <text:s/>The address relocation table must be able to handle </text:span><text:span text:style-name="T64">different</text:span><text:span text:style-name="T65"> </text:span><text:span text:style-name="T64">address lengths</text:span><text:span text:style-name="T65">. <text:s/></text:span><text:soft-page-break/><text:span text:style-name="T65">Further, </text:span><text:span text:style-name="T197">Y-</text:span><text:span text:style-name="T65">type address constants are two bytes in length. <text:s/></text:span><text:span text:style-name="T118">Y-type addresses</text:span><text:span text:style-name="T65"> are not used by SATK, but may be used by other programs.</text:span></text:p>
      <text:p text:style-name="P74"><text:span text:style-name="T65">W</text:span><text:span text:style-name="T1">hat to do about one byte address constants? <text:s/>While they can be assembled, they never contain an actual memory address. <text:s/>They usually contain </text:span><text:span text:style-name="T66">some assembled constant, even though they are an address type. <text:s/></text:span><text:span text:style-name="T67">Whether an address constant contains an address or not is impossible to determine from the assembler’s supplied label information. <text:s/>So, for the purposes of address relocation using ASMA capabilities, one-byte addresses are not supported.</text:span></text:p>
      <text:p text:style-name="P77"><text:span text:style-name="T67">F</text:span><text:span text:style-name="T1">or systems that support </text:span><text:span text:style-name="T78">32-bit registers, </text:span><text:span text:style-name="T1">four-byte address </text:span><text:span text:style-name="T78">maximum</text:span><text:span text:style-name="T1">, the first 2 bits of the entry will contain the address constant’s length minus one:</text:span></text:p>
      <text:list xml:id="list2473930269" text:style-name="L17">
        <text:list-item>
          <text:p text:style-name="P273">00 – 1 byte (prohibited),</text:p>
        </text:list-item>
        <text:list-item>
          <text:p text:style-name="P273">01 – 2 bytes,</text:p>
        </text:list-item>
        <text:list-item>
          <text:p text:style-name="P273">10 – 3 bytes, and</text:p>
        </text:list-item>
        <text:list-item>
          <text:p text:style-name="P273">11 – 4 bytes.</text:p>
        </text:list-item>
      </text:list>
      <text:p text:style-name="P30">For systems that support <text:span text:style-name="T266">64-bit registers, </text:span>eight-byte address <text:span text:style-name="T266">maximum</text:span>, the first 3 bits of the entry contain the address constant’s length minus one:</text:p>
      <text:list xml:id="list4287447643" text:style-name="L18">
        <text:list-item>
          <text:p text:style-name="P274">000 – 1 byte (prohibited),</text:p>
        </text:list-item>
        <text:list-item>
          <text:p text:style-name="P274">001 – 2 bytes,</text:p>
        </text:list-item>
        <text:list-item>
          <text:p text:style-name="P274">010 – 3 bytes,</text:p>
        </text:list-item>
        <text:list-item>
          <text:p text:style-name="P274">011 – 4 bytes,</text:p>
        </text:list-item>
        <text:list-item>
          <text:p text:style-name="P274">100 – 5 bytes,</text:p>
        </text:list-item>
        <text:list-item>
          <text:p text:style-name="P274">101 – 6 bytes,</text:p>
        </text:list-item>
        <text:list-item>
          <text:p text:style-name="P274">110 – 7 bytes, and</text:p>
        </text:list-item>
        <text:list-item>
          <text:p text:style-name="P274">111 – 8 bytes.</text:p>
        </text:list-item>
      </text:list>
      <text:p text:style-name="P30">The remaining bits of the entry constitute the displacement of the constant being relocated. <text:s/>The total size of the entry dictates the size of the region that can be relocated by the table.</text:p>
      <text:p text:style-name="P31">The following table consolidates this informatio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94154826875456">
            <table:table-cell table:style-name="Table3.A1" office:value-type="string">
              <text:p text:style-name="P232">Attribute</text:p>
            </table:table-cell>
            <table:table-cell table:style-name="Table3.A1" table:number-columns-spanned="2" office:value-type="string">
              <text:p text:style-name="P232">32-bit Register Systems</text:p>
            </table:table-cell>
            <table:covered-table-cell/>
            <table:table-cell table:style-name="Table3.A1" table:number-columns-spanned="2" office:value-type="string">
              <text:p text:style-name="P232">64-bit Register Systems</text:p>
            </table:table-cell>
            <table:covered-table-cell/>
          </table:table-row>
        </table:table-header-rows>
        <table:table-row table:style-name="TableLine94154826029072">
          <table:table-cell table:style-name="Table3.A1" office:value-type="string">
            <text:p text:style-name="P215"><text:span text:style-name="T68">Address</text:span><text:span text:style-name="T69"> length </text:span><text:span text:style-name="T68">in entry</text:span><text:span text:style-name="T69"> (bits)</text:span></text:p>
          </table:table-cell>
          <table:table-cell table:style-name="Table3.A1" table:number-columns-spanned="2" office:value-type="string">
            <text:p text:style-name="P200">2</text:p>
          </table:table-cell>
          <table:covered-table-cell/>
          <table:table-cell table:style-name="Table3.A1" table:number-columns-spanned="2" office:value-type="string">
            <text:p text:style-name="P200">3</text:p>
          </table:table-cell>
          <table:covered-table-cell/>
        </table:table-row>
        <table:table-row table:style-name="TableLine94154826029872">
          <table:table-cell table:style-name="Table3.A1" office:value-type="string">
            <text:p text:style-name="P199">Two-byte entries (max region <text:span text:style-name="T307">size</text:span>)</text:p>
          </table:table-cell>
          <table:table-cell table:style-name="Table3.A1" office:value-type="string">
            <text:p text:style-name="P200">14 bits</text:p>
          </table:table-cell>
          <table:table-cell table:style-name="Table3.A1" office:value-type="string">
            <text:p text:style-name="P200">16,383</text:p>
          </table:table-cell>
          <table:table-cell table:style-name="Table3.A1" office:value-type="string">
            <text:p text:style-name="P200">13 bits</text:p>
          </table:table-cell>
          <table:table-cell table:style-name="Table3.A1" office:value-type="string">
            <text:p text:style-name="P200">8,191</text:p>
          </table:table-cell>
        </table:table-row>
        <table:table-row table:style-name="TableLine94154826032304">
          <table:table-cell table:style-name="Table3.A1" office:value-type="string">
            <text:p text:style-name="P199">Three-byte entries (max region <text:span text:style-name="T307">size</text:span>)</text:p>
          </table:table-cell>
          <table:table-cell table:style-name="Table3.A1" office:value-type="string">
            <text:p text:style-name="P200">22 bits</text:p>
          </table:table-cell>
          <table:table-cell table:style-name="Table3.A1" office:value-type="string">
            <text:p text:style-name="P200">4,194,303</text:p>
          </table:table-cell>
          <table:table-cell table:style-name="Table3.A1" office:value-type="string">
            <text:p text:style-name="P200">21 bits</text:p>
          </table:table-cell>
          <table:table-cell table:style-name="Table3.A1" office:value-type="string">
            <text:p text:style-name="P200">2,097,151</text:p>
          </table:table-cell>
        </table:table-row>
        <table:table-row table:style-name="TableLine94154826033568">
          <table:table-cell table:style-name="Table3.A1" office:value-type="string">
            <text:p text:style-name="P199">Four-byte entries (max region <text:span text:style-name="T307">size</text:span>)</text:p>
          </table:table-cell>
          <table:table-cell table:style-name="Table3.A1" office:value-type="string">
            <text:p text:style-name="P200">30 bits</text:p>
          </table:table-cell>
          <table:table-cell table:style-name="Table3.A1" office:value-type="string">
            <text:p text:style-name="P201">1,073,741,823</text:p>
          </table:table-cell>
          <table:table-cell table:style-name="Table3.A1" office:value-type="string">
            <text:p text:style-name="P200">29 bits</text:p>
          </table:table-cell>
          <table:table-cell table:style-name="Table3.A1" office:value-type="string">
            <text:p text:style-name="P201">536,870,911</text:p>
          </table:table-cell>
        </table:table-row>
      </table:table>
      <text:p text:style-name="P31"><text:soft-page-break/></text:p>
      <text:p text:style-name="P82"><text:span text:style-name="T74">The default entry length is three bytes. <text:s/>This allows for nearly two- or four- megabyte </text:span><text:span text:style-name="T75">program sizes</text:span><text:span text:style-name="T74"> without any practical concern </text:span><text:span text:style-name="T75">about</text:span><text:span text:style-name="T74"> the entry being too short.</text:span></text:p>
      <text:p text:style-name="P83"><text:span text:style-name="T74">W</text:span><text:span text:style-name="T1">here are address relocation entries defined in a source program? <text:s/>That depends. <text:s/>Remember, relocation of an address is usually dependent upon its </text:span><text:span text:style-name="T6">label</text:span><text:span text:style-name="T1">. <text:s/>Any address that is to be relocated </text:span><text:span text:style-name="T164">must have</text:span><text:span text:style-name="T1"> a label. <text:s/>The label must be defined for the table entry macro to utilize the information. <text:s/>The creation of the table entry must follow the address being relocated. <text:s/>It can immediately follow the address or be much later in the source program.</text:span></text:p>
      <text:p text:style-name="P86"><text:span text:style-name="T1">The use of a label also influences how the address constant is created. <text:s/>Because a </text:span><text:span text:style-name="T180">DC</text:span><text:span text:style-name="T1"> assembler operation can support multiple constant types and multiple nominal values of the same type, an address that is to be relocated should be defined alone with its own label. <text:s/>While a generic mechanism exists for creating a relocation table entry </text:span><text:span text:style-name="T135">(the LEN and DISP keyword parameters)</text:span><text:span text:style-name="T1">, </text:span><text:span text:style-name="T79">a separate label is recommended.</text:span></text:p>
      <text:p text:style-name="P84"><text:span text:style-name="T75">Addresses that require relocation but are created by a macro are more challenging. <text:s/>Many macros generate labels that are sensitive </text:span><text:span text:style-name="T165">to </text:span><text:span text:style-name="T75">the macro invocation. <text:s/>This occurs when an address location that must be relocated is created with a label containing the </text:span><text:span text:style-name="T198">&amp;SYSNDX</text:span><text:span text:style-name="T75"> system variable. <text:s/>In this case, only the macro is capable of knowing the label created for the address. <text:s/></text:span><text:span text:style-name="T76">When </text:span><text:span text:style-name="T199">&amp;SYSNDX</text:span><text:span text:style-name="T76"> is used for the address’ label</text:span><text:span text:style-name="T75">, the </text:span><text:span text:style-name="T76">relocation table entry must be created by the macro itself.</text:span></text:p>
      <text:p text:style-name="P85"><text:span text:style-name="T76">T</text:span><text:span text:style-name="T1">wo mechanisms exist for this to occur. <text:s/>The macro generating the address constant can detect that relocation is being supported by the assembly. <text:s/>A global macro symbol can be used for this purpose. <text:s/>The other method is a macro parameter that tells the macro to relocate address constants that would require relocation if the program is relocated. <text:s/>Both can be used. <text:s/>The first tells the macro that relocation is enabled for the assembly. <text:s/>The second tells the programmer that relocation is supported by the macro.</text:span></text:p>
      <text:h text:style-name="Heading_20_2" text:outline-level="2"><text:bookmark-start text:name="__RefHeading___Toc2935_1818908903"/>Relocation Table Structure<text:bookmark-end text:name="__RefHeading___Toc2935_1818908903"/></text:h>
      <text:p text:style-name="P78"><text:span text:style-name="T70">Address relocation implies that the program is residing in a location other than the one for which it was assembled. <text:s/>The relocation of the addresses adjusts them to the location</text:span><text:span text:style-name="T71">s</text:span><text:span text:style-name="T70"> </text:span><text:span text:style-name="T71">within</text:span><text:span text:style-name="T70"> the program that </text:span><text:span text:style-name="T71">are</text:span><text:span text:style-name="T70"> different than the one</text:span><text:span text:style-name="T71">s</text:span><text:span text:style-name="T70"> </text:span><text:span text:style-name="T71">at</text:span><text:span text:style-name="T70"> which the program was assembled. <text:s/></text:span><text:span text:style-name="T72">While the relocation strategy being described here can work for any program, the primary consideration is for </text:span><text:span text:style-name="T9">self</text:span><text:span text:style-name="T72"> relocation. <text:s/>The program that is executing will both relocate itself and adjust the addresses it uses for the new </text:span><text:span text:style-name="T71">residency </text:span><text:span text:style-name="T72">location. <text:s/>When does this adjustment take place? <text:s/>Before the program is placed in the new location or after?</text:span></text:p>
      <text:p text:style-name="P32"><text:soft-page-break/>The best answer is to copy the executing program to the new location and adjust the address constants in the <text:span text:style-name="T254">copy</text:span> before control is passed to the <text:span text:style-name="T265">copy in the </text:span>new location. <text:s/><text:span text:style-name="T265">This ensures that the executing program continues to operate during the adjustment process.</text:span></text:p>
      <text:p text:style-name="P79"><text:span text:style-name="T70">The relocation table itself has some structure associate with it. <text:s/>A preamble to the actual table provides the controls for relocation of all of the addresses in the table. <text:s/></text:span><text:span text:style-name="T71">At present a single relocation table for the entire assembly is supported regardless of the number of regions participating in the relocation. <text:s/>This requires that the relative positions of the assembled regions be maintained through the relocation process.</text:span></text:p>
      <text:p text:style-name="P33">The table consists of two parts:</text:p>
      <text:list xml:id="list1543247533" text:style-name="L19">
        <text:list-item>
          <text:p text:style-name="P289"><text:span text:style-name="T71">the table’s </text:span><text:span text:style-name="T134">header</text:span><text:span text:style-name="T71">, and</text:span></text:p>
        </text:list-item>
        <text:list-item>
          <text:p text:style-name="P275">the table’s entries.</text:p>
        </text:list-item>
      </text:list>
      <text:p text:style-name="P81"><text:span text:style-name="T71">The table entries were discussed in the previous section. <text:s/>The remainder of this section describes the table’s </text:span><text:span text:style-name="T79">header</text:span><text:span text:style-name="T71">. <text:s/>The </text:span><text:span text:style-name="T79">header</text:span><text:span text:style-name="T71"> is sensitive to the architecture level targeted by the program, </text:span><text:span text:style-name="T73">specifically its register size.</text:span></text:p>
      <text:p text:style-name="P104"><text:span text:style-name="T73">T</text:span><text:span text:style-name="T1">he relocation </text:span><text:span text:style-name="T132">table “</text:span><text:span text:style-name="T1">header” contains </text:span><text:span text:style-name="T135">mostly </text:span><text:span text:style-name="T132">read-only </text:span><text:span text:style-name="T1">fields </text:span><text:span text:style-name="T132">created by the </text:span><text:span text:style-name="T228">RTABLE</text:span><text:span text:style-name="T132"> and </text:span><text:span text:style-name="T228">RTBLEND</text:span><text:span text:style-name="T132"> macros</text:span><text:span text:style-name="T1">. <text:s/></text:span><text:span text:style-name="T135">The exception is the table’s status. <text:s/></text:span><text:span text:style-name="T132">The read-write fields of the “header”, used during the relocation process, are created by the </text:span><text:span text:style-name="T228">RELOCATE</text:span><text:span text:style-name="T132"> macro. <text:s/>The following </text:span><text:span text:style-name="T133">two </text:span><text:span text:style-name="T132">table</text:span><text:span text:style-name="T134">s</text:span><text:span text:style-name="T132"> document the fields.</text:span></text:p>
      <text:p text:style-name="P47">The “Size” column refers to the field length. <text:s/>“register” in this column means the target architecture’s register size <text:span text:style-name="T308">and</text:span> dictates the field’s length. <text:s/>The “Macro” column identifies the macro that creates the field. <text:s/>The “Name” column is a short name for the fiel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Line94154830027216">
            <table:table-cell table:style-name="Table4.A1" office:value-type="string">
              <text:p text:style-name="P233">Field</text:p>
            </table:table-cell>
            <table:table-cell table:style-name="Table4.A1" office:value-type="string">
              <text:p text:style-name="P233">Size</text:p>
            </table:table-cell>
            <table:table-cell table:style-name="Table4.A1" office:value-type="string">
              <text:p text:style-name="P235">Macro</text:p>
            </table:table-cell>
            <table:table-cell table:style-name="Table4.A1" office:value-type="string">
              <text:p text:style-name="P237">Type</text:p>
            </table:table-cell>
            <table:table-cell table:style-name="Table4.A1" office:value-type="string">
              <text:p text:style-name="P233">Name</text:p>
            </table:table-cell>
            <table:table-cell table:style-name="Table4.A1" office:value-type="string">
              <text:p text:style-name="P233">Description</text:p>
            </table:table-cell>
          </table:table-row>
        </table:table-header-rows>
        <table:table-row table:style-name="TableLine94154824313712">
          <table:table-cell table:style-name="Table4.A1" office:value-type="string">
            <text:p text:style-name="P184">1</text:p>
          </table:table-cell>
          <table:table-cell table:style-name="Table4.A1" office:value-type="string">
            <text:p text:style-name="P184">8 bytes</text:p>
          </table:table-cell>
          <table:table-cell table:style-name="Table4.A1" office:value-type="string">
            <text:p text:style-name="P163">RTABLE</text:p>
          </table:table-cell>
          <table:table-cell table:style-name="Table4.A1" office:value-type="string">
            <text:p text:style-name="P163">RO</text:p>
          </table:table-cell>
          <table:table-cell table:style-name="Table4.A1" office:value-type="string">
            <text:p text:style-name="P184">Eye Catcher</text:p>
          </table:table-cell>
          <table:table-cell table:style-name="Table4.A1" office:value-type="string">
            <text:p text:style-name="P185">Text used for sanity checking of the table’s location</text:p>
          </table:table-cell>
        </table:table-row>
        <table:table-row table:style-name="TableLine94154824314848">
          <table:table-cell table:style-name="Table4.A1" office:value-type="string">
            <text:p text:style-name="P184">2</text:p>
          </table:table-cell>
          <table:table-cell table:style-name="Table4.A1" office:value-type="string">
            <text:p text:style-name="P169">register</text:p>
          </table:table-cell>
          <table:table-cell table:style-name="Table4.A1" office:value-type="string">
            <text:p text:style-name="P149">RTABLE</text:p>
          </table:table-cell>
          <table:table-cell table:style-name="Table4.A1" office:value-type="string">
            <text:p text:style-name="P162">RO</text:p>
          </table:table-cell>
          <table:table-cell table:style-name="Table4.A1" office:value-type="string">
            <text:p text:style-name="P169">Assembled Base</text:p>
          </table:table-cell>
          <table:table-cell table:style-name="Table4.A1" office:value-type="string">
            <text:p text:style-name="P171">The assembled address of the first region</text:p>
          </table:table-cell>
        </table:table-row>
        <table:table-row table:style-name="TableLine94154824315936">
          <table:table-cell table:style-name="Table4.A1" office:value-type="string">
            <text:p text:style-name="P184">3</text:p>
          </table:table-cell>
          <table:table-cell table:style-name="Table4.A1" office:value-type="string">
            <text:p text:style-name="P173">register</text:p>
          </table:table-cell>
          <table:table-cell table:style-name="Table4.A1" office:value-type="string">
            <text:p text:style-name="P151">RTABLE</text:p>
          </table:table-cell>
          <table:table-cell table:style-name="Table4.A1" office:value-type="string">
            <text:p text:style-name="P162">RO</text:p>
          </table:table-cell>
          <table:table-cell table:style-name="Table4.A1" office:value-type="string">
            <text:p text:style-name="P173">First Entry</text:p>
          </table:table-cell>
          <table:table-cell table:style-name="Table4.A1" office:value-type="string">
            <text:p text:style-name="P174">The assembled address of the first table entry</text:p>
          </table:table-cell>
        </table:table-row>
        <table:table-row table:style-name="TableLine94154824317152">
          <table:table-cell table:style-name="Table4.A1" office:value-type="string">
            <text:p text:style-name="P184">4</text:p>
          </table:table-cell>
          <table:table-cell table:style-name="Table4.A1" office:value-type="string">
            <text:p text:style-name="P173">register</text:p>
          </table:table-cell>
          <table:table-cell table:style-name="Table4.A1" office:value-type="string">
            <text:p text:style-name="P151">RTABLE</text:p>
          </table:table-cell>
          <table:table-cell table:style-name="Table4.A1" office:value-type="string">
            <text:p text:style-name="P162">RO</text:p>
          </table:table-cell>
          <table:table-cell table:style-name="Table4.A1" office:value-type="string">
            <text:p text:style-name="P173">Entry Length</text:p>
          </table:table-cell>
          <table:table-cell table:style-name="Table4.A1" office:value-type="string">
            <text:p text:style-name="P174">The length of each assembled table entry in bytes</text:p>
          </table:table-cell>
        </table:table-row>
        <table:table-row table:style-name="TableLine94154824318560">
          <table:table-cell table:style-name="Table4.A1" office:value-type="string">
            <text:p text:style-name="P184">5</text:p>
          </table:table-cell>
          <table:table-cell table:style-name="Table4.A1" office:value-type="string">
            <text:p text:style-name="P173">register</text:p>
          </table:table-cell>
          <table:table-cell table:style-name="Table4.A1" office:value-type="string">
            <text:p text:style-name="P151">RTBLEND</text:p>
          </table:table-cell>
          <table:table-cell table:style-name="Table4.A1" office:value-type="string">
            <text:p text:style-name="P162">RO</text:p>
          </table:table-cell>
          <table:table-cell table:style-name="Table4.A1" office:value-type="string">
            <text:p text:style-name="P173">End of Table</text:p>
          </table:table-cell>
          <table:table-cell table:style-name="Table4.A1" office:value-type="string">
            <text:p text:style-name="P174">The assembled address of the last table byte</text:p>
          </table:table-cell>
        </table:table-row>
        <table:table-row table:style-name="TableLine94154824319840">
          <table:table-cell table:style-name="Table4.A1" office:value-type="string">
            <text:p text:style-name="P189">6</text:p>
          </table:table-cell>
          <table:table-cell table:style-name="Table4.A1" office:value-type="string">
            <text:p text:style-name="P189">1 byte</text:p>
          </table:table-cell>
          <table:table-cell table:style-name="Table4.A1" office:value-type="string">
            <text:p text:style-name="P165">RTABLE</text:p>
          </table:table-cell>
          <table:table-cell table:style-name="Table4.A1" office:value-type="string">
            <text:p text:style-name="P165">RO</text:p>
          </table:table-cell>
          <table:table-cell table:style-name="Table4.A1" office:value-type="string">
            <text:p text:style-name="P189">Max Length</text:p>
          </table:table-cell>
          <table:table-cell table:style-name="Table4.A1" office:value-type="string">
            <text:p text:style-name="P190">Maximum address length of this table (4 or 8)</text:p>
          </table:table-cell>
        </table:table-row>
        <table:table-row table:style-name="TableLine94154824321168">
          <table:table-cell table:style-name="Table4.A8" office:value-type="string">
            <text:p text:style-name="P189">7</text:p>
          </table:table-cell>
          <table:table-cell table:style-name="Table4.A8" office:value-type="string">
            <text:p text:style-name="P186">1 byte</text:p>
          </table:table-cell>
          <table:table-cell table:style-name="Table4.A8" office:value-type="string">
            <text:p text:style-name="P164">RTABLE</text:p>
          </table:table-cell>
          <table:table-cell table:style-name="Table4.A8" office:value-type="string">
            <text:p text:style-name="P164">RW</text:p>
          </table:table-cell>
          <table:table-cell table:style-name="Table4.A8" office:value-type="string">
            <text:p text:style-name="P186">Table Status</text:p>
          </table:table-cell>
          <table:table-cell table:style-name="Table4.A1" office:value-type="string">
            <text:p text:style-name="P187">Two flags indicating if relocation has started and successfully <text:span text:style-name="T289">completed</text:span>.</text:p>
          </table:table-cell>
        </table:table-row>
      </table:table>
      <text:p text:style-name="P37"/>
      <text:p text:style-name="P38"><text:span text:style-name="T285">Immediately f</text:span><text:span text:style-name="T286">ollowing field </text:span><text:span text:style-name="T284">5</text:span><text:span text:style-name="T286"> is </text:span><text:span text:style-name="T285">the table </text:span>of individual relocation entries, <text:span text:style-name="T267">each entry</text:span> <text:span text:style-name="T285">created by the </text:span><text:span text:style-name="T227">RTBL</text:span><text:span text:style-name="T285"> macro</text:span>. <text:s/>Entries are not aligned to any address boundary. <text:s/><text:span text:style-name="T285">Fields </text:span><text:span text:style-name="T284">3</text:span><text:span text:style-name="T285">-</text:span><text:span text:style-name="T284">5</text:span><text:span text:style-name="T285"> are used by </text:span><text:span text:style-name="T227">RELOCATE</text:span><text:span text:style-name="T285"> to process the individual table entries using a </text:span><text:span text:style-name="T227">BXLE</text:span><text:span text:style-name="T285">-type instruction.</text:span></text:p>
      <text:p text:style-name="P113"><text:span text:style-name="T91">All address calculations are performed using unsigned arithmetic. <text:s/></text:span><text:span text:style-name="T102">The relocation direction dictates which instruction is used to perform the relocation. <text:s/></text:span><text:span text:style-name="T211">AL</text:span><text:span text:style-name="T103"> or </text:span><text:span text:style-name="T211">ALG</text:span><text:span text:style-name="T103"> is used when the new </text:span><text:soft-page-break/><text:span text:style-name="T103">location is greater than or equal to the assembled location. <text:s/>SL or </text:span><text:span text:style-name="T211">SLG</text:span><text:span text:style-name="T103"> is used when the new location is lower than the assembled location. <text:s/>The instruction is dynamically established during relocation.</text:span></text:p>
      <text:p text:style-name="P103"><text:span text:style-name="T90">T</text:span><text:span text:style-name="T80">he read-write fields are created by the RELOCATE macro and are described here. <text:s/>These fields should be viewed logically as part of the header but are </text:span><text:span text:style-name="T100">physically </text:span><text:span text:style-name="T80">created separately.</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style-name="TableLine94154824324512">
            <table:table-cell table:style-name="Table21.A1" office:value-type="string">
              <text:p text:style-name="P234">Field</text:p>
            </table:table-cell>
            <table:table-cell table:style-name="Table21.A1" office:value-type="string">
              <text:p text:style-name="P234">Size</text:p>
            </table:table-cell>
            <table:table-cell table:style-name="Table21.A1" office:value-type="string">
              <text:p text:style-name="P236">Macro</text:p>
            </table:table-cell>
            <table:table-cell table:style-name="Table21.A1" office:value-type="string">
              <text:p text:style-name="P237">Type</text:p>
            </table:table-cell>
            <table:table-cell table:style-name="Table21.A1" office:value-type="string">
              <text:p text:style-name="P234">Name</text:p>
            </table:table-cell>
            <table:table-cell table:style-name="Table21.A1" office:value-type="string">
              <text:p text:style-name="P234">Description</text:p>
            </table:table-cell>
          </table:table-row>
        </table:table-header-rows>
        <table:table-row table:style-name="TableLine94154831610240">
          <table:table-cell table:style-name="Table21.A2" office:value-type="string">
            <text:p text:style-name="P184">1</text:p>
          </table:table-cell>
          <table:table-cell table:style-name="Table21.A2" office:value-type="string">
            <text:p text:style-name="P184">8 bytes</text:p>
          </table:table-cell>
          <table:table-cell table:style-name="Table21.A2" office:value-type="string">
            <text:p text:style-name="P163">RELOCATE</text:p>
          </table:table-cell>
          <table:table-cell table:style-name="Table21.A2" office:value-type="string">
            <text:p text:style-name="P163">RO</text:p>
          </table:table-cell>
          <table:table-cell table:style-name="Table21.A2" office:value-type="string">
            <text:p text:style-name="P184">Eye Catcher</text:p>
          </table:table-cell>
          <table:table-cell table:style-name="Table21.A1" office:value-type="string">
            <text:p text:style-name="P185">Text used for sanity checking of the table’s location</text:p>
          </table:table-cell>
        </table:table-row>
        <table:table-row table:style-name="TableLine94154831613200">
          <table:table-cell table:style-name="Table21.A2" office:value-type="string">
            <text:p text:style-name="P184">2</text:p>
          </table:table-cell>
          <table:table-cell table:style-name="Table21.A2" office:value-type="string">
            <text:p text:style-name="P170">register</text:p>
          </table:table-cell>
          <table:table-cell table:style-name="Table21.A2" office:value-type="string">
            <text:p text:style-name="P150">RELOCATE</text:p>
          </table:table-cell>
          <table:table-cell table:style-name="Table21.A2" office:value-type="string">
            <text:p text:style-name="P162">RW</text:p>
          </table:table-cell>
          <table:table-cell table:style-name="Table21.A2" office:value-type="string">
            <text:p text:style-name="P170">Relocation Base</text:p>
          </table:table-cell>
          <table:table-cell table:style-name="Table21.A1" office:value-type="string">
            <text:p text:style-name="P172">The address to which the program has been copied <text:span text:style-name="T267">or loaded</text:span></text:p>
          </table:table-cell>
        </table:table-row>
        <table:table-row table:style-name="TableLine94154831614288">
          <table:table-cell table:style-name="Table21.A2" office:value-type="string">
            <text:p text:style-name="P184">3</text:p>
          </table:table-cell>
          <table:table-cell table:style-name="Table21.A2" office:value-type="string">
            <text:p text:style-name="P170">register</text:p>
          </table:table-cell>
          <table:table-cell table:style-name="Table21.A2" office:value-type="string">
            <text:p text:style-name="P150">RELOCATE</text:p>
          </table:table-cell>
          <table:table-cell table:style-name="Table21.A2" office:value-type="string">
            <text:p text:style-name="P162">RW</text:p>
          </table:table-cell>
          <table:table-cell table:style-name="Table21.A2" office:value-type="string">
            <text:p text:style-name="P170">Relocation Adjustment</text:p>
          </table:table-cell>
          <table:table-cell table:style-name="Table21.A1" office:value-type="string">
            <text:p text:style-name="P222"><text:span text:style-name="T35">The absolute value </text:span><text:span text:style-name="T36">when</text:span><text:span text:style-name="T35"> subtracting from the </text:span><text:span text:style-name="T55">R</text:span><text:span text:style-name="T54">elocation base</text:span><text:span text:style-name="T35"> the </text:span><text:span text:style-name="T37">A</text:span><text:span text:style-name="T54">ssembled base.</text:span><text:span text:style-name="T56"> <text:s/></text:span><text:span text:style-name="T57">Whether th</text:span><text:span text:style-name="T58">e</text:span><text:span text:style-name="T57"> </text:span><text:span text:style-name="T58">result</text:span><text:span text:style-name="T57"> is positive (the typical case) or negative influences the </text:span><text:span text:style-name="T55">Relocation Direction</text:span><text:span text:style-name="T57"> field.</text:span></text:p>
          </table:table-cell>
        </table:table-row>
        <table:table-row table:style-name="TableLine94154831615424">
          <table:table-cell table:style-name="Table21.A2" office:value-type="string">
            <text:p text:style-name="P184">4</text:p>
          </table:table-cell>
          <table:table-cell table:style-name="Table21.A2" office:value-type="string">
            <text:p text:style-name="P182">16 registers</text:p>
          </table:table-cell>
          <table:table-cell table:style-name="Table21.A2" office:value-type="string">
            <text:p text:style-name="P161">RELOCATE</text:p>
          </table:table-cell>
          <table:table-cell table:style-name="Table21.A2" office:value-type="string">
            <text:p text:style-name="P162">RW</text:p>
          </table:table-cell>
          <table:table-cell table:style-name="Table21.A2" office:value-type="string">
            <text:p text:style-name="P182">Transfer Registers</text:p>
          </table:table-cell>
          <table:table-cell table:style-name="Table21.A1" office:value-type="string">
            <text:p text:style-name="P183">Relocated register content based upon the Register Mask.</text:p>
          </table:table-cell>
        </table:table-row>
        <table:table-row table:style-name="TableLine94154831616512">
          <table:table-cell table:style-name="Table21.A2" office:value-type="string">
            <text:p text:style-name="P184">5</text:p>
          </table:table-cell>
          <table:table-cell table:style-name="Table21.A2" office:value-type="string">
            <text:p text:style-name="P182">two bytes</text:p>
          </table:table-cell>
          <table:table-cell table:style-name="Table21.A2" office:value-type="string">
            <text:p text:style-name="P221"><text:span text:style-name="T189">R</text:span><text:span text:style-name="T190">ELOCATE</text:span></text:p>
          </table:table-cell>
          <table:table-cell table:style-name="Table21.A2" office:value-type="string">
            <text:p text:style-name="P162">RW</text:p>
          </table:table-cell>
          <table:table-cell table:style-name="Table21.A2" office:value-type="string">
            <text:p text:style-name="P182"><text:span text:style-name="T268">Transfer </text:span>Register Mask</text:p>
          </table:table-cell>
          <table:table-cell table:style-name="Table21.A1" office:value-type="string">
            <text:p text:style-name="P183">Bits 0-15 correspond to registers 0-15. <text:s/>Each set bit</text:p>
            <text:p text:style-name="P183">causes the corresponding transfer register to be relocated</text:p>
          </table:table-cell>
        </table:table-row>
        <table:table-row table:style-name="TableLine94154831617552">
          <table:table-cell table:style-name="Table21.A2" table:number-rows-spanned="2" office:value-type="string">
            <text:p text:style-name="P6">6</text:p>
          </table:table-cell>
          <table:table-cell table:style-name="Table21.A2" table:number-rows-spanned="2" office:value-type="string">
            <text:p text:style-name="P6">one byte</text:p>
          </table:table-cell>
          <table:table-cell table:style-name="Table21.A2" table:number-rows-spanned="2" office:value-type="string">
            <text:p text:style-name="P6">RTABLE</text:p>
          </table:table-cell>
          <table:table-cell table:style-name="Table21.A2" table:number-rows-spanned="2" office:value-type="string">
            <text:p text:style-name="P6">RW</text:p>
          </table:table-cell>
          <table:table-cell table:style-name="Table21.A2" office:value-type="string">
            <text:p text:style-name="P186">Relocation Started</text:p>
          </table:table-cell>
          <table:table-cell table:style-name="Table21.A1" office:value-type="string">
            <text:p text:style-name="P187">A flag indicating RELOCATE has started </text:p>
          </table:table-cell>
        </table:table-row>
        <table:table-row table:style-name="TableLine94154831618880">
          <table:covered-table-cell/>
          <table:covered-table-cell/>
          <table:covered-table-cell/>
          <table:covered-table-cell/>
          <table:table-cell table:style-name="Table21.A2" office:value-type="string">
            <text:p text:style-name="P186">Relocation Ended</text:p>
          </table:table-cell>
          <table:table-cell table:style-name="Table21.A1" office:value-type="string">
            <text:p text:style-name="P187">A flag indicating RELOCATE has ceased execution</text:p>
          </table:table-cell>
        </table:table-row>
      </table:table>
      <text:p text:style-name="P39"/>
      <text:h text:style-name="Heading_20_2" text:outline-level="2"><text:bookmark-start text:name="__RefHeading___Toc4583_2740961086"/><text:span text:style-name="T91">T</text:span><text:span text:style-name="T80">he Relocation Process</text:span><text:bookmark-end text:name="__RefHeading___Toc4583_2740961086"/></text:h>
      <text:p text:style-name="P102"><text:span text:style-name="T96">Address r</text:span><text:span text:style-name="T95">elocation, as defined by the relocation table, is implemented by the </text:span><text:span text:style-name="T207">RELOCATE</text:span><text:span text:style-name="T95"> macro. <text:s/>This process, from the viewpoint of the software which initiates it, </text:span><text:span text:style-name="T96">only</text:span><text:span text:style-name="T95"> </text:span><text:span text:style-name="T96">reads the relocation table and its entries. <text:s/>All dynamic data resulting from relocation is stored within the confines of the </text:span><text:span text:style-name="T208">RELOCATE</text:span><text:span text:style-name="T96"> macro’s generation.</text:span><text:span text:style-name="T95"> <text:s/></text:span><text:span text:style-name="T96">This allows for the possibility, from a design perspective, of using the </text:span><text:span text:style-name="T208">RELOCATE</text:span><text:span text:style-name="T96"> macro to relocate other </text:span><text:span text:style-name="T98">programs</text:span><text:span text:style-name="T96"> in addition to its initial usage for program self relocation. <text:s/>By design, then, the </text:span><text:span text:style-name="T208">RELOCATE</text:span><text:span text:style-name="T96"> macro </text:span><text:span text:style-name="T105">dynamically </text:span><text:span text:style-name="T96">support</text:span><text:span text:style-name="T105">s</text:span><text:span text:style-name="T96"> all relocation entry sizes.</text:span></text:p>
      <text:p text:style-name="P36">As a “process”, relocation is similar to a subroutine. <text:s/>Relocation uses its own register context, preserving the registers <text:span text:style-name="T284">upon entry</text:span>. <text:s/>This facilitates both relocation of register contents when requested and preservation of the register contents of the program performing the relocation when that makes sense.</text:p>
      <text:p text:style-name="P109"><text:span text:style-name="T97">If the </text:span><text:span text:style-name="T209">RELOCATE</text:span><text:span text:style-name="T97"> macro is used for programs other than the one executing </text:span><text:span text:style-name="T209">RELOCATE</text:span><text:span text:style-name="T97">, a mechanism must be established that allows identification of where the relocation table of the other program exists within it. <text:s/>It is the responsibility of the software using </text:span><text:span text:style-name="T209">RELOCATE</text:span><text:span text:style-name="T97"> to provide the address of the program’</text:span><text:span text:style-name="T101">s relocation table</text:span><text:span text:style-name="T97">. <text:s/>Additionally, transferring control to the other program is outside of the scope of the </text:span><text:span text:style-name="T209">RELOCATE</text:span><text:span text:style-name="T97"> macro. <text:s/>Transferring control is restricted to self relocation </text:span><text:span text:style-name="T104">in this document</text:span><text:span text:style-name="T97">.</text:span></text:p>
      <text:p text:style-name="P110"><text:soft-page-break/><text:span text:style-name="T97">A</text:span><text:span text:style-name="T80">ddress adjustment by the relocation process performs memory wrapping of each type of address: 24-bit, 31-bit, and 64-bit addresses. <text:s/>If when the adjustment is applied to the assembled address constant, depending upon adjustment relocation, the resulting address will wrap around to address X’0’ or wrap around at the high end of the architecture supported memory address. <text:s/>In the first case, the adjusted address will be a valid address. <text:s/>In the latter case a program exception is likely if the adjusted address is used.</text:span></text:p>
      <text:h text:style-name="Heading_20_2" text:outline-level="2"><text:bookmark-start text:name="__RefHeading___Toc3047_1807793852"/>Transferring Control<text:bookmark-end text:name="__RefHeading___Toc3047_1807793852"/></text:h>
      <text:p text:style-name="P101"><text:span text:style-name="T81">T</text:span><text:span text:style-name="T94">ransferring control to the relocated program, </text:span><text:span text:style-name="T102">a</text:span><text:span text:style-name="T94"> copy </text:span><text:span text:style-name="T102">in some cases</text:span><text:span text:style-name="T94">, involves three </text:span><text:span text:style-name="T102">actions</text:span><text:span text:style-name="T94">:</text:span></text:p>
      <text:list xml:id="list3343817094" text:style-name="L20">
        <text:list-item>
          <text:p text:style-name="P276">Relocating the contents of certain general registers upon which the <text:span text:style-name="T299">relocated</text:span> program rel<text:span text:style-name="T299">ies </text:span><text:span text:style-name="T309">for addressing purposes</text:span>.</text:p>
        </text:list-item>
        <text:list-item>
          <text:p text:style-name="P276">Determine the relocated entry point from an assembled address.</text:p>
        </text:list-item>
        <text:list-item>
          <text:p text:style-name="P276">Finally, branching into the copy of the program.</text:p>
        </text:list-item>
      </text:list>
      <text:p text:style-name="P100"><text:span text:style-name="T81">The final step transfer</text:span><text:span text:style-name="T105">s</text:span><text:span text:style-name="T81"> control to the relocated program. <text:s/></text:span><text:span text:style-name="T201">RELOCATE</text:span><text:span text:style-name="T82"> relocates the register contents identified by the Transfer Register Mask. <text:s/></text:span><text:span text:style-name="T94">T</text:span><text:span text:style-name="T83">he register used as the base register for the relocation table header, must NOT be relocated. <text:s/>It </text:span><text:span text:style-name="T84">is the responsibility of </text:span><text:span text:style-name="T85">the </text:span><text:span text:style-name="T84">program to load, before transferring, whatever registers are needed during the transfer of control. <text:s/></text:span><text:span text:style-name="T202">RELOCATE</text:span><text:span text:style-name="T84"> leaves the relocated registers in the relocation table header for later use. <text:s/>Any register not present in the Transfer Register Mask retains its contents upon entry to the </text:span><text:span text:style-name="T202">RELOCATE</text:span><text:span text:style-name="T84"> macro. <text:s/>The program must take into consideration how the </text:span><text:span text:style-name="T202">RELOCATE</text:span><text:span text:style-name="T84"> macro is invoked to determine which register contents are meaningful.</text:span></text:p>
      <text:p text:style-name="P118"><text:span text:style-name="T81">A </text:span><text:span text:style-name="T102">technique for transferring control during self-relocation is to relocate the contents of register 14 and the calling program’s base register. <text:s/>This will result in “returning” to the calling program at its new location.</text:span></text:p>
      <text:h text:style-name="Heading_20_3" text:outline-level="3"><text:bookmark-start text:name="__RefHeading___Toc18856_3375400829"/><text:span text:style-name="T172">How</text:span><text:span text:style-name="T80"> to Use RELOCALL MASK Keyword Parameter</text:span><text:bookmark-end text:name="__RefHeading___Toc18856_3375400829"/></text:h>
      <text:p text:style-name="P119"><text:span text:style-name="T80">How </text:span><text:span text:style-name="T200">RELOCATE</text:span><text:span text:style-name="T80"> returns control is dictated by the </text:span><text:span text:style-name="T200">MASK</text:span><text:span text:style-name="T80"> keyword parameter. <text:s/>When a program is placed in storage at a location different than its assembled address </text:span><text:span text:style-name="T106">prior to execution</text:span><text:span text:style-name="T80">, </text:span><text:span text:style-name="T200">RELOCALL</text:span><text:span text:style-name="T80"> already </text:span><text:span text:style-name="T106">resides </text:span><text:span text:style-name="T80">at its new location. <text:s/>General register 14 must not be included in the Transfer Register Mask.</text:span></text:p>
      <text:p text:style-name="P120"><text:span text:style-name="T80">However, if the program is placed in storage at a different location by the program itself, include general register 14 in the Transfer Register Mask. <text:s/></text:span><text:span text:style-name="T200">RELOCATE</text:span><text:span text:style-name="T80"> will in this case transfer control to the new location following </text:span><text:span text:style-name="T200">RELOCALL</text:span><text:span text:style-name="T80">. <text:s/>Including general register 14 in the mask will likely require inclusion of the program’s base register.</text:span></text:p>
      <text:h text:style-name="Heading_20_2" text:outline-level="2"><text:bookmark-start text:name="__RefHeading___Toc3424_1624039489"/><text:soft-page-break/><text:span text:style-name="T84">M</text:span><text:span text:style-name="T80">anaging Control Sections</text:span><text:bookmark-end text:name="__RefHeading___Toc3424_1624039489"/></text:h>
      <text:p text:style-name="P34">The relocation is assembled into its own control section. <text:s/>Each of the macros which construct the relocation table (RTABLE, RTBL, and RTBLEND) will change the current control section to the section which contains the relocation table. <text:s/>What happens at the end of the macro determines the control section that is active in the assembly following the macro’s use.</text:p>
      <text:p text:style-name="P92"><text:span text:style-name="T89">This is managed by the </text:span><text:span text:style-name="T206">RESTORE</text:span><text:span text:style-name="T89"> keyword parameter on these macros. <text:s/>Leaving the </text:span><text:span text:style-name="T206">RESTORE</text:span><text:span text:style-name="T89"> parameter unspecified in all cases does no harm. <text:s/>There will be some unneeded active section changes but the macros will work fine and the assembly will be fine.</text:span></text:p>
      <text:p text:style-name="P40"><text:span text:style-name="T270">If such “clutter” is undesirable, the relocation table macros manage </text:span><text:span text:style-name="T271">the </text:span><text:span text:style-name="T270">active control section. <text:s/></text:span><text:span text:style-name="T271">The remainder of this section discusses how the macros may be used for that purpose.</text:span></text:p>
      <text:p text:style-name="P88"><text:span text:style-name="T200">RTABLE</text:span><text:span text:style-name="T80"> establishes whether the </text:span><text:span text:style-name="T86">current control section will be restored as the active control section upon exit (</text:span><text:span text:style-name="T203">RESTORE=YES</text:span><text:span text:style-name="T86">) or not (</text:span><text:span text:style-name="T203">RESTORE=NO</text:span><text:span text:style-name="T86">). <text:s/>The action specified by </text:span><text:span text:style-name="T203">RTABLE</text:span><text:span text:style-name="T86"> applies to itself and the other relocation table macros until the other macros change it.</text:span></text:p>
      <text:p text:style-name="P89"><text:span text:style-name="T80">The other macros (</text:span><text:span text:style-name="T200">RTBL</text:span><text:span text:style-name="T80"> and </text:span><text:span text:style-name="T200">RTBLEND</text:span><text:span text:style-name="T80">) can only cease the restoration of the control section before the macro is invoked upon entry. <text:s/>The </text:span><text:span text:style-name="T200">RESTORE=STOP</text:span><text:span text:style-name="T80"> parameter causes the </text:span><text:span text:style-name="T99">section </text:span><text:span text:style-name="T80">restoration to cease.</text:span></text:p>
      <text:p text:style-name="P90"><text:span text:style-name="T86">The key determinant in how to code the </text:span><text:span text:style-name="T203">RESTORE</text:span><text:span text:style-name="T86"> parameter is dictated by where these macros reside relative to the addresses being relocated and how they are created. <text:s/>Addresses created with macro sensitive labels (those created by using the macro system variable </text:span><text:span text:style-name="T203">&amp;SYSNDX</text:span><text:span text:style-name="T86">) will have to be defined for relocation within the macro because that is the only place that knows the value of </text:span><text:span text:style-name="T203">&amp;SYSNDX</text:span><text:span text:style-name="T86"> used in the label’s creation.</text:span></text:p>
      <text:p text:style-name="P91"><text:span text:style-name="T86">T</text:span><text:span text:style-name="T87">he sequence of the relocation table macros is fixed. <text:s/></text:span><text:span text:style-name="T204">RTABLE</text:span><text:span text:style-name="T87"> must be used before any of the other macros. <text:s/>The existence of addresses that require relocation (particularly those created within macros) within the assembly will push the </text:span><text:span text:style-name="T204">RTABLE</text:span><text:span text:style-name="T87"> forward in the assembly. <text:s/></text:span><text:span text:style-name="T204">RTBL</text:span><text:span text:style-name="T87">, the creator of individual entries, can then occur wherever it is needed, following the </text:span><text:span text:style-name="T204">RTABLE</text:span><text:span text:style-name="T87"> macro. <text:s/>In this case where the relocation table is mixed in the assembly, </text:span><text:span text:style-name="T204">RTABLE</text:span><text:span text:style-name="T87"> </text:span><text:span text:style-name="T204">RESTORE=YES</text:span><text:span text:style-name="T87">, the default, should be used and </text:span><text:span text:style-name="T204">RTBL</text:span><text:span text:style-name="T87"> should omit the use of the </text:span><text:span text:style-name="T204">RESTORE</text:span><text:span text:style-name="T87"> parameter.</text:span></text:p>
      <text:p text:style-name="P91"><text:span text:style-name="T87">For address constants with predictable labels, they can be identified for relocation near the end of the assembly. <text:s/>These can be collected together </text:span><text:span text:style-name="T99">in the source</text:span><text:span text:style-name="T87">. <text:s/></text:span><text:span text:style-name="T88">The first RTBL macro that identifies an address in this situation can specify </text:span><text:span text:style-name="T205">RTBL</text:span><text:span text:style-name="T88"> </text:span><text:span text:style-name="T205">RESTORE=STOP</text:span><text:span text:style-name="T88">. <text:s/>When </text:span><text:span text:style-name="T205">RESTORE=STOP</text:span><text:span text:style-name="T88"> is specified, that macro and all succeeding relocation macros (</text:span><text:span text:style-name="T206">RTBL</text:span><text:span text:style-name="T89"> and </text:span><text:span text:style-name="T206">RTB</text:span><text:span text:style-name="T210">L</text:span><text:span text:style-name="T206">END</text:span><text:span text:style-name="T89">) will leave the active control section the one that contains the relocation entries.</text:span></text:p>
      <text:p text:style-name="P92"><text:soft-page-break/><text:span text:style-name="T89">Leaving the </text:span><text:span text:style-name="T206">RESTORE</text:span><text:span text:style-name="T89"> parameter unspecified in all cases does no harm. <text:s/>There will be some unneeded active section changes but the macros will work fine </text:span><text:span text:style-name="T99">and the program will correctly assemble. <text:s/>If in doubt, do not specify the </text:span><text:span text:style-name="T210">RESTORE</text:span><text:span text:style-name="T99"> keyword parameter.</text:span></text:p>
      <text:h text:style-name="Heading_20_2" text:outline-level="2"><text:bookmark-start text:name="__RefHeading___Toc3426_1624039489"/><text:span text:style-name="T89">E</text:span><text:span text:style-name="T80">nabling Relocation Within a Macro</text:span><text:bookmark-end text:name="__RefHeading___Toc3426_1624039489"/></text:h>
      <text:p text:style-name="P93"><text:span text:style-name="T80">There is no need to add a parameter to any macro that should relocate an address it creates during the assembly. <text:s/>Provided </text:span><text:span text:style-name="T200">RTABLE</text:span><text:span text:style-name="T80"> has already been used in the assembly, a global binary variable is defined that indicates creation of the relocation table has started. <text:s/>A macro that needs to allow relocation to occur when present can use this global variable to determine when an </text:span><text:span text:style-name="T200">RTBL</text:span><text:span text:style-name="T80"> macro should be used to create a relocation table entry.</text:span></text:p>
      <text:p text:style-name="P35">Use the following statement within a macro to test when RTBL is needed:</text:p>
      <text:p text:style-name="P244"><text:s text:c="10"/>GBLB &amp;RELSTRT</text:p>
      <text:p text:style-name="P140"><text:span text:style-name="T92">If this global variable is True (or 1), the RTBL macro is needed. <text:s/>Code similar to this will create a relocation table entry for the address constant </text:span><text:span text:style-name="T93">when a relocation table is being constructed by the assembly.</text:span></text:p>
      <text:p text:style-name="P248"><text:s text:c="10"/><text:span text:style-name="T272">AIF <text:s text:c="2"/>(NOT &amp;RELSTRT).NORELO</text:span></text:p>
      <text:p text:style-name="P248"><text:s text:c="10"/><text:span text:style-name="T272">RTBL <text:s/>addr,…</text:span></text:p>
      <text:p text:style-name="P248">.<text:span text:style-name="T272">NORELO <text:s text:c="2"/>ANOP</text:span></text:p>
      <text:p text:style-name="P65"/>
      <text:p text:style-name="P58">This test will be false until the RTABLE macro is used within the assembly. <text:s/>RTABLE must precede any macro that relies upon it to know when a relocation table entry must be created.</text:p>
      <text:p text:style-name="P59">Unless explicitly stated, SATK macros do <text:span text:style-name="T254">not</text:span> support relocation by means of the macros described in this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1dc1fc" officeooo:paragraph-rsid="001dc1fc" style:font-size-asian="12.25pt" style:font-size-complex="14pt"/>
    </style:style>
    <style:style style:name="MP2" style:family="paragraph" style:parent-style-name="Footer">
      <style:paragraph-properties fo:text-align="center" style:justify-single-word="false"/>
      <style:text-properties style:font-name="Liberation Sans" fo:font-size="11pt" officeooo:rsid="001ece1a" officeooo:paragraph-rsid="001ece1a" style:font-size-asian="9.60000038146973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gram Relocation</text:p>
      </style:header>
      <style:footer>
        <text:p text:style-name="MP2">Page <text:page-number text:select-page="current">16</text:page-number><text:s/>of <text:page-count>2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15:46:55.460447742</meta:creation-date>
    <meta:generator>LibreOffice/6.4.7.2$Linux_X86_64 LibreOffice_project/40$Build-2</meta:generator>
    <dc:date>2021-05-18T10:53:37.974397530</dc:date>
    <meta:editing-duration>P2DT3H22M26S</meta:editing-duration>
    <meta:editing-cycles>273</meta:editing-cycles>
    <meta:document-statistic meta:table-count="9" meta:image-count="0" meta:object-count="0" meta:page-count="24" meta:paragraph-count="487" meta:word-count="6400" meta:character-count="40284" meta:non-whitespace-character-count="33954"/>
  </office:meta>
</office:document-meta>
</file>